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67.35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60.41pt"/>
    </style:style>
    <style:style style:name="co5" style:family="table-column">
      <style:table-column-properties fo:break-before="auto" style:column-width="42.69pt"/>
    </style:style>
    <style:style style:name="co6" style:family="table-column">
      <style:table-column-properties fo:break-before="auto" style:column-width="45.84pt"/>
    </style:style>
    <style:style style:name="co7" style:family="table-column">
      <style:table-column-properties fo:break-before="auto" style:column-width="41.05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26.45pt"/>
    </style:style>
    <style:style style:name="co10" style:family="table-column">
      <style:table-column-properties fo:break-before="auto" style:column-width="46.66pt"/>
    </style:style>
    <style:style style:name="co11" style:family="table-column">
      <style:table-column-properties fo:break-before="auto" style:column-width="60.35pt"/>
    </style:style>
    <style:style style:name="co12" style:family="table-column">
      <style:table-column-properties fo:break-before="auto" style:column-width="33.99pt"/>
    </style:style>
    <style:style style:name="co13" style:family="table-column">
      <style:table-column-properties fo:break-before="auto" style:column-width="46.54pt"/>
    </style:style>
    <style:style style:name="co14" style:family="table-column">
      <style:table-column-properties fo:break-before="auto" style:column-width="45.01pt"/>
    </style:style>
    <style:style style:name="co15" style:family="table-column">
      <style:table-column-properties fo:break-before="auto" style:column-width="37.3pt"/>
    </style:style>
    <style:style style:name="co16" style:family="table-column">
      <style:table-column-properties fo:break-before="auto" style:column-width="51.14pt"/>
    </style:style>
    <style:style style:name="co17" style:family="table-column">
      <style:table-column-properties fo:break-before="auto" style:column-width="23.41pt"/>
    </style:style>
    <style:style style:name="co18" style:family="table-column">
      <style:table-column-properties fo:break-before="auto" style:column-width="41.16pt"/>
    </style:style>
    <style:style style:name="co19" style:family="table-column">
      <style:table-column-properties fo:break-before="auto" style:column-width="15.65pt"/>
    </style:style>
    <style:style style:name="co20" style:family="table-column">
      <style:table-column-properties fo:break-before="auto" style:column-width="14.91pt"/>
    </style:style>
    <style:style style:name="co21" style:family="table-column">
      <style:table-column-properties fo:break-before="auto" style:column-width="20.3pt"/>
    </style:style>
    <style:style style:name="co22" style:family="table-column">
      <style:table-column-properties fo:break-before="auto" style:column-width="16.44pt"/>
    </style:style>
    <style:style style:name="co23" style:family="table-column">
      <style:table-column-properties fo:break-before="auto" style:column-width="1691.49pt"/>
    </style:style>
    <style:style style:name="co24" style:family="table-column">
      <style:table-column-properties fo:break-before="auto" style:column-width="138.39pt"/>
    </style:style>
    <style:style style:name="co2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paragraph-properties style:writing-mode="rl-tb"/>
    </style:style>
    <style:style style:name="ce3" style:family="table-cell" style:parent-style-name="Default">
      <style:paragraph-properties style:writing-mode="rl-tb"/>
      <style:text-properties fo:font-size="12pt"/>
    </style:style>
    <style:style style:name="ce4" style:family="table-cell" style:parent-style-name="Default">
      <style:text-properties style:font-name="Liberation Sans" style:font-name-asian="Droid Sans Fallback" style:font-name-complex="DejaVu Sans"/>
    </style:style>
  </office:automatic-styles>
  <office:body>
    <office:spreadsheet>
      <table:calculation-settings table:automatic-find-labels="false"/>
      <table:table table:name="mansoub5_fina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#رقم</text:p>
          </table:table-cell>
          <table:table-cell office:value-type="string" calcext:value-type="string">
            <text:p>مشكول</text:p>
          </table:table-cell>
          <table:table-cell office:value-type="string" calcext:value-type="string">
            <text:p>غير مشكول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وزن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الأصل</text:p>
          </table:table-cell>
          <table:table-cell office:value-type="string" calcext:value-type="string">
            <text:p>معرفة</text:p>
          </table:table-cell>
          <table:table-cell office:value-type="string" calcext:value-type="string">
            <text:p>جنس</text:p>
          </table:table-cell>
          <table:table-cell office:value-type="string" calcext:value-type="string">
            <text:p>مؤنثه</text:p>
          </table:table-cell>
          <table:table-cell office:value-type="string" calcext:value-type="string">
            <text:p>مذكره</text:p>
          </table:table-cell>
          <table:table-cell office:value-type="string" calcext:value-type="string">
            <text:p>عدد</text:p>
          </table:table-cell>
          <table:table-cell office:value-type="string" calcext:value-type="string">
            <text:p>الجمع</text:p>
          </table:table-cell>
          <table:table-cell office:value-type="string" calcext:value-type="string">
            <text:p>مفرد</text:p>
          </table:table-cell>
          <table:table-cell office:value-type="string" calcext:value-type="string">
            <text:p>التأنيث</text:p>
          </table:table-cell>
          <table:table-cell office:value-type="string" calcext:value-type="string">
            <text:p>التثنية</text:p>
          </table:table-cell>
          <table:table-cell office:value-type="string" calcext:value-type="string">
            <text:p>ج, مؤ, س,</text:p>
          </table:table-cell>
          <table:table-cell office:value-type="string" calcext:value-type="string">
            <text:p>ج, مذ, س,</text:p>
          </table:table-cell>
          <table:table-cell office:value-type="string" calcext:value-type="string">
            <text:p>المنقوص</text:p>
          </table:table-cell>
          <table:table-cell office:value-type="string" calcext:value-type="string">
            <text:p>تنوين النصب</text:p>
          </table:table-cell>
          <table:table-cell office:value-type="string" calcext:value-type="string">
            <text:p>نسب</text:p>
          </table:table-cell>
          <table:table-cell office:value-type="string" calcext:value-type="string">
            <text:p>إض, لف,</text:p>
          </table:table-cell>
          <table:table-cell office:value-type="string" calcext:value-type="string">
            <text:p>ـو</text:p>
          </table:table-cell>
          <table:table-cell office:value-type="string" calcext:value-type="string">
            <text:p>ك</text:p>
          </table:table-cell>
          <table:table-cell office:value-type="string" calcext:value-type="string">
            <text:p>كال</text:p>
          </table:table-cell>
          <table:table-cell office:value-type="string" calcext:value-type="string">
            <text:p>ها</text:p>
          </table:table-cell>
          <table:table-cell office:value-type="string" calcext:value-type="string">
            <text:p>هم</text:p>
          </table:table-cell>
          <table:table-cell office:value-type="string" calcext:value-type="string">
            <text:p>تنوين النصب للجمع</text:p>
          </table:table-cell>
          <table:table-cell office:value-type="string" calcext:value-type="string">
            <text:p>شرح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ذِمِّيٌّ</text:p>
          </table:table-cell>
          <table:table-cell/>
          <table:table-cell office:value-type="string" calcext:value-type="string">
            <text:p>ذمم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ذِمّة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"رَجُلٌ ذِمِّيٌّ" : الَّذِي أُعْطِيَ الذِّمَّةَ، أَيْ أُعْطِيَ الع</text:p>
          </table:table-cell>
          <table:table-cell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نَاصِرِيٌّ</text:p>
          </table:table-cell>
          <table:table-cell/>
          <table:table-cell office:value-type="string" calcext:value-type="string">
            <text:p>نصر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نَاصِر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1.(مَنْسُوبٌ إِلَى مَدِينَةِ النَّاصِرَةِ بِفِلِسْطِينَ) : يَسُوعُ النَّاصِرِيُّ. 2."نَاصِرِيٌّ": الْمُعْتَنِقُ لآرَاءِ وَأَفْكَارِ الرَّئِيسِ الْمِصْرِيِّ الرَّاحِلِ جَمَالِ عَبْدِ النَّاصِرِ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مِيكَانِيكِيٌّ</text:p>
          </table:table-cell>
          <table:table-cell/>
          <table:table-cell office:value-type="string" calcext:value-type="string">
            <text:p>ميكانيكي</text:p>
          </table:table-cell>
          <table:table-cell table:number-columns-repeated="2"/>
          <table:table-cell office:value-type="string" calcext:value-type="string">
            <text:p>مِيكَانِيكَ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. ن. مِيكَانِيٌّ.</text:p>
          </table:table-cell>
          <table:table-cell/>
        </table:table-row>
        <table:table-row table:style-name="ro1" table:number-rows-repeated="82">
          <table:table-cell table:number-columns-repeated="30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عَفْوِيٌّ</text:p>
          </table:table-cell>
          <table:table-cell/>
          <table:table-cell office:value-type="string" calcext:value-type="string">
            <text:p>عفو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عَفْو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فْوِيٌّ-عَفْوِيٌّ، ةٌ [ع ف و] (مُتَعَلِّقٌ بِالعَفْوِ). "عَمَلٌ عَفْـوِيٌّ" : تِلْقَائِيٌّ، أَيْ دُونَ إِعْمَالِ الفِكْرِ. "إِشَارَةٌ عَفْوِيَّةٌ" "حَرَكَةٌ عَفْوِيَّةٌ".</text:p>
          </table:table-cell>
          <table:table-cell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بُؤْر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ُؤْرَة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number-rows-repeated="37">
          <table:table-cell table:number-columns-repeated="30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ابتداع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ابْتِدَاع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ابداع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إِبْدَاع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حَنِيفيٌّ</text:p>
          </table:table-cell>
          <table:table-cell/>
          <table:table-cell office:value-type="string" calcext:value-type="string">
            <text:p>حنف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أبِي حَنِيفَةَ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أحْنَاف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مَنْسُوبٌ إلَى أبِي حَنِيفَةَ). 1."كَانَ حَنِيفِيّاً فِي مَسْلَكِهِ وَمَذْهَبِهِ" : تَابِعاً لِمَذْهَبِ أبِي حَنِيفَةَ. 2. "الْمَذْهَبُ الحَنِيفِيُّ": مِنَ الْمَذَاهِبِ الأرْبَعةِ فِي الإسْلامِ.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إِجْبَارِيٌّ</text:p>
          </table:table-cell>
          <table:table-cell/>
          <table:table-cell office:value-type="string" calcext:value-type="string">
            <text:p>جبر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إِجْبار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إِجْبَارِيٌّ-إِجْبَارِيٌّ، ةٌ [ج ب ر] (مَنْسُوبٌ إِلَى إِجْبار). 1."لَمْ يَكُنِ الحُضُورُ إِجْبَارِيّاً" :</text:p>
          </table:table-cell>
          <table:table-cell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آدَمِيٌّ</text:p>
          </table:table-cell>
          <table:table-cell/>
          <table:table-cell office:value-type="string" calcext:value-type="string">
            <text:p>آدم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آدَمُ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آدَمِيٌّ-آدَمِيٌّ، ةٌ (مَنْسوبٌ إِلَى آدَمَ). وَتَعْنِي كَذَلِكَ الإنْسَانَ : 1."رَجُلٌ آدَمِيٌّ" : إِنْسَانِيٌّ، لَطِيفٌ، ذُو أخْلاَقٍ. مَا مَلأَ الآدَمِيُّ وِعَاءً شَرّاً مِنْ بَطْنٍ، حَسْبُ الآدَمِيِّ لُقَيْمَاتٌ يُقِمْنَ صُلْبَهُ (حديث) . 2."أدْرَكْتُ أنَّ الحُجْرَةَ مَمْلُوءةً بِالآدَمِيِّينَ" : بالنَّاسِ.</text:p>
          </table:table-cell>
          <table:table-cell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أُسْترالِيّ</text:p>
          </table:table-cell>
          <table:table-cell/>
          <table:table-cell office:value-type="string" calcext:value-type="string">
            <text:p>أسترال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أُسْتُرالْيَ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 (منسوب إلى أُسْتُرالْيَا).</text:p>
          </table:table-cell>
          <table:table-cell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إفْرِيقِيٌّ</text:p>
          </table:table-cell>
          <table:table-cell/>
          <table:table-cell office:value-type="string" calcext:value-type="string">
            <text:p>إفريق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إِفْرِيقِي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وبٌ إلى إِفْرِيقِيا).</text:p>
          </table:table-cell>
          <table:table-cell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إِبَاحِيٌّ</text:p>
          </table:table-cell>
          <table:table-cell/>
          <table:table-cell office:value-type="string" calcext:value-type="string">
            <text:p>بوح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بَاح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إِبَاحِيٌّ-إِبَاحِيٌّ، ةٌ [ب و ح] (مَنْسُوبٌ إِلَى الإبَاحَةِ). 1."رَجُل إِبَاحِيٌّ" : الْمُتَحَلِّلُ عَنْ كُلِّ وَازِعٍ خُلُقِيٍّ، فَلا يَتَوَرَّعُ عَن القِيَام بِأعْمَالٍ مُنَافِيةٍ لِلأخْلاَقِ. 2."يَعِيشُ فِي إِبَاحِيَّةٍ" : فِي فَوْضىً وَلاَ يَتَقَيَّدُ بِالسُّلُوكِ وَالقَانُونِ وَالقَوَاعِدِ الأخْلاَقِيَّةِ.</text:p>
          </table:table-cell>
          <table:table-cell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اِبْتِدَائِيٌّ</text:p>
          </table:table-cell>
          <table:table-cell/>
          <table:table-cell office:value-type="string" calcext:value-type="string">
            <text:p>بدأ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بْتِد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اِبْتِدَائِيٌّ-اِبْتِدَائِيٌّ، ةٌ [ب د أ] (مَنْسُوبٌ إِلَى الابْتِدَاءِ). 1."التَّعْلِيمُ الابْتِدَائِيُّ" : التَّعْلِيمُ الأَوَّلِيُّ فِي الْمَرْحَلَةِ الأولَى مِنَ التَّعْلِيمِ. 2."حَكَمَتْ عَلَيْهِ الْمَحْكَمَةُ الابْتِدَائِيَّةُ" : مَحْكَمَةُ القَضَايَا الجُنْحِيَّةِ.</text:p>
          </table:table-cell>
          <table:table-cell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إبراز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براز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اِجْتِمَاعِيّ</text:p>
          </table:table-cell>
          <table:table-cell/>
          <table:table-cell office:value-type="string" calcext:value-type="string">
            <text:p>جم.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جْتِمَا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اِجْتِمَاعِيّ-اِجْتِمَاعِيّ، ةٌ [ج م. ع] (مَنْسُوبٌ إِلَى الاجْتِمَاعِ). 1."هُوَ اجْتِمَاعِيٌّ بِطَبْعِهِ" : لَهُ فِطْرَةٌ تَمِيلُ إِلَى مُعَاشَرَةِ النَّاسِ فِي الْمُجْتَمَعِ والاخْتِلاَطِ بِهِمْ. "الإِنْسَانُ كَائِن اِجْتِمَاعِيٌّ". 2."يُشَارِكُ فِي كُلِّ نَشَاطٍ اِجْتِمَاعِيٍّ" : فِي كُلِّ نَشَاطٍ يَهْتَمُّ بِشُؤُونِ النَّاسِ وَقَضَايَاهُمْ وَمَشَاغِلِهِمْ. 3."يَسْعَى إِلَى تَوْفِيرِ الْمُسَاوَاةِ الاِجْتِمَاعِيَّةِ بَيْنَ النَّاسِ" </text:p>
          </table:table-cell>
          <table:table-cell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إجْرَائيٌّ</text:p>
          </table:table-cell>
          <table:table-cell/>
          <table:table-cell office:value-type="string" calcext:value-type="string">
            <text:p>جر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جْر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إجْرَائيٌّ-إجْرَائيٌّ، ةٌ [ج ر ي] (مَنْسُوبٌ إِلَى الإجْرَاءِ). "قَانُونٌ </text:p>
          </table:table-cell>
          <table:table-cell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إجْرَاِمِيٌّ</text:p>
          </table:table-cell>
          <table:table-cell/>
          <table:table-cell office:value-type="string" calcext:value-type="string">
            <text:p>جر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ِجْرَا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إجْرَاِمِيٌّ-إجْرَاِمِيٌّ، ةٌ [ج ر م] (مَنْسُوبٌ إلَى الإِجْرَامِ). "قَامَ بِعَمَلٍ إِجْرَ</text:p>
          </table:table-cell>
          <table:table-cell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اِحْتِيَاطِيٌّ</text:p>
          </table:table-cell>
          <table:table-cell/>
          <table:table-cell office:value-type="string" calcext:value-type="string">
            <text:p>حوط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حْتِيَاط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اِحْتِيَاطِيٌّ-اِحْتِيَاطِيٌّ، ةٌ [ح و ط] (مَنْسُوبٌ إلَى الاحْتِيَاطِ). 1."شَارَكتِ القُوَّاتُ الاِحْتِيَاطِيَّةُ في العَمَلِيَّةِ" : قُوَّاتٌ مِنَ الجَيْشِ يُحْتَفَظُ بِهَا عِنْدَ الحَاجَةِ لإِرْسَالِهَا إِلَى الجَبْهَةِ أوْ لِلإِنْقَاذِ فِي حَالَةِ الطَّوَارِىءِ. 2. "اِتَّخَذَتِ الحُكُومَةُ تَدَابِيرَ اِحْتِيَاطِيَّةً" : تَدَابِيرَ اجْتِنَاباً لِمَا قَدْ يَحْدُثُ مِنْ شَرٍّ أَوْ مَكْرُوهٍ. 3. "لِكُلِّ سَيَّارَةٍ إِطَارٌ اِحْتِيَاطِيٌّ" : عَجَلَةٌ تُوضَعُ فِي مُسْتَوْدَعِ السَّ</text:p>
          </table:table-cell>
          <table:table-cell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إِدَارِيٌّ</text:p>
          </table:table-cell>
          <table:table-cell/>
          <table:table-cell office:value-type="string" calcext:value-type="string">
            <text:p>دو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ِدَار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إِدَارِيٌّ-إِدَارِيٌّ، ةٌ [د و ر] (مَنْسوبٌ إلَى الإِدَارَةِ). 1. "رَجُل إِدَارِيٌّ": مَنْ يَشْتَغِلُ فِي الإِدَارَةِ وَيُتْقِنُ أعْمالَ سَيْرِهَا. 2."بَعَثَ بِرِسالَةٍ حَسَبَ السّ</text:p>
          </table:table-cell>
          <table:table-cell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أُرْجُوَانِيٌّ</text:p>
          </table:table-cell>
          <table:table-cell/>
          <table:table-cell office:value-type="string" calcext:value-type="string">
            <text:p>أرجوا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رْجُوَ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ُرْجُوَانِيٌّ-أُرْجُوَانِيٌّ، ةٌ (مَنْسُوبٌ إِلَى الأرْجُوَانِ). "أَحْمَرُ أُرْجُوَانِيٌّ": أَحْمَرُ قَانٍ.</text:p>
          </table:table-cell>
          <table:table-cell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أُرْدُنِيٌّ</text:p>
          </table:table-cell>
          <table:table-cell/>
          <table:table-cell office:value-type="string" calcext:value-type="string">
            <text:p>أرد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ُرْدُ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وبٌ إِلى الأُرْدُنِ).</text:p>
          </table:table-cell>
          <table:table-cell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أَرِسْتُقْرَاطِيٌّ</text:p>
          </table:table-cell>
          <table:table-cell/>
          <table:table-cell office:value-type="string" calcext:value-type="string">
            <text:p>أرستقراط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َرِسْتُقْرَاط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وبٌ إلى الأَرِسْتُقْرَاطِيَّةِ). "أَرِسْتُقْرَاطِيٌّ بِطَبْعِهِ وَسُلُوكِهِ" : شَخْصٌ مِنَ الطَّبَقَةِ العُلْيَا فِي الْمُجْتَمَعِ أَوْ مِنَ الأَشْرَافِ ذَوِي السُّلْطَةِ وَالْجَاهِ.</text:p>
          </table:table-cell>
          <table:table-cell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أَرْضِيٌّ</text:p>
          </table:table-cell>
          <table:table-cell/>
          <table:table-cell office:value-type="string" calcext:value-type="string">
            <text:p>أرض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َرْض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أَرْضِيٌّ-أَرْضِيٌّ [أ ر ض] (مَنْسُوبٌ إِلَى الأَرْضِ). 1."يَسْكُنُ فِي الطَّابَقِ الأَرْضِيِّ" : الطَّابَقُ السُّفْلِيُّ. 2."أَرْضِيٌّ شَوْكِيٌّ" (نب).: بَقْلٌ أَخْضَرُ اللَّوْنِ مِنَ الْمُرَكَّبَاتِ الأُنْبُوبِيَّةِ الزَّهْرِ، يُسْلَقُ وَيُطْبَخُ، وَيُعْرَفُ أَيْضاً بِالخَرْشُوفِ.</text:p>
          </table:table-cell>
          <table:table-cell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إِرْهَابِيٌّ</text:p>
          </table:table-cell>
          <table:table-cell/>
          <table:table-cell office:value-type="string" calcext:value-type="string">
            <text:p>ره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ِرْهَا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إِرْهَابِ). "رَجُلٌ إِرْهَابِيٌّ" : مَنْ يَلْجَأُ إِلَى مُمَارَسَةِ الإِرْهَابِ بِالقَتْلِ أَوِ التَّخْرِيبِ أَوْ إِلْقَاءِ القَنَابِلِ وَالْمُتَفَجِّرَاتِ فِي أََمَاكِنَ عُمُومِيَّةٍ أَوْ خَاصَّةٍ.</text:p>
          </table:table-cell>
          <table:table-cell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أَزَلِيٌّ</text:p>
          </table:table-cell>
          <table:table-cell/>
          <table:table-cell office:value-type="string" calcext:value-type="string">
            <text:p>أز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زَ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أَزَلِيٌّ-أَزَلِيٌّ ، ةٌ [أ ز ل] (منسُوبٌ إِلَى الأزَلِ). "اللَّهُ أَزَلِيٌّ فِي مَلَكُوتِهِ" : الخَالِدُ الدَّائِمُ الوُجُودِ لاَ بَدْءَ لَهُ.</text:p>
          </table:table-cell>
          <table:table-cell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أَسَاسِيٌّ</text:p>
          </table:table-cell>
          <table:table-cell/>
          <table:table-cell office:value-type="string" calcext:value-type="string">
            <text:p>أس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سَاس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أَسَاسِيٌّ-أَسَاسِيٌّ، ةٌ [أ س س] (مَنْسُوبٌ إِلَى الأسَاسِ). 1."وَضَعَ الحَجَرَ الأسَاسِيَّ لِبِنَاءِ مَدْرَسَةٍ جَدِيدَةٍ" : الحَجَرَ الأوَّلَ إِشَارَةً إلى بِدَايَةِ عَمَلِيَّةِ البِنَاءِ. 2."الْمُعْجَمُ أَسَاسِيٌّ لِمَعْرِفَةِ اللُّغَةِ": ضَرُورِيٌّ، رَئِيسِيٌ. 3."لَمْ يَكُنْ ذَلِكَ هُوَ السَّبَبُ الأسَاسِيُّ" : السَّبَبُ الجَوْهَرِيُّ، الرَّئِيسِيُّ.</text:p>
          </table:table-cell>
          <table:table-cell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أُسْبُوعِيٌّ</text:p>
          </table:table-cell>
          <table:table-cell/>
          <table:table-cell office:value-type="string" calcext:value-type="string">
            <text:p>سب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ُسْبُو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ُسْبُوعِيٌّ-أُسْبُوعِيٌّ، ةٌ [س ب ع] (مَنْسُوبٌ إِلَى الأُسْبُوعِ). 1."يَأْتِي لِزِيَارَتِنَا أُسْبُوعِيّاً" : مَرَّةً فِي كُلِّ أُسْبُوعٍ. 2."جَرِيدَةٌ أُسْبُوعِيَّةٌ" : تَصْدُرُ مَرَّةً فِي كُلِّ أسبُوعٍ.</text:p>
          </table:table-cell>
          <table:table-cell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اِسْتِبْدَادِيٌّ</text:p>
          </table:table-cell>
          <table:table-cell/>
          <table:table-cell office:value-type="string" calcext:value-type="string">
            <text:p>بد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سْتِبْدَا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اِسْتِبْدَادِيٌّ-اِسْتِبْدَادِيٌّ، ةٌ [ب د د] (مَنْسُوبٌ إِلَى الاسْتِبْدَادِ). "حُكْمٌ اِسْتِبْدَادِيٌّ" : تَعَسُّفِيٌّ، ظَالِمٌ، عُدْوَانِيٌّ.</text:p>
          </table:table-cell>
          <table:table-cell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اِسْتِثْنَائِيٌ</text:p>
          </table:table-cell>
          <table:table-cell/>
          <table:table-cell office:value-type="string" calcext:value-type="string">
            <text:p>ث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ِسْتِثْن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اِسْتِثْنَائِيٌ-اِسْتِثْنَائِيٌ، ةٌ (مَنْسُوبٌ إِلَى الاِسْتِثْنَاءِ) [ث ن ي]. 1."اِنْعَقَدَتْ جَلْسَةٌ اِسْتِثْنَائِيَّةٌ" : جَلْسَةٌ طَارِئَةٌ. 2."تَعِيشُ البِلاَدُ حَالَةً اسْتِثْنَائِيَّةً" : حَالَةً حَرِجَةً، حَالَةَ الطَّوَارىءِ.</text:p>
          </table:table-cell>
          <table:table-cell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إِسْترَاتِيجِيٌّ</text:p>
          </table:table-cell>
          <table:table-cell/>
          <table:table-cell office:value-type="string" calcext:value-type="string">
            <text:p>إستراتيج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ِسْتِرَاتِج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إِسْترَاتِيجِيٌّ-إِسْترَاتِيجِيٌّ، ةٌ (مَنْسُوبٌ إلى الإِسْتِرَاتِجِيَّةِ). 1."اِسْتَوْلَى الجَيْشُ عَلى مَوْقِعٍ إِسْتْرَاتِيجِيٍّ" : عَلَى مَوْقِعٍ هَامٍّ يُشْرِفُ عَلَى مَنَاطِقَ مُتَعَدِّدَةٍ، لَهُ أَهَمِّيَّةٌ مِنَ النَّاحِيَةِ الحَرْبِيَّةِ. 2."مَرْكَزٌ إِسْتَرَاتِجِيٌّ مِنَ النَّاحِيَةِ التِّجَارِيَّةِ" : لَهُ أَهَمِّيَّةٌ كُبْرَى.</text:p>
          </table:table-cell>
          <table:table-cell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اِسْتِنْساخِيٌّ</text:p>
          </table:table-cell>
          <table:table-cell/>
          <table:table-cell office:value-type="string" calcext:value-type="string">
            <text:p>نسخ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سْتِنْساخ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اِسْتِنْساخِيٌّ-اِسْتِنْساخِيٌّ، ةٌ [ن س خ] (مَنْسوبٌ إلى الاسْتِنْساخِ). "آلَةٌ اِسْتِنْساخِيَّةٌ": آلَةٌ تَقومُ بِالتَّصْوِيرِ الآلِيِّ لِلصَّفَحاتِ وَغِيْرِها.</text:p>
          </table:table-cell>
          <table:table-cell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أُسْقُفِي</text:p>
          </table:table-cell>
          <table:table-cell/>
          <table:table-cell office:value-type="string" calcext:value-type="string">
            <text:p>أسقفية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ُسْقُ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ُسْقُفِيَّةٌ-أُسْقُفِيَّةٌ (مَنْسوبٌ إلى الأُسْقُفِ).: دَرَجةُ الأُسْقُفِ.</text:p>
          </table:table-cell>
          <table:table-cell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اِشْتِراكِيٌّ</text:p>
          </table:table-cell>
          <table:table-cell/>
          <table:table-cell office:value-type="string" calcext:value-type="string">
            <text:p>شرك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شْتِراك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اِشْتِراكِيٌّ-اِشْتِراكِيٌّ، ةٌ [ش ر ك] (مَنْسوبٌ إلى الاشْتِراكِيَّةِ). 1."رَجُلٌ اِشْتِراكِيٌّ": يَعْتَقِدُ في مَذْهَبِ الاشْتِراكِيَّةِ. 2."بَلَدٌ اِشْتِراكِيٌّ": بَلَدٌ يُطَبِّقُ مَذْهَبَ الاشْتِراكِيَّةِ.</text:p>
          </table:table-cell>
          <table:table-cell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اِصْطِناعِيٌّ</text:p>
          </table:table-cell>
          <table:table-cell/>
          <table:table-cell office:value-type="string" calcext:value-type="string">
            <text:p>صن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صْطِنا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اِصْطِناعِيٌّ-اِصْطِناعِيٌّ، ةٌ [ص ن ع] (مَنْسوبٌ إلى الاصْطِناعِ). "وَرْدٌ اِصْطِناعِيٌّ" : مَصْنوعٌ ومُقَلِّدٌ لِلْوَرْدِ الطَّبِيعِيِّ. "فاكِهَةٌ اِصْطِناعِيَّةٌ" "قَمَرٌ اِصْطِناعِيٌّ".</text:p>
          </table:table-cell>
          <table:table-cell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أَصْلِيٌّ</text:p>
          </table:table-cell>
          <table:table-cell/>
          <table:table-cell office:value-type="string" calcext:value-type="string">
            <text:p>أص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صْ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وبٌ إلى الأصْلِ). 1."سُكَّانٌ أَصْلِيُّونَ" : أَيْ مِنْ نَسَبٍ وأَرُومَةٍ واحِدَةٍ. 2."العَدَدُ الأصْلِيُّ": هُوَ ما دَلَّ على كَمِّيَّةِ الأشْياءِ الْمَعْدودَةِ. 3."نُسْخَةٌ أَصْلِيَّةٌ": النُّسْخَةُ الأُولَى. 4."الجِهاتُ الأصْلِيَّةُ": الجِهاتُ الأرْبَعُ الرَّئِيسِيَّةُ : الشَّمالُ والجَنوبُ والشَّرْقُ والغَرْبُ.</text:p>
          </table:table-cell>
          <table:table-cell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اِعْتِباطِيٌّ</text:p>
          </table:table-cell>
          <table:table-cell/>
          <table:table-cell office:value-type="string" calcext:value-type="string">
            <text:p>عبط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عْتِباط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اِعْتِباطِيٌّ-اِعْتِباطِيٌّ، ةٌ [ع ب ط] (مَنْسوبٌ إلى الاعْتِباطِ). "عَمَلٌ اِعْتِباطِيٌّ" : عَمَلٌ لَيْسَ بِذِي عِلَّةٍ، عَشْوائِيٌّ.</text:p>
          </table:table-cell>
          <table:table-cell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أعْرَابِيٌّ</text:p>
          </table:table-cell>
          <table:table-cell/>
          <table:table-cell office:value-type="string" calcext:value-type="string">
            <text:p>عر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عْرَا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عْرَابِيٌّ-أعْرَابِيٌّ، ةٌ [ع ر ب] (مَنْسُوبٌ إلَى الأعْرَابِ). "كانَ أعْرَابِيّاً مِنْ بَنِي هِلالٍ" : مِنْ سُكَّانِ بَادِيَةِ بَنِي هِلاَلٍ.</text:p>
          </table:table-cell>
          <table:table-cell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أُفُقِيٌّ</text:p>
          </table:table-cell>
          <table:table-cell/>
          <table:table-cell office:value-type="string" calcext:value-type="string">
            <text:p>أفق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ُفُق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ُفُقِيٌّ-أُفُقِيٌّ، ةٌ [أ ف ق] (مَنْسُوبٌ إلَى الأُفُقِ). "رَسَمَ خَطّاً أُفُقِيّاً" : هُوَ مَا وَقَعَ عَلَى خَطٍّ عَمُودِيٍّ. "جُدْرانُ البَيْتِ عَمُودِيَّةٌ عَلَيْها سَقْفٌ أُفُقِيٌّ".</text:p>
          </table:table-cell>
          <table:table-cell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اِقْتِصَادِيٌّ</text:p>
          </table:table-cell>
          <table:table-cell/>
          <table:table-cell office:value-type="string" calcext:value-type="string">
            <text:p>قص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قْتِصا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اِقْتِصَادِيٌّ-اِقْتِصَادِيٌّ، ةٌ [ق ص د] (مَنْسُوبٌ إلَى الاقْتِصادِ). "يَتَجَلَّى النَّشَاطُ الاقْتِصادِيُّ لِلْبِلاَدِ فِي مَ</text:p>
          </table:table-cell>
          <table:table-cell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إقْلِيميٌّ</text:p>
          </table:table-cell>
          <table:table-cell/>
          <table:table-cell office:value-type="string" calcext:value-type="string">
            <text:p>قل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قْلِي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إقْلِيميٌّ-إقْلِيميٌّ، ةٌ [ق ل م] (مَنْسُوبٌ إلَى الإقْلِيمِ). 1."هُوَ إقْلِيمِيُّ النَّزْعَةِ" : الْمُتَشَبِّثُ بِإِقْلِيمِهِ. 2."اِجْتَمَعَ الْمَجْلِسُ الإقْلِيميُّ فِي دَوْرَتِهِ العَادِيَةِ لِدِرَاسَةِ مَ</text:p>
          </table:table-cell>
          <table:table-cell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أكَادِيمِيُّ</text:p>
          </table:table-cell>
          <table:table-cell/>
          <table:table-cell office:value-type="string" calcext:value-type="string">
            <text:p>أكاديم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كَادِيم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أكَادِيمِيُّ-أكَادِيمِيُّ، ةٌ (مَنْسُوبٌ إلَى الأكَادِيمِيَّةِ). "عَالِمٌ أكَادِيمِيٌّ": العَالِمُ الْمُهْتَمُّ بِالعُلُومِ حَسَبَ مَنْهَجٍ عِلْمِيٍّ دَقِيقٍ، الْمُنْتَمِي إلَى مُؤَسَّسَةٍ أكَادِيمِيَّةٍ.</text:p>
          </table:table-cell>
          <table:table-cell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آلِيٌّ</text:p>
          </table:table-cell>
          <table:table-cell/>
          <table:table-cell office:value-type="string" calcext:value-type="string">
            <text:p>أو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آل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آلِيٌّ-آلِيٌّ، ةٌ [أ و ل] (مَنْسُوبٌ إِلَى الآلةِ). 1."يَتَحَرَّكُ بِشَكْلٍ آلِيٍّ" : بِشَكْلٍ ذَاتِيٍّ، مِنْ دَاخِلِهِ. 2."ال</text:p>
          </table:table-cell>
          <table:table-cell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إلْزَامِيٌّ</text:p>
          </table:table-cell>
          <table:table-cell/>
          <table:table-cell office:value-type="string" calcext:value-type="string">
            <text:p>لز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ِلْزَا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إلْزَامِيٌّ-إلْزَامِيٌّ، ةٌ [ل ز م] (مَنْسُوبٌ إلَى الإِلْزَامِ). "قَرَّرَتِ الحُكُومَةُ أنْ ي</text:p>
          </table:table-cell>
          <table:table-cell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إلَهِيٌّ</text:p>
          </table:table-cell>
          <table:table-cell/>
          <table:table-cell office:value-type="string" calcext:value-type="string">
            <text:p>أله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له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إلَهِيٌّ-إلَهِيٌّ، ةٌ [أ ل هـ]. مَنْسُوبٌ إلَى الإلهِ. 1."حُكْمٌ إلَهِيٌّ لاَ مَرَدَّ لَهُ" : هَذَا مَا أرَادَهُ الَّلهُ. 2."القُدْرَةُ الإلاَهِيَّةُ" : صِفَةٌ لِذَاتِ الإلاَهِ وَصِفَاتِهِ. 3."الحَقُّ الإلَهِيُّ" : مَا كَانَ يَدَّعِيهِ بَعْضُ مُلُوكِ أُورُوبَّا فِي القُرُونِ الوُسْطَى بِأنَّ حُكْمَهُمْ تَفْوِيضٌ مِنَ الإلَهِ.</text:p>
          </table:table-cell>
          <table:table-cell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أمَامِيٌّ</text:p>
          </table:table-cell>
          <table:table-cell/>
          <table:table-cell office:value-type="string" calcext:value-type="string">
            <text:p>أم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َمَا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مَامِيٌّ-أمَامِيٌّ، ةٌ [أ م م] (مَنْسُوبٌ إلَى الأَمَامِ). "جَلَسَ فِي الصَّفِّ الأَمَامِيِّ" : الأوَّلُ، فِي الْمُقَدِّمَةِ. "جَلَسَ الكِبَارُ فِي الصُّفُوفِ الأمَامِيَّةِ" "فِي الخُطُوطِ الأَمَامِيَّةِ" "وَقَعَ عَطَبٌ فِي العَجَلَتَيْنِ الأمَامِيَّتَيْنِ".</text:p>
          </table:table-cell>
          <table:table-cell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اِنْتِقالِيٌ</text:p>
          </table:table-cell>
          <table:table-cell/>
          <table:table-cell office:value-type="string" calcext:value-type="string">
            <text:p>نق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نْتِقا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اِنْتِقالِيٌ-اِنْتِقالِيٌ، ةٌ [ن ق ل] (مَنْسوبٌ إلى الانْتِقالِ). "مَرْحَلَةٌ اِنْتِقالِيَّةٌ" : مَرْحَلَةٌ غَيْرُ ثابِتَةٍ، تُمَهِّدُ لِمَرْحَلَةٍ قادِمَةٍ. "حُكومَةٌ اِنْتِقالِيَّةٌ".</text:p>
          </table:table-cell>
          <table:table-cell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اِنْتِقامِيٌّ</text:p>
          </table:table-cell>
          <table:table-cell/>
          <table:table-cell office:value-type="string" calcext:value-type="string">
            <text:p>نق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نْتِقا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اِنْتِقامِيٌّ-اِنْتِقامِيٌّ، ةٌ [ن ق م] (مَنْسُوبٌ إلَى الانْتِقامِ)."مَوْقِفٌ اِنْتِقامِيٌّ": مَوْقِفٌ يَصْطَبِغُ بِصِبْغَةِ الانْتِقامِ."أعْمالٌ اِنْتِقامِيَّةٌ".</text:p>
          </table:table-cell>
          <table:table-cell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إِنْسانِيٌّ</text:p>
          </table:table-cell>
          <table:table-cell/>
          <table:table-cell office:value-type="string" calcext:value-type="string">
            <text:p>أن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ِنْس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إِنْسانِيٌّ-إِنْسانِيٌّ، ةٌ [أ ن س] (مَنْسوبٌ إلى الإِنْسانِ). "يَقومُ بِعَمَلٍ إِنْسانِيٍّ" : يَقُومُ بِعَمَلٍ نَموذَجِيٍّ فيهِ الخَيْرُ لِبَني البَشَرِ و</text:p>
          </table:table-cell>
          <table:table-cell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إِنْشائِيٌّ</text:p>
          </table:table-cell>
          <table:table-cell/>
          <table:table-cell office:value-type="string" calcext:value-type="string">
            <text:p>نشأ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ِنْش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إِنْشائِيٌّ-إِنْشائِيٌّ، ةٌ [ن ش أ] (مَنْسوبٌ إلى الإِنْشاءِ). 1."أَنْجَزَ مَوْضوعاً إِنْشائِيّاً" : مَوْضوعاً يَتَضَمَّنُ تَأْليفَ الأفْكارِ وَتَنْسِيقَها تَعْبيرِيّاً. 2."قَرَّرَ الْمَجْلِسُ البَلَدِيُّ القِيامَ بِأَعْمالٍ وَمَشاريعَ إِنْشائِيَّةٍ" : الأَشْغالُ العُمومِيَّةُ والعُمْرانِيَّةُ مِثْلُ إِصْلاحِ الطُّرُقِ وَشَقِّها والتَّرْميمِ وَأَعْمالِ الرَّيِّ، إلخ</text:p>
          </table:table-cell>
          <table:table-cell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اِنْفِصالِيٌّ</text:p>
          </table:table-cell>
          <table:table-cell/>
          <table:table-cell office:value-type="string" calcext:value-type="string">
            <text:p>فص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نْفِصا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وبٌ إلى الانْفِصالِ). "حَرَكَةٌ اِنْفِصالِيَّةٌ أَرادَتِ الْمَسَّ بِوَحْدَةِ الوَطَنِ بِالانْفِصالِ عَنْهُ، يَقودُها انْفِصالِيٌّ مُسَخَّرٌ وَراءهُ انْفِصالِيُّونَ" </text:p>
          </table:table-cell>
          <table:table-cell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أَهْلِيٌّ</text:p>
          </table:table-cell>
          <table:table-cell/>
          <table:table-cell office:value-type="string" calcext:value-type="string">
            <text:p>أه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هْ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َهْلِيٌّ-أَهْلِيٌّ، ةٌ [أ هـ ل] (مَنْسُوبٌ إلَى الأهْلِ). 1."حَيَوَانٌ أهْلِيٌّ" : مِنَ الحَيَوَانَاتِ الْمَنْزِلِيَّةِ الألِيفَةِ. 2."تَعِيشُ القَرْيَةُ م</text:p>
          </table:table-cell>
          <table:table-cell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أُوتُوقْرَاطِيٌّ</text:p>
          </table:table-cell>
          <table:table-cell/>
          <table:table-cell office:value-type="string" calcext:value-type="string">
            <text:p>أوتوقراط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ُوتُوقْرَاط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أُوتُوقْرَاطِيٌّ-أُوتُوقْرَاطِيٌّ (مَنْسوبٌ إلَى الأُوتُوقْرَاطِيَّةِ). "حَاكِمٌ أُوتُوقْرَاطِيٌّ" : مُسْتَبِدٌّ، أيْ لَهُ سُلْطَةٌ مُطْلَقَةٌ. "كَانَ حُكْمُهُ حُكْماً أُوتُوقْرَاطِيّاً".</text:p>
          </table:table-cell>
          <table:table-cell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اِئْتِلاَفِيٌّ</text:p>
          </table:table-cell>
          <table:table-cell/>
          <table:table-cell office:value-type="string" calcext:value-type="string">
            <text:p>أل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ئْتِلاَ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اِئْتِلاَفِيٌّ-اِئْتِلاَفِيٌّ، ةٌ [أ ل ف] (مَنْسُوبٌ إِلَى الائْتِلاَفِ). 1."عَمَل ائْتِلاَفيٌّ": عَمَلٌ سَاهَمَتْ فِيهِ قُوىً مِنْ مُخْتَلِفِ الاتِّجَاهَاتِ السِّيَاسِيَّةِ وَالفِكْرِيَّةِ. 2."تَكَوَّنَتْ حُكُومَةٌ ائْتِلاَفِيَّةٌ": حُكُومَةٌ تَضُمُّ وُزَرَاءَ مِنْ مُخْتَلِفِ الاتِّجَاهَاتِ وَالنَّزَعَاتِ السِّيَاسِيَّةِ.</text:p>
          </table:table-cell>
          <table:table-cell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إِيقَاعِيٌّ</text:p>
          </table:table-cell>
          <table:table-cell/>
          <table:table-cell office:value-type="string" calcext:value-type="string">
            <text:p>وق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ِيقَا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إِيقَاعِيٌّ-إِيقَاعِيٌّ، ةٌ [و ق ع] (مَنْسُوبٌ إلَى الإِيقَاعِ). "رَقْصٌ إيقَاعِيٌّ" : مُتَنَاغِمٌ، مُتَنَاسِبٌ مَعَ أَنْغَامٍ مُوسِيقِيَّةٍ.</text:p>
          </table:table-cell>
          <table:table-cell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بابو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ابَا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بازلت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ازلت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باسك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اسك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ون;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باشو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اشا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باطِنِيٌّ</text:p>
          </table:table-cell>
          <table:table-cell/>
          <table:table-cell office:value-type="string" calcext:value-type="string">
            <text:p>بط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اطِ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باطِنِيٌّ-باطِنِيٌّ، ةٌ [ب ط ن] (منسوب إلَى الباطِنِ). 1."أُصِيبَ بِأَمْرَاضٍ بَاطِنِيَّةٍ" : داخِلِيَّةٍ. 2."هُوَ باطِنِيُّ الْمَذْهِبِ": عَلَى مَذْهَبِ الباطِنِيَّةِ.</text:p>
          </table:table-cell>
          <table:table-cell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بترولي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ترو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بتول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تو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تبجلي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ج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بَحْرِيٌّ</text:p>
          </table:table-cell>
          <table:table-cell/>
          <table:table-cell office:value-type="string" calcext:value-type="string">
            <text:p>بح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حْ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بَحْرِيٌّ-بَحْرِيٌّ، ةٌ [ب ح ر] (مَنْسوبٌ إلَى البَحْرِ). 1."السَّمَكُ البَحْرِيُّ" : السَّمَكُ الْمَوْجُودُ فِي البَحْرِ. 2."تَحَرَّكَ الأُسْطُولُ البَحْرِيُّ الحَرْبِيُّ" : القُوَّاتُ العَسْكَرِيَّةُ المُخْتَصَّةُ بِفَنِّ الْمَعارِكِ الحَرْبِيَّةِ فِي البَحْرِ. 3."عَرَفَتِ البَحْرِيّةُ تَوَسُّعاً كَبِيراً" : التِّجَارَةُ الَّتِي تَمُرُّ وَتُنْقَلُ عَبْرَ البَحْرِ. 4."تُشَكِّلُ البَحْرِيَّةُ الحَرْبِيَّةُ لِدَوْلَةِ كَذَا أكْبَرَ أُسْطُولٍ حَرْبِيٍّ فِي العَالَمِ" : سُفُنٌ حَرْبِيَّةٌ، غَوَّاصاتٌ. 5."يَدْرُسُ فِي الْمَدْرَسَةِ البَحْرِيّةِ" : مَدْرَسَةٌ تُدَرِّسُ كُلَّ مَا يَتَعلَّقُ بِشُؤونِ المِلاحَةِ وَالحَرْبِ فِي البَحْرِ.</text:p>
          </table:table-cell>
          <table:table-cell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بحير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حيرِ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بَدَوِيٌّ</text:p>
          </table:table-cell>
          <table:table-cell/>
          <table:table-cell office:value-type="string" calcext:value-type="string">
            <text:p>بد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دْو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سوبٌ إلى البَدْوِ). "بَدَوِيٌّ يُحافِظُ على بَداوَتِهِ" : مِنْ سُكَّانِ البادِيَةِ أَصيلٌ فِيها.</text:p>
          </table:table-cell>
          <table:table-cell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بَرِّيٌّ</text:p>
          </table:table-cell>
          <table:table-cell/>
          <table:table-cell office:value-type="string" calcext:value-type="string">
            <text:p>بر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ر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بَرِّيٌّ-بَرِّيٌّ، ةٌ [ب ر ر] (مَنْسوبٌ إلى البَرَّ). 1."حَيَواناتُ الغابَةِ وَالجَبَلِ بَرِّيَّةٌ" : وَحْشِيَّةٌ، تَعيشُ في البَرِّ، لاَ تَحْتَمِلُ الأماكِنَ الآهِلَ</text:p>
          </table:table-cell>
          <table:table-cell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براز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راز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برازيل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رازيلُ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برتغال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رتغال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برتقال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رتُقَا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برزخ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رزخ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بُرْكانِيٌّ</text:p>
          </table:table-cell>
          <table:table-cell/>
          <table:table-cell office:value-type="string" calcext:value-type="string">
            <text:p>بركا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ُرْك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بُرْكانِيٌّ-بُرْكانِيٌّ (منسوبٌ إلى البُرْكانِ). "أَرْضٌ بُرْكانِيَّةٌ" : أَرْضٌ تَحْدُثُ بِها بَراكِينُ.</text:p>
          </table:table-cell>
          <table:table-cell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بَرْلَمانِيٌّ</text:p>
          </table:table-cell>
          <table:table-cell/>
          <table:table-cell office:value-type="string" calcext:value-type="string">
            <text:p>برلما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رْلَم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بَرْلَمانِيٌّ-بَرْلَمانِيٌّ، ةٌ (منسوبٌ إلى البَرْلَمانِ). "نِظامٌ بَرْلَمانِيٌّ" : نِظامٌ سِياسِيٌّ قائِمٌ على مُراقَبَةِ البَرْلَمانِ لأعْضاءِ الحُكومَةِ.</text:p>
          </table:table-cell>
          <table:table-cell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بَرْمائِيٌّ</text:p>
          </table:table-cell>
          <table:table-cell/>
          <table:table-cell office:value-type="string" calcext:value-type="string">
            <text:p>برمائ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رِّ وم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بَرْمائِيٌّ-بَرْمائِيٌّ، ةٌ (مَنْسوبٌ إلى البَرِّ والماءِ). 1."حَيَوانٌ بَرْمائِيٌّ": كُلُّ الطُّيورِ والدَّوابِّ والزَّواحِفِ الَّتِي تَعيشُ في البَرِّ والماءِ مَعاً. "حَيَواناتٌ بَرْمائِيَّةٌ". 2."آلاتٌ بَرْمائِيَّةٌ" : آلاتٌ تُسْتَخْدَمُ في البَرِّ والماءِ. "سَيَّارَةٌ بَرْمائِيَّةٌ".</text:p>
          </table:table-cell>
          <table:table-cell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بَريدِيٌّ</text:p>
          </table:table-cell>
          <table:table-cell/>
          <table:table-cell office:value-type="string" calcext:value-type="string">
            <text:p>بريد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ري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بَريدِيٌّ-بَريدِيٌّ، ةٌ (منسوبٌ إلى البَريدِ). "طابَعٌ بَريدِيٌّ" : رَسْمُ أُجْرَةِ البَريدِ يُلْصَقُ علَى ظَهْرِ الرَّسائِلِ. "طُرودٌ بَريدِيَّةٌ".</text:p>
          </table:table-cell>
          <table:table-cell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بُسْتانِيٌّ</text:p>
          </table:table-cell>
          <table:table-cell/>
          <table:table-cell office:value-type="string" calcext:value-type="string">
            <text:p>بستا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ُسْت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بُسْتانِيٌّ-بُسْتانِيٌّ (مَنْسوبٌ إلى البُسْتانِ). "إِنَّهُ أَحْسَنُ بُسْتَانِيّ</text:p>
          </table:table-cell>
          <table:table-cell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بَشَرِيٌّ</text:p>
          </table:table-cell>
          <table:table-cell/>
          <table:table-cell office:value-type="string" calcext:value-type="string">
            <text:p>بش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شَ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بَشَرِيٌّ-بَشَرِيٌّ [ب ش ر] (مَنْسوبٌ إلى البَشَرِ). 1."يَمْتازُ الجِسْمُ البَشَرِيُّ بِنَسَقِهِ" </text:p>
          </table:table-cell>
          <table:table-cell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بَلَدِيٌّ</text:p>
          </table:table-cell>
          <table:table-cell/>
          <table:table-cell office:value-type="string" calcext:value-type="string">
            <text:p>بل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لَ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بَلَدِيٌّ-بَلَدِيٌّ، ةٌ [ب ل د] (مَنْسوبٌ إلى البَلَدِ أَوِ البَلْدَةِ). 1."صُنْعٌ بَلَدِيٌّ" : صُنْعٌ مَحَلِّيٌّ، أَي مِنَ الإِنْتاجِ الصِّناعِيِّ للبَلَدِ الَّذِي أَنْتَ فِيهِ. "صِناعَةٌ بَلَد</text:p>
          </table:table-cell>
          <table:table-cell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بَهْلَوَانِيٌّ</text:p>
          </table:table-cell>
          <table:table-cell/>
          <table:table-cell office:value-type="string" calcext:value-type="string">
            <text:p>بهلوا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هْلَوَ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لَى البَهْلَوَانِ). 1."قَدَّمَتِ الفِرْقَةُ الشَّعْبِيَّةُ ألْعَاباً بَهْلَوَانِيَّةً" : القفْزُ وَالرَّقْصُ عَلَىالحِبَالِ وَالأسْلاَكِ، وَالإتْيَانُ بِحَرَكَاتٍ مُثِيرَةٍ مُدْهِشَةٍ. 2." يَقُومُ بِحَرَكَاتٍ بَهْلَوَانِيَّةٍ" : بِحَرَكَاتٍ لاَ مَعْنَى لَهَا.</text:p>
          </table:table-cell>
          <table:table-cell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بَوْلِيٌّ</text:p>
          </table:table-cell>
          <table:table-cell/>
          <table:table-cell office:value-type="string" calcext:value-type="string">
            <text:p>بو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وْ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بَوْلِيٌّ-بَوْلِيٌّ، ةٌ [ب و ل] (منسوب إلَى البَوْلِ). "أمْرَاضٌ بَوْلِيَّةٌ" : أمْرَاضٌ تُصِيبُ الْمَتَانَةَ وَالكُلْيَتيْنِ.</text:p>
          </table:table-cell>
          <table:table-cell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بَيْطَرِيٌّ</text:p>
          </table:table-cell>
          <table:table-cell/>
          <table:table-cell office:value-type="string" calcext:value-type="string">
            <text:p>بيطر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يْطَر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بَيْطَرِيٌّ-بَيْطَرِيٌّ (منسوبٌ إلى البَيْطَرَةِ). ن.البَيْطارُ. "يُتابِعُ دِراسَتَهُ في الْمَعْهَدِ البَيْطَرِيِّ" : مَعْهَدٌ يَهْتَمُّ بِتَدْرِيسِ وَظائِفِ الحَيَوانِ وَأَمْراضِهِ وَتَشْريحِهِ وَدِراستِها. "حَصَلَ على شَهادَةٍ في الطِّبِّ البَيْطَرِيِّ" : طِبُّ الْحَيَواناتِ.</text:p>
          </table:table-cell>
          <table:table-cell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تَأْدِيبِيٌّ</text:p>
          </table:table-cell>
          <table:table-cell/>
          <table:table-cell office:value-type="string" calcext:value-type="string">
            <text:p>أد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َّأْدِي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أْدِيبِيٌّ-تَأْدِيبِيٌّ، ةٌ [أ د ب] (مَنْسُوبٌ إِلَى التَّأْدِيبِ). "سَيَجْتَمِعُ الْمَجْلِسُ التَّأْدِيبِي لِلنَّظَرِ فِي حَالَتِهِ" : مَجْلِسٌ تَصْدُرُ عَنْهُ قَرَارَاتٌ تَأْدِيبِيَّةٌ زَجْرِيَّةٌ فِي حَقِّ الَّذِينَ يَأْتُونَ مُخَالَفَاتٍ وَإِسَاءاتٍ فِي مَجَالِ عَمَلِهِمْ.</text:p>
          </table:table-cell>
          <table:table-cell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بختر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بخت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تبرير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بري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تِجَارِيٌّ</text:p>
          </table:table-cell>
          <table:table-cell/>
          <table:table-cell office:value-type="string" calcext:value-type="string">
            <text:p>تج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ِجَار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ِجَارِيٌّ-تِجَارِيٌّ، ةٌ [ت ج ر] (مَنْسُوبٌ إِلَى التِّجَارَةِ). 1."أَغْلَقَ الْمَرْكَزُ التِّجَارِيُّ أَبْوَابَهُ" : الْمَحَلُّ الَّذِي بِهِ تِجَارَةٌ. 2."عَرَفَ السُّوقُ حَرَكَةً تِجَارِيَّةً وَاسِعَةً" : نَشَاطاً تِجَارِيّاً يَتَضَمَّنُ حَرَكَةَ بَيْعٍ وَشِرَاءٍ. 3."لَهُ أَ</text:p>
          </table:table-cell>
          <table:table-cell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تَجْرِيبِيٌّ</text:p>
          </table:table-cell>
          <table:table-cell/>
          <table:table-cell office:value-type="string" calcext:value-type="string">
            <text:p>جر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َجْرِي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جْرِيبِيٌّ-تَجْرِيبِيٌّ، ةٌ [ج ر ب] (مَنْسُوبٌ إِلَى التَّجْرِيبِ). 1. "أَجْرَى الْمُعَلِّمُ امْتِحَانًا تَجْرِيبِيّاً" : اِخْتِبَارِيّاً. 2."العُلُومُ التَّجْرِيبِيَّةُ" : العُلُومُ الَّتِي تَخْضَعُ لِلتَّجْرِيبِ وَإِ</text:p>
          </table:table-cell>
          <table:table-cell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تَدْريجِيّ</text:p>
          </table:table-cell>
          <table:table-cell/>
          <table:table-cell office:value-type="string" calcext:value-type="string">
            <text:p>درج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َدْريج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دْريجِيّ-تَدْريجِيّ، ةٌ [د ر ج] (مَنْسُوبٌ إِلَى التَّدْريجِ). "يُحَقِّقُ الْمَرْءُ نَجَاحَهُ تَدْرِيجِيّاً" : خُطْوَةً خُطْوَةً وَعَلَى فَتَرَاتٍ، شَيْئاً فَشَيْئاً .</text:p>
          </table:table-cell>
          <table:table-cell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تَرْتِيبيٌّ</text:p>
          </table:table-cell>
          <table:table-cell/>
          <table:table-cell office:value-type="string" calcext:value-type="string">
            <text:p>رت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َرْتِي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رْتِيبيٌّ-تَرْتِيبيٌّ، ةٌ [ر ت ب] (مَنْسُوبٌ إِلَى التَّرْتِيبِ). "عَدَدٌ تَرْتِيبِيٌّ" : مَا دَلَّ عَلَى الرُّتْبَةِ وَالْمَنْزِلَةِ .</text:p>
          </table:table-cell>
          <table:table-cell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تَشْكِيلِيٌّ</text:p>
          </table:table-cell>
          <table:table-cell/>
          <table:table-cell office:value-type="string" calcext:value-type="string">
            <text:p>شك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َشْكِي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تَشْكِيلِيٌّ-تَشْكِيلِيٌّ، ةٌ [ش ك ل] (مَنْسُوبٌ إِلَى التَّشْكِيلِ). "الفَنُّ التَّشْكِيلِيُّ" : فَنٌّ مِنْ فُنُونِ الرَّسْمِ أَوِ النَّحْتِ، قَائِمٌ عَلَى رَسْمِ الْمَنَاظِرِ الطَّبِيعِيَّةِ أَوِ الاجْتِمَاعِيَّةِ وَنَحْوِهِمَا فِي أَحْجَامٍ وَأَشْكَالٍ مُعَيَّنَةٍ حَسَبَ رَسْمِهَا.</text:p>
          </table:table-cell>
          <table:table-cell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تَصَاعُدِيٌّ</text:p>
          </table:table-cell>
          <table:table-cell/>
          <table:table-cell office:value-type="string" calcext:value-type="string">
            <text:p>صع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َصَاعُ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صَاعُدِيٌّ-تَصَاعُدِيٌّ، ةٌ [ص ع د] (مَنْسُوبٌ إِلى التَّصَاعُدِ).</text:p>
          </table:table-cell>
          <table:table-cell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تَصْحِيحِيٌّ</text:p>
          </table:table-cell>
          <table:table-cell/>
          <table:table-cell office:value-type="string" calcext:value-type="string">
            <text:p>صحح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َصْحِيح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صْحِيحِيٌّ-تَصْحِيحِيٌّ، ةٌ [ص ح ح] (مَنْسُوبٌ إِلى التَّصْحِيحِ). 1."بَيَانٌ تَصْحِيحِيٌّ" : بَيَانٌ يُعِيدُ الأُمُورَ إِلَى نِصَابِهَا وَيُصَحِّحُ ا</text:p>
          </table:table-cell>
          <table:table-cell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تَعْلِيمِيٌّ</text:p>
          </table:table-cell>
          <table:table-cell/>
          <table:table-cell office:value-type="string" calcext:value-type="string">
            <text:p>عل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َعْلِي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عْلِيمِيٌّ-تَعْلِيمِيٌّ، ةٌ [ع ل م] (مَنْسُوبٌ إِلَى التَّعْلِيمِ). "مَنْهَجٌ تَعْلِيمِيٌّ" : مَنْهَجٌ لِتَلْقِينِ الْمَعَارِفِ وَالْمَهَارَاتِ. "الْمَنَاهِجُ التَّعْلِيمِيَّةُ".</text:p>
          </table:table-cell>
          <table:table-cell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تَمْهِيديٌّ</text:p>
          </table:table-cell>
          <table:table-cell/>
          <table:table-cell office:value-type="string" calcext:value-type="string">
            <text:p>مه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َمْهِي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مْهِيديٌّ-تَمْهِيديٌّ، ةٌ [م هـ د] (مَنْسُوبٌ إلَى التَّمْهِيدِ). 1."الصَّفُّ التَّمْهِيدِيُّ" : الإعْدَادِيُّ. 2."مَقَالٌ تَمْهِيدِيٌّ" : اِفْتِتَاحِيٌّ. 3. "مُؤْتَمَرٌ تَمْهِيدِيٌّ" : تَحْضِيريٌّ.</text:p>
          </table:table-cell>
          <table:table-cell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تَنْفِيذِيٌّ</text:p>
          </table:table-cell>
          <table:table-cell/>
          <table:table-cell office:value-type="string" calcext:value-type="string">
            <text:p>نفذ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َنْفِيذ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نْفِيذِيٌّ-تَنْفِيذِيٌّ، ةٌ [ن ف ذ] (مَنْسُوبٌ إلَى التَّنْفِيذِ). 1."هَذَا مِنِ اخْتِصَاصِ السُّلْطَةِ التَّنْفِيذِيَّةِ" : السُّلْطَةُ الَّتِي تُنَفِّذُ القَوَانِينَ. 2. "اللجْنَةُ التَّنْفِيذِيَّةُ" : لَجْنَةٌ مُنْبَثِقَةٌ عَنْ جَمْعِيَّةٍ أوْ هَيْئَةٍ أوْ حِزْبٍ مَسْؤُولَةٌ عَلَى تَنْفِيذِ القَراَرَاتِ الْمُتَّفَقِ عَلَيْهَا.</text:p>
          </table:table-cell>
          <table:table-cell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تَنَكُّرِيٌّ</text:p>
          </table:table-cell>
          <table:table-cell/>
          <table:table-cell office:value-type="string" calcext:value-type="string">
            <text:p>نك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َنَكُّ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نَكُّرِيٌّ-تَنَكُّرِيٌّ، ةٌ [ن ك ر] (مَنْسُوبٌ إلَى التَّنَكُّرِ). "شَارَكَ فِي حَفْلٍ تَنَكُّرِيٍّ" : فِي حَفْلٍ يَتَنَكَّرُ فِيهِ الْمُشَارِكُونَ بِوُجُوهٍ مُسْتَعَارَةٍ وَألْبِسَةٍ عَجِيبَةٍ غَرِيبَةٍ. "حَفْلَةٌ تَنَكُّرِيَّةٌ".</text:p>
          </table:table-cell>
          <table:table-cell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ثَانَوِيٌّ</text:p>
          </table:table-cell>
          <table:table-cell/>
          <table:table-cell office:value-type="string" calcext:value-type="string">
            <text:p>ث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ثَانِي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ثَانَوِيٌّ-ثَانَوِيٌّ، ةٌ [ث ن ي] (مَنْسُوبٌ إلَى الثَّانِي). 1."اِنْتَقَلَ إلَى التَّعْلِيمِ الثَّانَوِيِّ" : دَرَجَةُ التَّعْلِيمِ بَعْدَ الابْتِدَائِيِّ وَيَلِيهَا التَّعْلِيمُ العَالِي. 2."هَذَا أمْرٌ ثَانَوِيٌّ" : لَيْسَتْ لَهُ أهَمِّيَّةٌ كَبِيرَةٌ، أيْ يَأْتِي فِي الدَّرَجَةِ الثَّانِيَةِ. "جَاءَ بِأفْكَارٍ ثَانَوِيَّةٍ". 3."يَدْرُسُ فِي الثَّانَوِيَّةِ" : الْمَدْرَسَةُ الَّتِي يَدْرُسُ فِيهَا التِّلْمِيذُ الدُّرُوسَ الثَّانَوِيَّةَ بَعْدَ الابْتِدَائِيِّ.</text:p>
          </table:table-cell>
          <table:table-cell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ثَقافِيٌّ</text:p>
          </table:table-cell>
          <table:table-cell/>
          <table:table-cell office:value-type="string" calcext:value-type="string">
            <text:p>ثق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ثَقَاف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ثَقافِيٌّ-ثَقافِيٌّ، ةٌ [ث ق ف] (مَنْسُوبٌ إلَى الثَّقَافَةِ). 1."الْمَرْكَزُ الثَّقَافِيُّ" : الْمَرْكَزُ الْمُهْتَمُّ بِشُؤُونِ الثَّقَافَة وَالفِكْرِ. 2."الحَيَاةُ الثَّقَافِيَّةُ" : مَظَاهِرُ الثَّقَافَةِ وَالعُلُومِ وَالآدَابِ. 3."الْمُسْتَشَارُ الثَّقَافِيُّ فِي السِّفَارَةِ" : الْمَسْؤُولُ عَنِ الشُّؤُونِ وَالقَضَايَا الْمُتَعَلِّقَةِ بِالثَّقَافَةِ. 4."مِنْ بَيْنِ بُنُودِ الاتِّفَاقِيَّةِ: التَّبَادُلُ الثَّقَافِيُّ": أيْ تَبَادُلُ كُلِّ مَاَ لَهُ عَلاَقَةٌ بِأَوْجُهِ الثَّقَافَةِ. "الحَقْلُ الثَّقَافِيُّ ".</text:p>
          </table:table-cell>
          <table:table-cell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ثُلاثِيٌّ</text:p>
          </table:table-cell>
          <table:table-cell/>
          <table:table-cell office:value-type="string" calcext:value-type="string">
            <text:p>ثلث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ثَلاث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ثُلاثِيٌّ-ثُلاثِيٌّ، ةٌ [ث ل ث] (مَنْسوبٌ إلى الثَّلاثَةِ على غَيْرِ قِياسٍ). 1."شَكْلٌ هَنْدَسِيٌّ ثُلاثِيُّ الأَضْلاعِ" : مُتَكَوِّنٌ مِنْ ثَلاثَةِ أَضْلاعٍ. "ثُلاثِيُّ الأَلْوانِ" "ثُلاثِيُّ الزَّوايَا". 2."حِلْفٌ ثُلاثِيٌّ": حِلْفٌ مُكَوَّنٌ مِنْ ثَلاثَةِ أَطْرافٍ. 3."الفِعْلُ الثُّلاثِيُّ". (نح) : الفِ</text:p>
          </table:table-cell>
          <table:table-cell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ثَوْرِيٌّ</text:p>
          </table:table-cell>
          <table:table-cell/>
          <table:table-cell office:value-type="string" calcext:value-type="string">
            <text:p>ثو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ثَوْر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ثَوْرِيٌّ-ثَوْرِيٌّ، ةٌ [ث و ر] (مَنْسوبٌ إلى الثَّوْرَةِ). 1."رَجُلٌ ثَوْرِيٌّ" : يَعْتَقِدُ في مَبادِئِ الثّ</text:p>
          </table:table-cell>
          <table:table-cell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جَامِعِيٌّ</text:p>
          </table:table-cell>
          <table:table-cell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َامِع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ىَ الجَامِعَةِ). "أُسْتَاذٌ</text:p>
          </table:table-cell>
          <table:table-cell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جَاهِلِيٌّ</text:p>
          </table:table-cell>
          <table:table-cell/>
          <table:table-cell office:value-type="string" calcext:value-type="string">
            <text:p>جه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َاهِل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لَى الجَاهِلِيَّةِ). 1. "العَصْرُ الجَاهِلِيُّ" : الْمَرْحَلَةُ التَّارِيخِيَّةُ مَا قَبْلَ الإسْلاَمِ. "امْرُؤُ القَيْسِ شَاعِرٌ جَاهِلِيٌّ" : عَاشَ فِي العَصْرِ الجَاهِلِيِّ. 2."الشِّعْرُ الجَاهِلِيُّ" : الشِّعْرُ الَّذِي قَالَهُ شُعَرَاءُ العَصْرِ الجَاهِلِيِّ قَبْلَ مَجِيءِ الإِسْلاَمِ.</text:p>
          </table:table-cell>
          <table:table-cell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جَبَلِيٌّ</text:p>
          </table:table-cell>
          <table:table-cell/>
          <table:table-cell office:value-type="string" calcext:value-type="string">
            <text:p>جبل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َبَ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الجَبَلِ). 1."هُوَ جَبَلِيٌّ" : سَاكِنُ ال</text:p>
          </table:table-cell>
          <table:table-cell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جَدَلِيٌّ</text:p>
          </table:table-cell>
          <table:table-cell/>
          <table:table-cell office:value-type="string" calcext:value-type="string">
            <text:p>جد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َدَ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َدَلِيٌّ-جَدَلِيٌّ، ةٌ [ج د ل] (مَنْسُوبٌ إِلَى الجَدَلِ). 1."مُحَاوِرٌ جَدَلِيٌّ" : أَيْ مَنْ يُتْقِنُ الإِجَابَةَ وَوَضْعَ الأَسْئِلِةِ وَتَوِلِيدَ الحِوَارِ. 2."مَوْضُوعٌ تَحْكُمُهُ عَلاَقَةٌ جَدَلِيَّةٌ" : أَيْ مَا يَحْكُمُ عَنَاصِرَهُ مِنْ تَنَاقُضٍ.</text:p>
          </table:table-cell>
          <table:table-cell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جِذْرِيٌّ</text:p>
          </table:table-cell>
          <table:table-cell/>
          <table:table-cell office:value-type="string" calcext:value-type="string">
            <text:p>جذ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ِذْ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ِذْرِيٌّ-جِذْرِيٌّ، ةٌ [ج ذ ر] (مَنْسُوبٌ إِلَى الجِذْرِ)." أَحْدَثَ تَغْيِيرًا ج</text:p>
          </table:table-cell>
          <table:table-cell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جُزْئِيٌّ</text:p>
          </table:table-cell>
          <table:table-cell/>
          <table:table-cell office:value-type="string" calcext:value-type="string">
            <text:p>جزأ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ُزْ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ُزْئِيٌّ-جُزْئِيٌّ، ةٌ [ج ز أ] (مَنْسُوبٌ إِلىَ الجُزْءِ). 1."تَحْلِيلٌ جُزْئِيٌّ" : تَحْلِيلٌ يَكْتَفِي بِبَعْضِ العَنَاصِرِ. 2."تَوَصَّلَ الطَّرَفَانِ إِلَى تَس</text:p>
          </table:table-cell>
          <table:table-cell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جَزَائِرِيٌّ</text:p>
          </table:table-cell>
          <table:table-cell/>
          <table:table-cell office:value-type="string" calcext:value-type="string">
            <text:p>جزائر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َزَائِ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ـون، ـات. (مَنْسُوبٌ إِلَى الجَزَائِرِ).</text:p>
          </table:table-cell>
          <table:table-cell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جَسَدِيٌّ</text:p>
          </table:table-cell>
          <table:table-cell/>
          <table:table-cell office:value-type="string" calcext:value-type="string">
            <text:p>جس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َسَ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َسَدِيٌّ-جَسَدِيٌّ، ةٌ [ج س د] (مَنْسُوبٌ إِلَى الجَسَدِ). "يُمْنَعُ التَّعْذ</text:p>
          </table:table-cell>
          <table:table-cell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جُسْمَانِيّ</text:p>
          </table:table-cell>
          <table:table-cell/>
          <table:table-cell office:value-type="string" calcext:value-type="string">
            <text:p>جس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ِسْ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ُسْمَانِيّ-جُسْمَانِيّ، ةٌ [ج س م] (مَنْسُوبٌ إِلَى الجِسْمِ). "يُمْنَعُ التَّعْذِيبُ الجُسْمَانِيّ مَنْعاً كُلِّيّاً" : العِقَابُ الَّذِي يَنْزِلُ بِالجِسْمِ بِوَاسِطَةِ السَّوْطِ أَوِ العَصَا وَغَيْرِ ذَلِكَ.</text:p>
          </table:table-cell>
          <table:table-cell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جِسْمِيٌّ</text:p>
          </table:table-cell>
          <table:table-cell/>
          <table:table-cell office:value-type="string" calcext:value-type="string">
            <text:p>جس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ِسْ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ِسْمِيٌّ-جِسْمِيٌّ، ةٌ [ج س</text:p>
          </table:table-cell>
          <table:table-cell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جُغْرَافِيٌّ</text:p>
          </table:table-cell>
          <table:table-cell/>
          <table:table-cell office:value-type="string" calcext:value-type="string">
            <text:p>جغراف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ُغْرَافِي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: ـون، ـات. (مَنْسُوبٌ إِلَى الجُغْرَافِي</text:p>
          </table:table-cell>
          <table:table-cell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جِلْدِيٌّ</text:p>
          </table:table-cell>
          <table:table-cell/>
          <table:table-cell office:value-type="string" calcext:value-type="string">
            <text:p>جل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ِلْ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ِلْدِيٌّ-جِلْدِيٌّ، ةُ [ج ل د] (مَنْسُوبٌ إِلى الجِلْدِ). "ذَهَبَ عِنْدَ طَبِ</text:p>
          </table:table-cell>
          <table:table-cell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جَمَاعِيٌّ</text:p>
          </table:table-cell>
          <table:table-cell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َمَاع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َمَاعِيٌّ-جَمَاعِيٌّ، ةٌ [ج م ع] (مَنْسُوبٌ إِلَى الجَمَاعَةِ). 1."مَوْقِفٌ جَمَاعِيٌّ" : الكُلُّ مُجْمِعٌ عَلَيْهِ. 2."يَقْرَأُونَ القُرْآنَ قِرَاءةً جَمَاعِيَّةً" : اِشْتِراَكُ جَمِيعِ الحَاضِرِينَ فِي القِرَاءةِ. 3."قَرَّرُوا جَمَاعِيّاً حُضُورَ الحَفْلِ" : كُلُّهُمْ، مُجْمَلُهُمْ.</text:p>
          </table:table-cell>
          <table:table-cell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جُمْرُكِيٌّ</text:p>
          </table:table-cell>
          <table:table-cell/>
          <table:table-cell office:value-type="string" calcext:value-type="string">
            <text:p>جمرك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ُمْرُك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ُمْرُكِيٌّ-جُمْرُكِيٌّ (مَنْسُوبٌ إِلَى الجُمْرُكِ). "سَأَلَ الجُمْرُكِيُّ الْمُسُافِرَ ع</text:p>
          </table:table-cell>
          <table:table-cell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جُمْهُورِيٌّ</text:p>
          </table:table-cell>
          <table:table-cell/>
          <table:table-cell office:value-type="string" calcext:value-type="string">
            <text:p>جمه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ُمْهُو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ُمْهُورِيٌّ-جُمْهُورِيٌّ، ةٌ [ج م هـ ر] (مَنْسُوبٌ إِلَى الجُمْهُورِيَّةِ أَوْ إِلَى الجُمْهُورِ). 1."نِظَامٌ جُمْهُورِيٌّ" : نِظَامٌ رِئَاسِيٌّ يُنْتَخَبُ رَئِيسُهُ بِالاقْتِرَاعِ العَامِّ لِفَتْرَةٍ مُعَيَّنَةٍ كَمَا يُحَدِّدُهَا دُسْتُورُ البِلاَدِ. 2."صَدَرَ قَرَارٌ جُمْهُورِيٌّ" : قَرَارٌ مِنْ رِئَاسَةِ الجُمْهُورِيَّةِ.</text:p>
          </table:table-cell>
          <table:table-cell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جُنْدِيٌّ</text:p>
          </table:table-cell>
          <table:table-cell/>
          <table:table-cell office:value-type="string" calcext:value-type="string">
            <text:p>جن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ُنْ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ُنْدِيٌّ-جُنْدِيٌّ [ج ن د] (مَنْسُوبٌ إِلَى الجُنْدِ). 1.: وَاحِدُ الجُنْدِ لِلْعَسْكَرِ، الجَيْشُ . 2."زَارَ قَبْرَ الجُنْدِيِّ الْمَجْهُولِ" : ضَرِيحُ الجُنْدِيِّ الْمَجْهُولِ الْهُوِيَّةِ الَّذِي مَاتَ فِي سَاحَةِ الشَّرَفِ فِي سَبِيلِ وَطَنِهِ.</text:p>
          </table:table-cell>
          <table:table-cell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جِنْسِيٌّ</text:p>
          </table:table-cell>
          <table:table-cell/>
          <table:table-cell office:value-type="string" calcext:value-type="string">
            <text:p>جن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ِنْس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ِنْسِيٌّ-جِنْسِيٌّ، ةٌ [ج ن س] (مَنْسُوبٌ إِلَى الجِنْسِ). 1."الحُبُّ الجِنْسِيُّ" : الحُبُّ القَائِمُ عَلَى مُمَارَسَةِ الجِنْسِ عَكْسَ الْحُبِّ العُذْرِيِّ. "عَلاَقَاتٌ جِنْسِيَّةٌ" . "أَفْلاَمٌ جِنْسِيَّةٌ". 2."الغَرِيزَةُ الجِنْسِيَّةُ" : غَرِيزَةُ الاتِّصَالِ الشَّهْوَانِيّ. 3."الشُّذُوذُ الجِنْسِيُّ" : الْمَيْلُ إِلَى سُلُوكٍ وَمُمَارَسَاتٍ شَهْوَانِيَّةٍ تَخْرُجُ عَنْ نِطَاقِ مَا هُوَ طَبِيعِيٌّ وَمُعْتَادٌ. 4."أَمْرَاضٌ جِنْسِيَّةٌ" : أَمْرَاضٌ نَاتِجَةٌ عَنِ اتِّصَالٍ جِنْسِيٍّ مَعَ طَرَفٍ آخَرَ يَحْمِلُ أَمْرَاضاً.</text:p>
          </table:table-cell>
          <table:table-cell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جَوِّيٌّ</text:p>
          </table:table-cell>
          <table:table-cell/>
          <table:table-cell office:value-type="string" calcext:value-type="string">
            <text:p>جو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َو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َوِّيٌّ-جَوِّيٌّ، ةٌ [ج و و] (مَنْسُوبٌ إِلَى الجَوِّ). 1."دَخَلَ الْمَجَالَ الجَوِّيَّ لِلْبَلَدِ الْمُجَاوِرِ" : مِنْطَقَةُ الفَضَاءِ التَّابِعَةُ لِبَلَدٍ مُعَيَّنٍ. 2."الضَّغْطُ الجَوِّيُّ" : مَا لَهُ عَلاَقَةٌ بِالضَّغْطِ الَّذِي يَحْدُثُ فِي الفَضَاءِ. 3."نَفَّذَ العَدُوُّ غَارَةً جَوِّيَّةً عَلَى مُخَيَّمَاتِ اللاَّجِئِينَ": أَيْ تَنْفِيذُ الغَارَةِ جَوّاً بِوَاسِطَةِ الطَّائِرَاتِ. 4.</text:p>
          </table:table-cell>
          <table:table-cell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جَوْفِيٌّ</text:p>
          </table:table-cell>
          <table:table-cell/>
          <table:table-cell office:value-type="string" calcext:value-type="string">
            <text:p>جو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َوْ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َوْفِيٌّ-جَوْفِيٌّ، ةٌ [ج و ف] (مَنْسُوبٌ إِلَى الجَوْفِ). "يَعْتَمِدُ أَهْلُ القَبِيلَةِ عَلَى المِيَاهِ الجَوْفِيَّةِ" : المِيَاهُ الَّتِي تُوجَدُ فِي دَاخِلِ الأَرْضِ.</text:p>
          </table:table-cell>
          <table:table-cell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جَوْهَرِيٌّ</text:p>
          </table:table-cell>
          <table:table-cell/>
          <table:table-cell office:value-type="string" calcext:value-type="string">
            <text:p>جوهر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َوْهَ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َوْهَرِيٌّ-جَوْهَرِيٌّ (مَنْسُوبٌ إِلَى الجَوْهَرِ). 1."كَانَ الجَوْهَرِيَّ الوَحِيدَ فِي سُوقِ الذَّهَبِ" : بَائِعُ الجَوْهَرِ وَصانِعُهُ. 2."تَرَكَ مَا هُوَ جَوْهَرِيٌّ، فيِ الْمَوْضُوعِ وَاكْتَفَى بِمَا هُوَ عَرَضِيٌّ" : الأَسَاسِيُّ، الضَّرُورِيُّ.</text:p>
          </table:table-cell>
          <table:table-cell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حالِيٌّ</text:p>
          </table:table-cell>
          <table:table-cell/>
          <table:table-cell office:value-type="string" calcext:value-type="string">
            <text:p>حو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ا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الِيٌّ-حالِيٌّ، الحالِيُّ [ح ول] (منسوب إلى الحَالِ). "حالِيّاً أَصْبَحَتِ الأُمورُ جاهِزَةً" : في الوَقْتِ الحاضِرِ.</text:p>
          </table:table-cell>
          <table:table-cell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حَبَشِيٌّ</text:p>
          </table:table-cell>
          <table:table-cell/>
          <table:table-cell office:value-type="string" calcext:value-type="string">
            <text:p>حبش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بَش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: مَنْسوبٌ إلى الحَبَش.</text:p>
          </table:table-cell>
          <table:table-cell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حَتْمِيُّ</text:p>
          </table:table-cell>
          <table:table-cell/>
          <table:table-cell office:value-type="string" calcext:value-type="string">
            <text:p>حت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تْ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تْمِيُّ-حَتْمِيُّ، ةٌ [ح ت م] (مَنْسوبٌ إلى الحَتْمِ). "أَمْرٌ حَتْمِيٌّ": لاَ مَفَرَّ مِنْهُ، ضَرورِيٌّ. "حَتْمِيّاً" "نَتيجَةٌ حَتْمِيَّةٌ".</text:p>
          </table:table-cell>
          <table:table-cell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حَجَرِيٌّ</text:p>
          </table:table-cell>
          <table:table-cell/>
          <table:table-cell office:value-type="string" calcext:value-type="string">
            <text:p>حج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جَ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جَرِيٌّ-حَجَرِيٌّ، ةٌ [ح ج ر] (مَنْسوبٌ إلى الحَجَرِ). "أَدَواتٌ تَعودُ إلى العَصْرِ الحَجَرِيِّ" : إلى الزَّمانِ الَّذِي كانَ يَسْتَعْمِلُ فيهِ الإِنْسانُ الأَدَواتِ الَّتِي يَصْنَعُها مِنَ الحَجَرِ.</text:p>
          </table:table-cell>
          <table:table-cell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حَدْسِيٌّ</text:p>
          </table:table-cell>
          <table:table-cell/>
          <table:table-cell office:value-type="string" calcext:value-type="string">
            <text:p>حد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دْس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دْسِيٌّ-حَدْسِيٌّ [ح د س] (مَنْسوبٌ إِلى الحَدْسِ). "فَهْمٌ حَدْسِيٌّ" : فَهْمٌ جاءَ نَتيجَةَ شُعورٍ داخِلِيٍّ أَوْ تَنَبُّؤٍ غَريزِيٍّ.</text:p>
          </table:table-cell>
          <table:table-cell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حَديدِيٌّ</text:p>
          </table:table-cell>
          <table:table-cell/>
          <table:table-cell office:value-type="string" calcext:value-type="string">
            <text:p>حد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دي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ديدِيٌّ-حَديدِيٌّ، ةٌ [ح د د] (مَنْسوبٌ إلى الحَديدِ). "رَجُلٌ حدِيدِيٌّ" : رَجُلٌ صَلْبٌ لَهُ إِرادَةٌ قَوِيَّةٌ.</text:p>
          </table:table-cell>
          <table:table-cell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حَرْفِيٌّ</text:p>
          </table:table-cell>
          <table:table-cell/>
          <table:table-cell office:value-type="string" calcext:value-type="string">
            <text:p>حر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رْ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رْفِيٌّ-حَرْفِيٌّ، ةٌ [ح ر ف] (مَنْسوبٌ إلى الحَرْفِ). 1."اِلْتَزَمَ بالاتِّفاقِيَّةِ حَرْفِيّاً" : أَيْ بِكُلِّ ما فيها. 2."تَرْجَمَ نَصّاً إلى</text:p>
          </table:table-cell>
          <table:table-cell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حَرِيرِيٌّ</text:p>
          </table:table-cell>
          <table:table-cell/>
          <table:table-cell office:value-type="string" calcext:value-type="string">
            <text:p>حر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رِي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رِيرِيٌّ-حَرِيرِيٌّ، ةٌ [ح ر ر] (مَنْسُوبٌ إلَى الحَرِير). 1."تَمْلِكُ فَسَاتِينَ حَرِيرِيَّةً" : فَسَاتِينَ مَصْنُوعَةً مِنَ الحَرِيرِ. 2. "اِشْتَرَتْ مَنْسُوجَاتٍ حَرِيرِيَّةً مِنَ الحَرِيرِيِّ" : مِنْ بَائِعِ الحَرِيرِ وَصَانِعِهِ.</text:p>
          </table:table-cell>
          <table:table-cell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حِزْبِيٌّ</text:p>
          </table:table-cell>
          <table:table-cell/>
          <table:table-cell office:value-type="string" calcext:value-type="string">
            <text:p>حز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ِزْ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ِزْبِيٌّ-حِزْبِيٌّ، ةٌ [ح ز ب] (مَنْسُوبٌ إلَى الحِزْبِ). 1."هُوَ حِزْبِيٌّ" : الْمُنْتَمِي إلَى حِزْبٍ وَالْمُتَشَيِّعُ لَهُ، التَّابعُ لَهُ. 2."نَشَأ نِزَاعٌ حِزْبِيٌّ" : نِزَاعٌ حَوْلَ قَضَايَا الحِزْبِ. 3."تُحَرِّكُهُ رُوحٌ حِزْبيَّةٌ" : رُوحُ التَّحَزُّبِ وَالتَّشَيُّعِ. 4."تَنَاوَلُوا قَضَايَا حِزْبِيَّةً": قَضَايَا الحِزْبِ الدَّاخِلِيَّةُ وَكُلُّ مَا لَهُ عَلاَقَةٌ بِذَلِكَ.</text:p>
          </table:table-cell>
          <table:table-cell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حِسِّيٌّ</text:p>
          </table:table-cell>
          <table:table-cell/>
          <table:table-cell office:value-type="string" calcext:value-type="string">
            <text:p>حس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ِس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ِسِّيٌّ-حِسِّيٌّ، ةٌ [ح س س] (منسُوبٌ إلَى الحِسِّ).: كُلُّ مَا يُدْرَكُ بِإِحْدَى الحَوَاسِّ الخَمْسِ.</text:p>
          </table:table-cell>
          <table:table-cell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حَضَرِيٌّ</text:p>
          </table:table-cell>
          <table:table-cell/>
          <table:table-cell office:value-type="string" calcext:value-type="string">
            <text:p>حض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ضَ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حَضَرِيٌّ-حَضَرِيٌّ [ح ض ر] (مَنْسُوبٌ إلَى الحَضَرِ).: سَاكِنُ الحَضَرِ.</text:p>
          </table:table-cell>
          <table:table-cell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حُضُورِيٌّ</text:p>
          </table:table-cell>
          <table:table-cell/>
          <table:table-cell office:value-type="string" calcext:value-type="string">
            <text:p>حض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ُضُو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ُضُورِيٌّ-حُضُورِيٌّ [ح ض ر] (مَنْسُوبٌ إلَى الحُضُورِ). "حُوكِمَ الْمُتَّهَمُ حُضُورِيّاً" : أيْ كَانَ حَاضِراً، عَكْس الحُكْمِ الغِيَابِيِّ.</text:p>
          </table:table-cell>
          <table:table-cell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حُقُوقِيٌّ</text:p>
          </table:table-cell>
          <table:table-cell/>
          <table:table-cell office:value-type="string" calcext:value-type="string">
            <text:p>حقق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ُقُوق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حُقُوقِيٌّ-حُقُوقِيٌّ، ةٌ [ح ق ق] (مَنْسوبٌ إلَى الحُقُوقِ).</text:p>
          </table:table-cell>
          <table:table-cell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حَقِيقِيٌّ</text:p>
          </table:table-cell>
          <table:table-cell/>
          <table:table-cell office:value-type="string" calcext:value-type="string">
            <text:p>حقق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قِيق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قِيقِيٌّ-حَقِيقِيٌّ، ةٌ [ح ق ق] (مَنْسوبٌ إِلَى الحَقِيقَةِ). 1. "أمْرٌ حَقِيقِيٌّ" : ثَابِتٌ، صَحِيحٌ. 2. "رَوَى وَاقِعَةً حَقِيقِيَّةً" : الوَاقِعَةُ كَمَا حَدَثَتْ فِعْلاً لاَ خَيَالاً. 3. "الْمَعْنَى الحَقِيقِيُّ لِلْكَلِمَةِ" : مَعْنَاهَا الأَصْلِيُّ الَّذِي لاَ يَتَضَمَّنُ مَجَازاً وَلاَ كِنَايَةً.</text:p>
          </table:table-cell>
          <table:table-cell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حُكُومِيٌّ</text:p>
          </table:table-cell>
          <table:table-cell/>
          <table:table-cell office:value-type="string" calcext:value-type="string">
            <text:p>حك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ُكُوم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حُكُومِيٌّ-حُكُومِيٌّ، ةٌ [ح ك م] (منسُوبٌ إلَى الحُكُومَةِ). "اِنْعَقَدَ اجْتِمَاعٌ حُكُومِيٌّ تَحْتَ رِئَاسَةِ رَئِيسِ الحُكُومَةِ" : اِجْتِماعُ وُزَرَاءِ الحُكُومَةِ. "مَرَاسِيمُ حُكُوِميَّةٌ".</text:p>
          </table:table-cell>
          <table:table-cell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حَلَزُونِيٌّ</text:p>
          </table:table-cell>
          <table:table-cell/>
          <table:table-cell office:value-type="string" calcext:value-type="string">
            <text:p>حلزو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لَزُو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لَزُونِيٌّ-حَلَزُونِيٌّ، ةٌ (مَنْسُوبٌ إلَى الحَلَزُونِ). 1. "دَرَجٌ حَلَزُونِيٌّ": عَلَى شَكْلِ حَلَزُونٍ، دَائِرِيٌّ، لَوْلَبِيٌّ. "سُلَّمٌ حَلَزُونِيٌّ". 2. "خُطُوطٌ حَلَزُونِيَّةٌ" : عَلَى هَيْئَةِ حَلَزُونٍ.</text:p>
          </table:table-cell>
          <table:table-cell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حَلْقِيٌّ</text:p>
          </table:table-cell>
          <table:table-cell/>
          <table:table-cell office:value-type="string" calcext:value-type="string">
            <text:p>حلق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لْق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لْقِيٌّ-حَلْقِيٌّ، ةٌ [ح ل ق] (منسوب إلَى الحَلْقِ). الأحْرُفُ الحَلْقِيَّةُ هِيَ : ع. ح.</text:p>
          </table:table-cell>
          <table:table-cell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حَمْضِيٌّ</text:p>
          </table:table-cell>
          <table:table-cell/>
          <table:table-cell office:value-type="string" calcext:value-type="string">
            <text:p>حمض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مْض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مْضِيٌّ-حَمْضِيٌّ، ةٌ [ح م ض] (منْسُوبٌ إلَى الحَمْضِ). 1."أرْضُ حَمْضِيَّةٌ" : كَثِيرةُ الحَمْضِ. 2. "مَعِدَةٌ حَمْضِيَّةٌ": خِلافُ القَلْوِيَّةُ.</text:p>
          </table:table-cell>
          <table:table-cell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حِنْطِيٌّ</text:p>
          </table:table-cell>
          <table:table-cell/>
          <table:table-cell office:value-type="string" calcext:value-type="string">
            <text:p>حنط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ِنْط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ِنْطِيٌّ-حِنْطِيٌّ، ةٌ (مَنْسُوبٌ إلَى الحِنْطَةِ). "حِنْطِيُّ اللَّوْنِ" : ضَارِبٌ إلَى سُمْرَةِ الحِنْطَةِ.</text:p>
          </table:table-cell>
          <table:table-cell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حَنَكِيٌّ</text:p>
          </table:table-cell>
          <table:table-cell/>
          <table:table-cell office:value-type="string" calcext:value-type="string">
            <text:p>حنك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نَك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نَكِيٌّ-حَنَكِيٌّ، ةٌ [ح ن ك] (مَنْسُوبٌ إلَى الحَنَكِ). 1."عِظَامٌ حَنَكِيَّةٌ" : عِظَامُ الحَنَكِ. 2. "حُرُوفٌ حَنَكِيَّةٌ" : حُرُوفُ الحَنَكِ، وهِيَ الشين والجيم والياء.</text:p>
          </table:table-cell>
          <table:table-cell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حَيَوِيٌّ</text:p>
          </table:table-cell>
          <table:table-cell/>
          <table:table-cell office:value-type="string" calcext:value-type="string">
            <text:p>حي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ي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يَوِيٌّ-حَيَوِيٌّ، ةٌ [ح ي ي] (مَنْسُوبٌ إلَى الحَيِّ). 1. "إنَّهُ أمْرٌ حَيَوِيٌّ" : ضَرُورِيٌّ لِلْعَيْشِ. 2. "إنَّهُ الْمَجَالُ الح</text:p>
          </table:table-cell>
          <table:table-cell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حَيَوَانِيٌّ</text:p>
          </table:table-cell>
          <table:table-cell/>
          <table:table-cell office:value-type="string" calcext:value-type="string">
            <text:p>حي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يَوَ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يَوَانِيٌّ-حَيَوَانِيٌّ، ةٌ [ح ي ي] (مَنْسُوبٌ إلَى الحَيَوَانِ). 1."الْمَمْلَكَةُ الحَيَوانِيَّةُ" : أَحَدُ الأَقْسَامِ الكُبْرَى لِلْكَائِنَاتِ الموْجُودَةِ فِي الطَّبِيعَةِ، أيِ الحَيَوَانُ وَالنَّبَاتُ وَالجَمَادُ. 2. "أَعْمَالٌ حَيَوَانِيَّةٌ" : أعْمَالٌ تَتَّصِفُ بِصِفَاتِ الحَيَوَانِ.</text:p>
          </table:table-cell>
          <table:table-cell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خَارِجِيٌّ</text:p>
          </table:table-cell>
          <table:table-cell/>
          <table:table-cell office:value-type="string" calcext:value-type="string">
            <text:p>خرج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َارِج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َارِجِيٌّ-خَارِجِيٌّ، ةٌ [خ ر ج] (مَنْسُوبٌ إِلَى الْخَارِجِ). 1. "رَجُلٌ خَارِجِيٌّ" : مَنْ كَانَ عَلَى مَذْهَبِ الْخَوَارِجِ، مَنْ يَخْرُجُ عَنْ سُلْطَةِ الأمِيرِ أوِ الْجَم</text:p>
          </table:table-cell>
          <table:table-cell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خِتَامِيٌّ</text:p>
          </table:table-cell>
          <table:table-cell/>
          <table:table-cell office:value-type="string" calcext:value-type="string">
            <text:p>خت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ِتَا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ِتَامِيٌّ-خِتَامِيٌّ، ةٌ [خ ت م] (مَنْسُوبٌ إِلى الخِتَامِ)." ألْقَى الكَلِمَةَ الْخِتَامِيَّةَ رَئِيسُ الْجَمْعِيَّةِ" : آخِرُ كَلِمَةٍ فِي نَدْوَةٍ أوْ حَفْلٍ.</text:p>
          </table:table-cell>
          <table:table-cell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خَزَفِيٌّ</text:p>
          </table:table-cell>
          <table:table-cell/>
          <table:table-cell office:value-type="string" calcext:value-type="string">
            <text:p>خز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َزَ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َزَفِيٌّ-خَزَفِيٌّ، ةٌ [خ ز ف] (مَنْسُوبٌ إِلَى الخَزَفِ). 1."يَبِيعُ الأَوَانِيَ ا</text:p>
          </table:table-cell>
          <table:table-cell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خَشَبِيٌّ</text:p>
          </table:table-cell>
          <table:table-cell/>
          <table:table-cell office:value-type="string" calcext:value-type="string">
            <text:p>خش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َشَ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َشَبِيٌّ-خَشَبِيٌّ، ةٌ [خ ش ب] (مَنْسُوبٌ إِلَى الْخَشَبِ). "اِمْتَطَى الْوَلَدُ فَرَسًا خَشَبِيًّا" : فَرَساً مِنْ خَشَبٍ.</text:p>
          </table:table-cell>
          <table:table-cell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خُصُوصِيٌّ</text:p>
          </table:table-cell>
          <table:table-cell/>
          <table:table-cell office:value-type="string" calcext:value-type="string">
            <text:p>خصص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ُصُوص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ُصُوصِيٌّ-خُصُوصِيٌّ، ةٌ [خ ص ص] (مَنْسُوبٌ إِلى الْخُصُوصِ). "دَرْسٌ خُصُوصِيٌّ" : خَاصٌّ. "سَيَّارَةٌ خُصُوصِيَّةٌ".</text:p>
          </table:table-cell>
          <table:table-cell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خَلْفِيٌّ</text:p>
          </table:table-cell>
          <table:table-cell/>
          <table:table-cell office:value-type="string" calcext:value-type="string">
            <text:p>خل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َلْ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َلْفِيٌّ-خَلْفِيٌّ، ةٌ [خ ل ف] (مَنْسُوبٌ إِلَى الخَلْفِ). "خَرَجَ مِنَ البَابِ الخَلْفِيِّ" : بَابٌ ثَانَوِيٌّ وَرَاءَ البَيْتِ.</text:p>
          </table:table-cell>
          <table:table-cell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خُلُقِيٌّ</text:p>
          </table:table-cell>
          <table:table-cell/>
          <table:table-cell office:value-type="string" calcext:value-type="string">
            <text:p>خلق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ُلُق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ُلُقِيٌّ-خُلُقِيٌّ، ةٌ [خ ل ق] (مَنْسُوبٌ إِلى الخُلُقِ). "يَمْتَازُ بِصِفَاتِهِ الخُلُقِيَّةُ" : الصِّفَاتُ ذَاتُ الْمَسْلَكِ الْحَسَنِ.</text:p>
          </table:table-cell>
          <table:table-cell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خَمْرِيٌّ</text:p>
          </table:table-cell>
          <table:table-cell/>
          <table:table-cell office:value-type="string" calcext:value-type="string">
            <text:p>خم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َمْ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َمْرِيٌّ-خَمْرِيٌّ، ةٌ [خ م ر] (مَنْسُوبٌ إِلى الخَمْرِ). 1. "هُوَ خَمْرِيُّ اللَّوْنِ" : يَمِيلُ لَوْنُهُ إِلى الأَسْوَدِ الضَّارِبِ إِلى الْحُمْرَةِ. 2. "شِعْرٌ خَمْرِيٌّ" : شِعْرٌ يَدُورُ حَوْلَ الخَمْرِ وَالغَزَلِ. "أَلْوَانٌ خَمْرِيَّةٌ".</text:p>
          </table:table-cell>
          <table:table-cell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خمُاَسِيٌّ</text:p>
          </table:table-cell>
          <table:table-cell/>
          <table:table-cell office:value-type="string" calcext:value-type="string">
            <text:p>خم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َمْس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مُاَسِيٌّ-خمُاَسِيٌّ، ةٌ [خ م س] (مَنْسُوبٌ إِلَى الْخَمْسَةِ). 1."شَكْلٌ خُمَاسِيُّ الأَضْلاَعِ" : ذُو أَضْلاَعٍ خَمْسَةٍ. 2. "فِعْلٌ خُمَاسِيٌّ" : مُرَكَّبٌ مِنْ خَمْسَةِ أَحْرُفٍ. "نَجْمَةٌ خُمَاسِيَّةٌ" "خُمَاسِيُّ الزَّوَايَا". 3. "رِيَاضَةُ الْخُمَاسِيِّ" (ريا) : مَجْمُوعَةٌ لِخَمْسَةِ أَنْوَاعٍ مِنَ التَّدَارِيبِ الرِّيَاضِيَّةِ وَهِيَ : الْمُصَارَعَةُ وَالعَدْوُ وَالْقَفْزُ وَالرَّمْيُ بِالسِّهَامِ وَقُرْصُ الرَّمْيِ. 4. "خُمَاسِيٌّ حَدِيثٌ" : وَهُوَ نَوْعٌ مِنَ الألْعَابِ الأُولُمْبِيَّةِ تَتَضَمَّنُ خَمْسَ تَجَارِبَ مِنْ أَنْوَاعِ الرِّيَاضَةِ وَهِيَ : كُرَةُ العَصَا وَالْفُرُوسِيَّةُ وَالْمُبَارَزَةُ وَالسِّبَاحَةُ وَالرِّمَايَةُ.</text:p>
          </table:table-cell>
          <table:table-cell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خَيَالِيٌّ</text:p>
          </table:table-cell>
          <table:table-cell/>
          <table:table-cell office:value-type="string" calcext:value-type="string">
            <text:p>خي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َيَا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ى الخَيَالِ). "رَجُلٌ خَيَالِيٌّ" : كَثِيرُ التَّخَيُّلِ، الوَاهِمُ.</text:p>
          </table:table-cell>
          <table:table-cell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خَيْرِيٌّ</text:p>
          </table:table-cell>
          <table:table-cell/>
          <table:table-cell office:value-type="string" calcext:value-type="string">
            <text:p>خي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َيْ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َيْرِيٌّ-خَيْرِيٌّ، ةٌ [خ ي ر] (مَنْسُوبٌ إِلى الخَيْرِ). 1. "يُشَارِكُ فِي كُلِّ عَمَلٍ خَيْرِيٍّ" : نَفْعِيٍّ، أَيْ كُلُّ عَمَلٍ فِيهِ مَنَافِعُ لِلنَّاسِ. 2. "تَقُومُ الجَمْعِيَّةُ بِأعْمَالٍ خَيْرِيَّةٍ" : بِأعْمَالِ الإِحْسَانِ وَالبِرِّ، مُسَاعَدَةُ الفُقَرَاءِ وَالْمُحْتَاجِينَ.</text:p>
          </table:table-cell>
          <table:table-cell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دَاخِلِيٌّ</text:p>
          </table:table-cell>
          <table:table-cell/>
          <table:table-cell office:value-type="string" calcext:value-type="string">
            <text:p>دخ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َاخِ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َاخِلِيٌّ-دَاخِلِيٌّ، ةٌ [د خ ل] (مَنْسُوبٌ إلَى الدَّاخِلِ). 1."تِلْمِيذٌ دَاخِلِيٌّ" : يَدْرُسُ وَيَأْكُلُ وَيَنَامُ فِي مَدْرَسَةٍ دَاخِليَّةٍ. 2."يُتَابِعُ دِرَاسَتَهُ فِي مَدْرَسَةٍ دَاخِلِيَّةٍ" : مَدْرَسَةٌ تَتَكَفَّلُ بِإيوَاءِ التَّلاَمِيذِ. 3. "اِشْتَرَى مَلاَبِسَ دَاخِلِيَّةً" : مَلاَبِسَ تَحْتَانِيَّةً. 4."أصْدَرَتْ وِزَارَةُ الدَّاخِلِيَّةِ بَلاغاً حَوْلَ أَوْضَاعِ الأَمْنِ فِي البِلاَدِ" : الوِزَارَةُ الْمُكَلَّفَةُ بِالأمْنِ الوَطَنِيِّ وَالسَّهَرِ عَلَى حِمَايَةِ الْمُوَاطِنينَ وَرِعَايَةِ مَصَالِحِهِمُ الإِدَارِيَّةِ. 5. "يَتَدَخَّلُ فِي شُؤُونِهِ الدَّاخِلِيَّةِ" : فِي شُؤُونِهِ الخَاصَّةِ. 6."شُعُورٌ داخِلِيٌّ" : باطِنِيٌّ. "شَعَرَ بِارْتِياحٍ دَاخِلِيٍّ، فَتَثَاءبَ وَتَمطَّى". (حنا مينه).</text:p>
          </table:table-cell>
          <table:table-cell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دِبْلُومَاسِيٌّ</text:p>
          </table:table-cell>
          <table:table-cell/>
          <table:table-cell office:value-type="string" calcext:value-type="string">
            <text:p>دبلوماس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ِبْلُومَاس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ِبْلُومَاسِيٌّ-دِبْلُومَاسِيٌّ، ةٌ (مَنْسُوبٌ إلَى الدِّبْلُومَاسِيَّةِ). 1. "مُوَظَّفٌ دِبْلُومَاسِيٌّ" : مَنْ يَتَوَلَّى تَمْثِيلَ بِلاَدِهِ فِي دَوْلَةٍ أَجْنَبِيَّةٍ وَالاهْتِمَامَ بِشُؤُونِهَا الخَارِجِيَّةِ. 2. "السِّلْكُ الدِّبْلُومَاسِيُّ" : التَّمْثِيلُ السِّيَاسِيُّ لِهَيْئَةٍ مِنَ الْمُوَظَّفِينَ السَّامِينَ فِي بَلَدٍ أجْنَبِيٍّ.</text:p>
          </table:table-cell>
          <table:table-cell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دِراسِيٌّ</text:p>
          </table:table-cell>
          <table:table-cell/>
          <table:table-cell office:value-type="string" calcext:value-type="string">
            <text:p>در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ِرَاس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ِراسِيٌّ-دِراسِيٌّ، ةٌ [د ر س] (مَنْسُوبٌ إلَى الدِّرَاسَةِ). 1."اِنْتَهَى العَامُ الدِّرَاسِيُّ" : السَّنَةُ الْمَدْرَسِيَّةُ مِنْ شَهْرِ أيْلُول، سبتمبر إلَى شَهْرِ يُولْيُوزَ، جْوِيِّي. 2. "أيَّامٌ دِرَاسِيَّةٌ" : أيَّامُ بَحْثٍ وَدَرْسٍ وَعِلْمٍ.</text:p>
          </table:table-cell>
          <table:table-cell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دَرَكِيٌّ</text:p>
          </table:table-cell>
          <table:table-cell/>
          <table:table-cell office:value-type="string" calcext:value-type="string">
            <text:p>درك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َرَك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لَى الدَّرَكِ، الوَاحِدُ مِنْ رِجَالِ الدَّرَكِ). "حَاصَرَهُ الدَّرَكِيُّونَ مِنْ كُلِّ جَانِبٍ": قُوَّاتُ الشُّرْطَةِ العَسْكَرِيَّةِ.</text:p>
          </table:table-cell>
          <table:table-cell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دُسْتُورِيُّ</text:p>
          </table:table-cell>
          <table:table-cell/>
          <table:table-cell office:value-type="string" calcext:value-type="string">
            <text:p>دستور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ُسْتُو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ُسْتُورِيُّ-دُسْتُورِيُّ، ةٌ (مَنْسُوبٌ إلَى الدُّسْتُورِ). "النِّظَامُ الدُّسْتُورِيُّ": حُكْمٌ يَكُونُ خَاضِعاً لِمَوَادَّ الدُّسْتُورِ. "نِظَامُ الْمَغْرِبِ هُوَ الْمَلَكِيَّةُ الدُّسْتُورِيَّةُ".</text:p>
          </table:table-cell>
          <table:table-cell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دُكَّانِيٌّ</text:p>
          </table:table-cell>
          <table:table-cell/>
          <table:table-cell office:value-type="string" calcext:value-type="string">
            <text:p>دكا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ُكَّ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وبٌ إلَى الدُّكَّانِ). "غابَ الدُّكَّانِيُّ عَنْ دُكَّانِهِ" : صاحِبُ الدُّكَّانِ.</text:p>
          </table:table-cell>
          <table:table-cell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دَمَوِيٌّ</text:p>
          </table:table-cell>
          <table:table-cell/>
          <table:table-cell office:value-type="string" calcext:value-type="string">
            <text:p>دم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َ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َمَوِيٌّ-دَمَوِيٌّ، ةٌ [د م ي] (مَنْسوبٌ إلى الدَّمِ). 1."الدَّوْرَةُ الدَّمَوِيَّةُ" : دَوْرَةُ الدَّمِ في جِسْمِ الإِنْسانِ. 2."كانَ حاكِماً دَمَوِيّاً" : سَفَّاكاً لِلدِّماءِ، سَفَّاحاً.</text:p>
          </table:table-cell>
          <table:table-cell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دَهْرِيٌّ</text:p>
          </table:table-cell>
          <table:table-cell/>
          <table:table-cell office:value-type="string" calcext:value-type="string">
            <text:p>ده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َهْ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َهْرِيٌّ-دَهْرِيٌّ، ةٌ [د هـ ر] (منسُوبٌ إلى الدَّهْرِ). 1."رَجُلٌ دَهْرِيٌ" : مَنْ طالَ عُمْرُهُ وَعاشَ دَهْراً طَويلاً. 2."قيلَ عَنْهُ إِنَّهُ دَهْرِيٌّ" : مُلْحِدٌ لاَ يُؤْمِنُ بِالآخِرَةِ، وَيَقولُ بِبَقاءِ الدَّهْرِ.</text:p>
          </table:table-cell>
          <table:table-cell/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دُهْنِيٌّ</text:p>
          </table:table-cell>
          <table:table-cell/>
          <table:table-cell office:value-type="string" calcext:value-type="string">
            <text:p>ده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ُهْ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ُهْنِيٌّ-دُهْنِيٌّ، ةٌ [د هـ ن] (مَنْسوبٌ إلى الدُّهْنِ). قَلَّلَ مِنْ أَكْلِ الْمَوادِّ الدُّهْنِيَّةِ" : مِنَ الْمَوادِّ ذَاتِ الدَّسَمِ.</text:p>
          </table:table-cell>
          <table:table-cell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دُودِيٌّ</text:p>
          </table:table-cell>
          <table:table-cell/>
          <table:table-cell office:value-type="string" calcext:value-type="string">
            <text:p>دو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ُو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ُودِيٌّ-دُودِيٌّ، ةٌ [د و د] (مَنْسوبٌ إلى الدُّودِ). 1."دُودِيُّ الشَّكْلِ" : على شَكْلِ دُودَةٍ. 2."اِسْتَأْصَلَ الزَّائِدَةَ الدُّودِيَّةَ": زائِدَة على شَكْلِ دودَةٍ توجَدُ في جِسْمِ الإِنْسانِ في القِسْمِ الأَسْفَلِ مِنَ الأَعْورِ.</text:p>
          </table:table-cell>
          <table:table-cell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دَوْلِيٌّ</text:p>
          </table:table-cell>
          <table:table-cell/>
          <table:table-cell office:value-type="string" calcext:value-type="string">
            <text:p>دو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َوْل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َوْلِيٌّ-دَوْلِيٌّ، دُوَلِيٌّ[د و ل] (مَنْسوبٌ إلى الدَّوْلَةِ والدُّوَلِ). 1."أَحْرَزَ على لَقَبٍ دَوْلِيٍّ" : أَيْ عالَمِيّ. 2."اِتِّفاقٌ دُوَلِيٌّ" : اِتِّفاقٌ تَشْتَرِكُ فيهِ عِدَّةُ دُوَلٍ. "مِنْطَقَةٌ دَوْلِيَّةٌ" "مِياهٌ دَوْلِيَّةٌ".</text:p>
          </table:table-cell>
          <table:table-cell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دِيمُقْراطِيٌّ</text:p>
          </table:table-cell>
          <table:table-cell/>
          <table:table-cell office:value-type="string" calcext:value-type="string">
            <text:p>ديمقراط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ِيمُقْراط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سيا) (مَنْسوبٌ إلى الدِّيمُقْراطِيَّةِ). "هُوَ دِيمُقْراطِيٌّ بِطَبْعِهِ" : الْمُؤْمِنُ بِمَبادِئِ العَدْلِ </text:p>
          </table:table-cell>
          <table:table-cell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دِينِيٌّ</text:p>
          </table:table-cell>
          <table:table-cell/>
          <table:table-cell office:value-type="string" calcext:value-type="string">
            <text:p>دي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ِي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ِينِيٌّ-دِينِيٌّ، ةٌ [د ي ن] (مَنْسوبٌ إلى الدِّينِ). "شَديدُ التَّمَسُّكِ بِالقَواعِدِ الدِّينِيَّةِ" : بِالقَواعِدِ الْمُتَعَلِّقَةِ بِالدِّينِ.</text:p>
          </table:table-cell>
          <table:table-cell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ذاتِيٌّ</text:p>
          </table:table-cell>
          <table:table-cell/>
          <table:table-cell office:value-type="string" calcext:value-type="string">
            <text:p>ذات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ذَات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ذاتِيٌّ-ذاتِيٌّ، ةٌ (مَنْسوبٌ إلى الذَّاتِ). 1."قَدَّمَ نَقْداً ذاتِيّاً" : عادَ لِيُرَاجِعَ نَفْسَهُ، آراءهُ وَأَفْكارَهُ عِنْدَ شُعورِهِ بِخَطَئِها. 2."كانَ ذاتِيّاً في أَحْكامِهِ وَآرائِهِ" : لَمْ تَكُنْ أَحْكامُهُ وَآراؤُهُ تَتَّسِمُ بِالْمَوْضوعِيَّةِ، أَيْ كانَ خاضِعاً لاِنْفِعالاتِ نَفْسِهِ. 3."طالَبَ سُكَّانُ الْمُقاطَعَةِ الشَّمالِيَّةِ بِالحُكْمِ الذَّاتِيِّ" : أَنْ يَحْكُمُوا أَنْفُسَهُمْ بِأَنْفُسِهِمْ على أَساسِ خُضوعِهِمْ لِلسُّلْطَةِ الْمَرْكَزِيَّةِ. 5."أَقامُوا نِظاماً اِقْتِصادِيّاً قائِماً على التَّسْيِيرِ الذَّاتِيِّ": التَّسْيِيرُ الْمُشْتَرَكُ. 6."كَتَبَ سِيرَتَهُ الذَّاتِيَّةَ" : الأَحْداثُ كَما عاشَها وَعايَنَها بِنَفْسِهِ.</text:p>
          </table:table-cell>
          <table:table-cell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ذَرِّيٌّ</text:p>
          </table:table-cell>
          <table:table-cell/>
          <table:table-cell office:value-type="string" calcext:value-type="string">
            <text:p>ذر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ذَر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ذَرِّيٌّ-ذَرِّيٌّ، ةٌ [ذ ر ر] (مَنْسوبٌ إلى الذَّرَّةِ). 1."عالِمٌ ذَرِّيٌّ": أَيْ مُخْتَصٌّ بِعِلْمِ الذَّرَّةِ. 2."الإِشْعاعُ الذَّرِّيُّ" : الذَّرَّاتُ الْمُتَكَوِّنَةُ مِنَ نَواةِ نُوتْروناتِ، أَيْ مِنَ الْجُزَيْئَاتِ المادِّيَّةِ السَّالِبَةِ، وَمِن بروتُوناتِ، وَهِيَ جُزَيْئاتٌ مادِّيَّةٌ موجِبَةٌ ؛ وَتَدورُ حَوْلَ هِذِهِ النَّواةِ إِلِكْتُروناتٌ سالِبَةٌ. 3."الطَّاقَةُ الذَّرِّيَّةُ" : الطَّاقةُ الَّتِي يُحْصَلُ عَلَيْها بِتَحْطيمِ النَّوَياتِ</text:p>
          </table:table-cell>
          <table:table-cell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ذَهَبِيٌّ</text:p>
          </table:table-cell>
          <table:table-cell/>
          <table:table-cell office:value-type="string" calcext:value-type="string">
            <text:p>ذه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ذَهَ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ذَهَبِيٌّ-ذَهَبِيٌّ، ةٌ [ذ هـ ب] (مَنْسُوبٌ إلَى الذَّهَبِ). 1."شَعْرٌ ذَهَبِيٌّ" : بِلَونِ الذَّهَبِ. 2. "آيَةٌ ذَهَبِيَّةٌ" </text:p>
          </table:table-cell>
          <table:table-cell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ذِهْنيٌّ</text:p>
          </table:table-cell>
          <table:table-cell/>
          <table:table-cell office:value-type="string" calcext:value-type="string">
            <text:p>ذه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ذِهْ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ذِهْنيٌّ-ذِهْنيٌّ، ةٌ [ذ هـ ن] (مَنْسُوبٌ إلَى الذِّهْنِ). 1."عَمَلٌ ذِهْنيٌّ" : عَقْليٌّ. "ذِهْنِيَّةٌ مُتَفَتِّحَةٌ" "ذِهْ</text:p>
          </table:table-cell>
          <table:table-cell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رَأْسِيٌّ</text:p>
          </table:table-cell>
          <table:table-cell/>
          <table:table-cell office:value-type="string" calcext:value-type="string">
            <text:p>رأ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َأْس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أْسِيٌّ-رَأْسِيٌّ، ةٌ [ر أ س] (مَنْسُوبٌ إلى الرَّأْسِ). "خَطٌّ رَأْسِيٌّ" : خَطٌّ عَمُودِيٌّ. "خُطُوطٌ رَأْسِيَّةٌ".</text:p>
          </table:table-cell>
          <table:table-cell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رَأْسُمَالِيٌّ</text:p>
          </table:table-cell>
          <table:table-cell/>
          <table:table-cell office:value-type="string" calcext:value-type="string">
            <text:p>رأسمال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َأْسمَا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. (مَنْسُوبٌ إلَى الرَّأْسمَالِ). 1."رَجُلٌ رَأْسمَالِيٌّ" : مَنْ يَمْلِكُ رُؤُوسَ أَمْوَالٍ يَسْتَثْمِرُهَا فِي مَشَارِيعَ اقْتِصَادِيَّةٍ، وَتُطْلَقُ عَلَى رَجُلِ الأَعْمَالِ. 2."نِظَامٌ رَأْسُمَالِيٌّ" : نِظَامٌ قَائِمٌ عَلَى المِلْكِيَّةِ الخَاصَّةِ لِوَسَائِلِ الإنْتَاجِ.</text:p>
          </table:table-cell>
          <table:table-cell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رَبَّانِيٌّ</text:p>
          </table:table-cell>
          <table:table-cell/>
          <table:table-cell office:value-type="string" calcext:value-type="string">
            <text:p>رب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َب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لَى الرَّبِّ). "عَاشَ رَبَّانِيّاً طَوَالَ حَيَاتِهِ" : الْمُتَصَوِّفُ فِي عِبَادَةِ اللَّهِ وَالعَارِفُ بِهِ، وَالْمُتَأَلِّهُ فِيهِ، وَهِيَ صِفَةٌ تُطْلَقُ عَلَى الحَبْرِ اليَهُودِيِّ.</text:p>
          </table:table-cell>
          <table:table-cell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رُبُوبِيٌّ</text:p>
          </table:table-cell>
          <table:table-cell/>
          <table:table-cell office:value-type="string" calcext:value-type="string">
            <text:p>رب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َب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ُبُوبِيٌّ-رُبُوبِيٌّ، ةٌ [ر ب ب] (مَنْسُوبٌ إلَى الرَّبِّ). "اِدَّعَى الرُّبُوبِيَّةَ" : الاتِّصَافُ بِصِفَاتِ الرَّبِّ. "لَمْ يَدَّعِ الرُّبُوبِيَّةَ مَلِكٌ قَطُّ إلاَّ فِرْعَونَ". (الجاحظ).</text:p>
          </table:table-cell>
          <table:table-cell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رِبِّيٌّ</text:p>
          </table:table-cell>
          <table:table-cell/>
          <table:table-cell office:value-type="string" calcext:value-type="string">
            <text:p>رب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َب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لَى الرَّبِّ). "جَلَسَ الرِّبِّيُّ يَعْقُوبُ يَقْرَأُ فُصُولاً مِنَ التَّوْرَاةِ" : الْمُتَصَوِّفُ اليَهُودِيُّ العَارِفُ بِاللَّهِ وَالتَّوْرَاةِ.</text:p>
          </table:table-cell>
          <table:table-cell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رَبِيعِيُّ</text:p>
          </table:table-cell>
          <table:table-cell/>
          <table:table-cell office:value-type="string" calcext:value-type="string">
            <text:p>رب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َبِي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بِيعِيُّ-رَبِيعِيُّ، ةٌ [ر ب ع] (مَنْسُوبٌ إلَى الرَّبِيعِ). "طَقْسٌ رَبِيعِيٌّ رَائِعٌ" : طَقْسُ زَمَنِ الرَّبِيعِ.</text:p>
          </table:table-cell>
          <table:table-cell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رُجُولِيٌّ</text:p>
          </table:table-cell>
          <table:table-cell/>
          <table:table-cell office:value-type="string" calcext:value-type="string">
            <text:p>رج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ُجُول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ُجُولِيٌّ-رُجُولِيٌّ، ةٌ [ر ج ل] (مَنْسوبٌ إلَى الرُّجُولَةِ).: كَمَالُ الصِّفَاتِ الْمُمَيِّزَةِ لِلرَّجُلِ.</text:p>
          </table:table-cell>
          <table:table-cell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رَمادِيٌّ</text:p>
          </table:table-cell>
          <table:table-cell/>
          <table:table-cell office:value-type="string" calcext:value-type="string">
            <text:p>رم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َما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مادِيٌّ-رَمادِيٌّ، ةٌ [ر م د] (مَنْسوبٌ إلى الرَّمادِ). "يَلْبَسُ مِعْطَفاً رَمادِيَّ اللَّوْنِ" : ما كانَ لَوْنُهُ لَوْنَ الرَّمادِ.</text:p>
          </table:table-cell>
          <table:table-cell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رُمَّانِيٌّ</text:p>
          </table:table-cell>
          <table:table-cell/>
          <table:table-cell office:value-type="string" calcext:value-type="string">
            <text:p>رما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ُمّ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ُمَّانِيٌّ-رُمَّانِيٌّ، ةٌ (مَنْسوبٌ إلى الرُّمّانِ). "لَوْنٌ رُمّانِيٌّ" : يُشْبِهُ لَوْنَ الرُّمَّانِ.</text:p>
          </table:table-cell>
          <table:table-cell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رَمْلِيٌّ</text:p>
          </table:table-cell>
          <table:table-cell/>
          <table:table-cell office:value-type="string" calcext:value-type="string">
            <text:p>رم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َمْ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مْلِيٌّ-رَمْلِيٌّ، ةٌ [ر م ل] (مَنْسوبٌ إلى الرَّمْلِ). 1."حَجَرٌ رَمْلِيٌّ" : مُكَوَّنٌ مِنَ الرَّمْلِ. 2."نَباتٌ رَمْلِيٌّ" : نَباتٌ يَنْبُتُ في الرَّمْلِ.</text:p>
          </table:table-cell>
          <table:table-cell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رِوَائِيٌّ</text:p>
          </table:table-cell>
          <table:table-cell/>
          <table:table-cell office:value-type="string" calcext:value-type="string">
            <text:p>رو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ِواي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رِوَائِيٌّ-رِوَائِيٌّ، ةٌ [ر و ي] (مَنْسوبٌ إلى الرِّوايَةِ). "هُوَ رِوائِيٌّ مُمْتازٌ" : مَنْ يَكْتُبُ رِواياتٍ مِنَ الخَيالِ أَوْ بِحَبْكِ وَقائِعَ مِنَ الحَياةِ بِأُسْلوبٍ شَيِّقٍ وَيُقَدِّمُها في صُوَرٍ تَتَحَوَّلُ إِلَى قِصَّةٍ طَوِيلَةٍ.</text:p>
          </table:table-cell>
          <table:table-cell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رُوحَانِيٌّ</text:p>
          </table:table-cell>
          <table:table-cell/>
          <table:table-cell office:value-type="string" calcext:value-type="string">
            <text:p>روح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ُوح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رُوحَانِيٌّ-رُوحَانِيٌّ، ةٌ [ر و ح] (مَنْسوبٌ إلَى الرُّوحِ).</text:p>
          </table:table-cell>
          <table:table-cell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رُومانِيٌّ</text:p>
          </table:table-cell>
          <table:table-cell/>
          <table:table-cell office:value-type="string" calcext:value-type="string">
            <text:p>رو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ُو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وبٌ إلى الرُّومِ أَو إِلى رُوما).</text:p>
          </table:table-cell>
          <table:table-cell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رِئَاسِيٌّ</text:p>
          </table:table-cell>
          <table:table-cell/>
          <table:table-cell office:value-type="string" calcext:value-type="string">
            <text:p>رأ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ِئَاس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ِئَاسِيٌّ-رِئَاسِيٌّ [ر أ س] (مَنْسُوبٌ إِلَى الرِّئَاسَةِ). "النِّظَامُ الرِّئَاسِيُّ" : نِظَامٌ سِيَاسِيٌّ تَكُونُ فِيهِ السُّلْطَةُ تَحْتَ الإِشْرَافِ الكَامِلِ لِرَئِيسِ الجُمْهُورِيَّةِ.</text:p>
          </table:table-cell>
          <table:table-cell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رِئَوِيٌّ</text:p>
          </table:table-cell>
          <table:table-cell/>
          <table:table-cell office:value-type="string" calcext:value-type="string">
            <text:p>رأ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ِئ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ِئَوِيٌّ-رِئَوِيٌّ، ةٌ [ر أ ي] (مَنْسُوبٌ إلَى الرِّئَةِ). "أُصِيبَ بِالتِهَابٍ رِئَوِيٍّ" : بِالْتِهَابٍ فِي الرِّئَةِ.</text:p>
          </table:table-cell>
          <table:table-cell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رَئِيِسيٌّ</text:p>
          </table:table-cell>
          <table:table-cell/>
          <table:table-cell office:value-type="string" calcext:value-type="string">
            <text:p>رأ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َئِيس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ئِيِسيٌّ-رَئِيِسيٌّ، ةٌ [ر أ س] (مَنْسُوبٌ إلَى الرَّئِيسِ). 1."اِنْتَظَرَهُ فِي الشَّارِعِ الرَّئِيسِيِّ" : أَهَمُّ شَارِعٍ فِي الْمَدِينَةِ. 2."يَبْحَثُ عَنْ سَبَبٍ رَئِيسِيٍّ لِيُقَدّ</text:p>
          </table:table-cell>
          <table:table-cell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رِياضِيٌّ</text:p>
          </table:table-cell>
          <table:table-cell/>
          <table:table-cell office:value-type="string" calcext:value-type="string">
            <text:p>روض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ِياض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وبٌ إلى الرِّياضَةِ). 1."رِياضِيٌّ مُمْتازٌ" : مَنْ يُمارِسُ الرِّياضَةَ البَدَنِيَّةَ والتَّدارِيبَ والحَرَكاتِ البَدَنِيَّةَ. "يُمارِسُ الأَلْعابَ الرِّياضِيَّةَ". 2."روحٌ رِياضِيَّةٌ" : روحُ التَّآخِي وَسَعَةُ الصَّدْرِ وَتَقَبُّلُ نَتائِجِ الْمُباراةِ الرِّياضِيَّةِ بِصَدْرٍ رَحْبٍ.</text:p>
          </table:table-cell>
          <table:table-cell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رِيفِيٌّ</text:p>
          </table:table-cell>
          <table:table-cell/>
          <table:table-cell office:value-type="string" calcext:value-type="string">
            <text:p>ري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ِي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وبٌ إلَى الرِّيفِ). 1."رَجُلٌ رِيفِيٌّ" : مِنْ أَهْلِ الرِّيفِ. 2."يَعيشُ حَياةً رِيفِيَّةً" : بَدَوِيَّةً. "أَلِفَ الحَياةَ الرِّيفِيَّةَ وَلَمْ يَعُدْ يَسْتَسيغُ حَياةَ الْمُدُنِ".</text:p>
          </table:table-cell>
          <table:table-cell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زُجاجِيٌّ</text:p>
          </table:table-cell>
          <table:table-cell/>
          <table:table-cell office:value-type="string" calcext:value-type="string">
            <text:p>زجج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زَجَّاج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ُجاجِيٌّ-زُجاجِيٌّ، ةٌ[ز ج ج]. 1. : مَنْسوبٌ إلَى الزَّجَّاجِ.2. : بائِعُ الزُّجاجِ.</text:p>
          </table:table-cell>
          <table:table-cell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زِراعِيٌّ</text:p>
          </table:table-cell>
          <table:table-cell/>
          <table:table-cell office:value-type="string" calcext:value-type="string">
            <text:p>زر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زِراع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زِراعِيٌّ-زِراعِيٌّ، ةٌ[ز ر ع] (مَنْسوبٌ إلى الزِّراعَةِ). 1."تُعَدُّ مِنْطَقَةُ الغَرْبِ مِنْ أَخْصَبِ الأَرَاضِي الزِّراعِيَّةِ" : أَراضٍ قابِلَةٌ لِلْحَرْثِ والزِّراعَةِ وإِنْتاجُها جَيِّدٌ. 2."مُهَنْدِسٌ زِراعِيٌّ" : الْمُتَخَرِّجُ مِنَ الْمَعْهَدِ الزِّراعِيِّ، أَيْ مَنْ يَتَعامَلَ مَعَ الزِّراعَةِ بِمَعْرِفَةٍ والْمُتَخَصِّصُ فيها. "عامِلٌ زِرَاعِيٌّ" "الإِصْلاحُ الزِّراعِي" "طَريقٌ زِراعِيٌّ".</text:p>
          </table:table-cell>
          <table:table-cell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زُلالِيٌّ</text:p>
          </table:table-cell>
          <table:table-cell/>
          <table:table-cell office:value-type="string" calcext:value-type="string">
            <text:p>زل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زُلا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ُلالِيٌّ-زُلالِيٌّ ، ةٌ[ز ل ل] (مَنْسوبٌ إلى الزُّلالِ). 1."سائِلٌ زُلالِيٌّ" : سائِلٌ يَحْتَوِي على مادَّةٍ بُروتِينِيَّةٍ بِها نِسْبَةٌ مِنَ الكِبْريتِ. 2."بَوْلٌ زُلالِيٌّ" : فيهِ مادَّةُ الزُّلالِ.</text:p>
          </table:table-cell>
          <table:table-cell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زَمَنِيٌّ</text:p>
          </table:table-cell>
          <table:table-cell/>
          <table:table-cell office:value-type="string" calcext:value-type="string">
            <text:p>زم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زَمَ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َمَنِيٌّ-زَمَنِيٌّ، ةٌ[ز م ن] (مَنْسوبٌ إلَى الزَّمَنِ). 1."تَوْقيتٌ زَمَنِيٌّ" : أَيْ لِمُدَّةٍ مُعَيَّنَةٍ. "مَرْحَلَةٌ زَمَنِيَّةٌ". 2."قُنْبُلَةٌ زَمَنِيَّةٌ" : أَيِ القُنْبُلَةُ الَّتِي تَنْفَجِرُ في زَمَنٍ مَضْبوطٍ، مُعَيَّنٍ.</text:p>
          </table:table-cell>
          <table:table-cell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زَوْجِيٌّ</text:p>
          </table:table-cell>
          <table:table-cell/>
          <table:table-cell office:value-type="string" calcext:value-type="string">
            <text:p>زوج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زَوْج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َوْجِيٌّ-زَوْجِيٌّ، ةٌ[ز و ج] (مَنْسوبٌ إلى الزَّوْجِ). 1."يَعيشُ حَياةً زَوْجِيَّةً هادِئَةً" : الحَياةُ الَّتِي تَجْمَعُ بَيْنَ الزَّوْجِ والزَّوْجَةِ بِالزَّواجِ. 2."عَدَدٌ زَوْجِيٌّ" : عَدَدٌ قابِلٌ لِلقِسْمَةِ عَلَى اثْنَيْنِ : 2. 4. 6. 8.</text:p>
          </table:table-cell>
          <table:table-cell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زَيْتِيٌّ</text:p>
          </table:table-cell>
          <table:table-cell/>
          <table:table-cell office:value-type="string" calcext:value-type="string">
            <text:p>زيت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زَيْت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َيْتِيٌّ-زَيْتِيٌّ، ةٌ[ز ي ت] (مَنْسوبٌ إلى الزَّيْتِ). 1."نَباتٌ زَيْتِيٌّ" : نَباتٌ يُعْطِي زَيْتاً. 2."لَوْحَةٌ زَيْتِيَّةٌ" : لَوْحَةٌ رُسِمَتْ بِمادَّةٍ مُلَوَّنَةٍ مَمْزوجَةٍ بِالزَّيْتِ.</text:p>
          </table:table-cell>
          <table:table-cell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سَاحِلِيُّ</text:p>
          </table:table-cell>
          <table:table-cell/>
          <table:table-cell office:value-type="string" calcext:value-type="string">
            <text:p>سح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َاحِ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احِلِيُّ-سَاحِلِيُّ، ةٌ [س ح ل] (مَنْسُوبٌ إلَى السَّاحِلِ). "مَوْقِعٌ س</text:p>
          </table:table-cell>
          <table:table-cell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سِحْرِيٌّ</text:p>
          </table:table-cell>
          <table:table-cell/>
          <table:table-cell office:value-type="string" calcext:value-type="string">
            <text:p>سح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ِحْ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ِحْرِيٌّ-سِحْرِيٌّ، ةٌ [س ح ر] (مَنْسُوب إلَى السِّحْرِ). "عَمَلٌ سِحْرِيٌّ" : عَمَلٌ قَائِمٌ عَلَى السِّحْرِ، التَّمْوِيهُ والشَّعْوَذَةُ. "جَاءَ بِأعْمَالٍ سِحْرِيَّةٍ".</text:p>
          </table:table-cell>
          <table:table-cell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سِرِّيٌّ</text:p>
          </table:table-cell>
          <table:table-cell/>
          <table:table-cell office:value-type="string" calcext:value-type="string">
            <text:p>سر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ِر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ِرِّيٌّ-سِرِّيٌّ، ةٌ [س ر ر] (مَنْسُوبٌ إلَى السِّرِّ). 1."سِرِّيٌّ جِدّاً" : مَكْتُومٌ الإخْبَارُ بِهِ. 2."عَقَدَتِ الْمَحْكَمَةُ جَلْسَةً سِرِّيَّةً": جَلْسَةً مُغْلَقَةً غَيْرَ مُعْلَنَةٍ.</text:p>
          </table:table-cell>
          <table:table-cell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سَرْمَدِيٌّ</text:p>
          </table:table-cell>
          <table:table-cell/>
          <table:table-cell office:value-type="string" calcext:value-type="string">
            <text:p>سرمد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َرْمَ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رْمَدِيٌّ-سَرْمَدِيٌّ، ةٌ (مَنْسُوبٌ إلَى السَّرْمَدِ). "عَمَلٌ سَرْمَدِيٌّ" : دَائِمٌ، أَبَدِيٌّ. "أَوْرَثَهُمْ عَذَاباً ثُمَّ فَنَاءً سَرْمَدِيّاً".(الأفغانِي).</text:p>
          </table:table-cell>
          <table:table-cell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سَطْحِيٌّ</text:p>
          </table:table-cell>
          <table:table-cell/>
          <table:table-cell office:value-type="string" calcext:value-type="string">
            <text:p>سطح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َطْح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طْحِيٌّ-سَطْحِيٌّ، ةٌ [س ط ح] (مَنْسُوبٌ إلَى السَّطْحِ). 1."فِكْرٌ سَطْحِيٌّ" : أيْ لاَ عَمَلَ فِيهِ، بَسِيطٌ. "مَعْلُومَاتٌ سَطْحِيَّةٌ" "آرَاءٌ سَطْحِيَّةٌ</text:p>
          </table:table-cell>
          <table:table-cell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سُعُودِيٌّ</text:p>
          </table:table-cell>
          <table:table-cell/>
          <table:table-cell office:value-type="string" calcext:value-type="string">
            <text:p>سعود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ُعُود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لَى السُّعُودِيَّةِ).</text:p>
          </table:table-cell>
          <table:table-cell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سُفْلِيٌّ</text:p>
          </table:table-cell>
          <table:table-cell/>
          <table:table-cell office:value-type="string" calcext:value-type="string">
            <text:p>سف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ُفْ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ُفْلِيٌّ-سُفْلِيٌّ، ةٌ [س ف ل] (مَنْسُوبٌ إلَى السُّفْلِ). "يَسْكُنُ فِي الطَّابَ</text:p>
          </table:table-cell>
          <table:table-cell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سَلْبِيٌّ</text:p>
          </table:table-cell>
          <table:table-cell/>
          <table:table-cell office:value-type="string" calcext:value-type="string">
            <text:p>سل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َلْ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لْبِيٌّ-سَلْبِيٌّ، ةٌ [س ل ب] (مَنْسُوبٌ إلَى السَّلْبِ). 1."تَلَقَّى جَوَاباً سَلْبِيّاً" : بِالنَّفْيِ، بِالرَّفْضِ. 2. "اِتَّخَذَ م</text:p>
          </table:table-cell>
          <table:table-cell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سَمَاوِيٌّ</text:p>
          </table:table-cell>
          <table:table-cell/>
          <table:table-cell office:value-type="string" calcext:value-type="string">
            <text:p>سم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َم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مَاوِيٌّ-سَمَاوِيٌّ، ةٌ [س م و] (مَنْسُوبٌ إلَى السَّمَاءِ). 1."سَمَاوِيُّ اللَّوْنِ" : يَمِيلُ إلَى زُرْقَةِ السَّمَاءِ. "لَو</text:p>
          </table:table-cell>
          <table:table-cell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سَمَاعِيٌّ</text:p>
          </table:table-cell>
          <table:table-cell/>
          <table:table-cell office:value-type="string" calcext:value-type="string">
            <text:p>سم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َمَا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مَاعِيٌّ-سَمَاعِيٌّ [س م ع] (منْسُوبٌ إلَى السَّمَاعِ).</text:p>
          </table:table-cell>
          <table:table-cell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سَنَوِيٌّ</text:p>
          </table:table-cell>
          <table:table-cell/>
          <table:table-cell office:value-type="string" calcext:value-type="string">
            <text:p>سن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َن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نَوِيٌّ-سَنَوِيٌّ، ةٌ [س ن و] (مَنْسُوبٌ إلَى السَّنَةِ). "المِهْرَجَانُ السَّنَوِيُّ" : أيِ المِهْرَجَانُ الَّذِي يَنْعَقِدُ مَرَّةً كُلَّ سَنَةٍ.</text:p>
          </table:table-cell>
          <table:table-cell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سُنِّيٌّ</text:p>
          </table:table-cell>
          <table:table-cell/>
          <table:table-cell office:value-type="string" calcext:value-type="string">
            <text:p>سن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ُن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نِيٌّ-سَنِيٌّ، ةٌ [س ن ي] (صف). "مَقَامٌ سَنِيٌّ" : رَفِيعٌ، ذُو سَنَاءٍ. "بَلَغَ مَرْتَبَةً سَنِيَّةً".</text:p>
          </table:table-cell>
          <table:table-cell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سِنْجابِيٌّ</text:p>
          </table:table-cell>
          <table:table-cell/>
          <table:table-cell office:value-type="string" calcext:value-type="string">
            <text:p>سنجاب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ِنْجَا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ِنْجابِيٌّ-سِنْجابِيٌّ، ةٌ (مَنْسوب إلَى السِّنْجَابِ). "لَوْنٌ سِنْجَابِيٌّ": لَوْنٌ أزْرقُ رَمادِيٌّ.</text:p>
          </table:table-cell>
          <table:table-cell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سُهْلِيٌّ</text:p>
          </table:table-cell>
          <table:table-cell/>
          <table:table-cell office:value-type="string" calcext:value-type="string">
            <text:p>سه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َهْ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ُهْلِيٌّ-سُهْلِيٌّ، ةٌ [س هـ ل] (منسوب إلَى السَّهْلِ علَى غيْرِ قِياسٍ). 1. "نَبَاتٌ سُهْلِيٌّ" : يَنْبُتُ فِي السَّهْل. 2. "مَاشِيَةٌ سُهْلِيَّةٌ" : تَرْعَى فِي السَّهْلِ.</text:p>
          </table:table-cell>
          <table:table-cell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سُودانِيٌّ</text:p>
          </table:table-cell>
          <table:table-cell/>
          <table:table-cell office:value-type="string" calcext:value-type="string">
            <text:p>سو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ُود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ُودانِيٌّ-سُودانِيٌّ، ةٌ [س و د] (مَنْسوبٌ إلى السُّودانِ). "اِلْتَقَى بِسودانِيٍّ" : مُواطِنٌ مِنَ السُّودانِ.</text:p>
          </table:table-cell>
          <table:table-cell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سُوفِياتِيٌّ</text:p>
          </table:table-cell>
          <table:table-cell/>
          <table:table-cell office:value-type="string" calcext:value-type="string">
            <text:p>سوفيات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ُوفِيَات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ُوفِياتِيٌّ-سُوفِياتِيٌّ (مَنْسوبٌ إلى السُّوفِيَات). "الاتِّحادُ السُّوفِياتِي" : ما كانَ يُعْرَفُ سابِقاً بِمَجْمُوعِ الجمهوريّات الاشتِراكيَّةِ السُّوفياتيَّةِ، قَبْلَ أن يُفَتَّتَ إلى دُوَلٍ مُسْتَقِلَّةٍ.</text:p>
          </table:table-cell>
          <table:table-cell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سِياسِيٌّ</text:p>
          </table:table-cell>
          <table:table-cell/>
          <table:table-cell office:value-type="string" calcext:value-type="string">
            <text:p>سو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ِياس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وبٌ إلى السِّياسَةِ . 1."هُوَ رَجُلٌ سِياسِيٌّ" : مَنْ يَحْتَرِفُ السِّيَاسَةَ وَيَفْهَمُ قَضَاياها، وَيُمارِسُ شُؤ</text:p>
          </table:table-cell>
          <table:table-cell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سينَمائِيّ</text:p>
          </table:table-cell>
          <table:table-cell/>
          <table:table-cell office:value-type="string" calcext:value-type="string">
            <text:p>سينمائ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ِينَما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: مَنْسوبٌ إلى السِّينَما.</text:p>
          </table:table-cell>
          <table:table-cell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شَامِيٌّ</text:p>
          </table:table-cell>
          <table:table-cell/>
          <table:table-cell office:value-type="string" calcext:value-type="string">
            <text:p>شأ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َا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لَى الشَّامِ).</text:p>
          </table:table-cell>
          <table:table-cell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شَتْوِيُّ</text:p>
          </table:table-cell>
          <table:table-cell/>
          <table:table-cell office:value-type="string" calcext:value-type="string">
            <text:p>شت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ِت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تْوِيُّ-شَتْوِيُّ، ةٌ [ش ت و] (مَنْسُوبٌ إلَى الشِّتَاءِ). "فِي يَوْمٍ شَت</text:p>
          </table:table-cell>
          <table:table-cell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شَرْعِيٌّ</text:p>
          </table:table-cell>
          <table:table-cell/>
          <table:table-cell office:value-type="string" calcext:value-type="string">
            <text:p>شر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َرْ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شَرْعِيٌّ-شَرْعِيٌّ، ةٌ [ش ر ع] (مَنْسُوبٌ إِلَى الشَّرْعِ). 1."حُكْمٌ شَرْعِيٌّ" : حُكْمٌ خَاضِعٌ لأَحْكَامِ الشَّرْعِ. 2."زَوَاجٌ شَرْعِيٌّ" : زَوَاجٌ حَسَبَ أَحْكَامِ الشَّرْعِ وَالعَقِيدَةِ. 3. "طَبِيبٌ شَرْعِيٌّ" : طَبِيبٌ مُؤَهَّلٌ لِلإِد</text:p>
          </table:table-cell>
          <table:table-cell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شَرْقِيٌّ</text:p>
          </table:table-cell>
          <table:table-cell/>
          <table:table-cell office:value-type="string" calcext:value-type="string">
            <text:p>شرق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َرْق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شَرْقِيٌّ-شَرْقِيٌّ، ةٌ [ش ر ق] (مَنْسُوبٌ إِلَى الشَّرْقِ). 1."رَجُلٌ شَرْقِيٌّ" : مِنْ سُكَّانِ الشَّرْقِ. 2."اِسْتَقَرَّ فِي البِلاَدِ الشَّرْقِيَّةِ" : فِي البِلاَدِ الواقِعَةِ فِي الْمَشْرِقِ.</text:p>
          </table:table-cell>
          <table:table-cell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شَعْبِيٌّ</text:p>
          </table:table-cell>
          <table:table-cell/>
          <table:table-cell office:value-type="string" calcext:value-type="string">
            <text:p>شع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َعْ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عْبِيٌّ-شَعْبِيٌّ، ةٌ [ش ع ب] (مَنْسُوبٌ إِلَى الشَّعْبِ). 1."رَجُلٌ شَعْبِيٌّ" : رَجُلٌ مُتَخَلِّقٌ بِأَخْلاَقِ شَعْبِهِ، بَسِيطٌ فِي تَعَامُلِهِ مِثْلَ كُلِّ أَفْرَادِهِ. 2. "الأَدَبُ الشَّعْبِيُّ" : أَدَبُ</text:p>
          </table:table-cell>
          <table:table-cell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شِعْرِيٌّ</text:p>
          </table:table-cell>
          <table:table-cell/>
          <table:table-cell office:value-type="string" calcext:value-type="string">
            <text:p>شع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ِعْ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ِعْرِيٌّ-شِعْرِيٌّ، ةٌ [ش ع ر] (مَنْسُوبٌ إِلَى الشِّعْرِ). "اِنْغَمَسَ فِي جَوٍّ شِعْرِيٍّ" : فِي جَوِّ عَالَمِ الشِّعْرِ. "اِسْتَمَعَ إِلَى أُغْنِيَّةٍ شِعْرِيَّةٍ مُغَنَّاةٍ".</text:p>
          </table:table-cell>
          <table:table-cell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شِفَاهِيٌّ</text:p>
          </table:table-cell>
          <table:table-cell/>
          <table:table-cell office:value-type="string" calcext:value-type="string">
            <text:p>شفه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ِفَاه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ِفَاهِيٌّ-شِفَاهِيٌّ، ةٌ [ش ف هـ] (مَنْسُوبٌ إِلَى الشِّفَاهِ). 1."تَقَدَّمَ لِلاِمْتِحَانِ الشِّفَاهِيِّ" : اِمْتِحَانٌ يُجِيبُ فِيهِ الطَّالِبُ عَنْ أَسْئِلَةِ الأُسْتَاذِ مِنَ الذَّاكِرَةِ مُبَاشَرَةً قَوْلاً لاَ كِتَابَةً. 2."خَاطَبَ الجُمْهُورَ شِفَاهِيّاً" : اِرْتِجالاً، أَي اِرْتَجَلَ كَلاَماً غَيْرَ مَكْتُوبٍ.</text:p>
          </table:table-cell>
          <table:table-cell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شَفَوِيٌّ</text:p>
          </table:table-cell>
          <table:table-cell/>
          <table:table-cell office:value-type="string" calcext:value-type="string">
            <text:p>شفه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َف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فَوِيٌّ-شَفَوِيٌّ، ةٌ [ش ف هـ] (مَنْسُوبٌ إِلَى الشَّفَةِ). "الْحُرُوفُ الشَّفَوِيَّةُ هِيَ البَاءُ وَالفَاءُ وَالمِيمُ" : أَيِ الْحُرُوفُ الَّتِي يَكُونُ مَخْرَجُهَا مِنَ الشَّفَتَيْنِ. "صَوْتٌ شَفَوِيٌّ".</text:p>
          </table:table-cell>
          <table:table-cell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شَفَهِيٌّ</text:p>
          </table:table-cell>
          <table:table-cell/>
          <table:table-cell office:value-type="string" calcext:value-type="string">
            <text:p>شفه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ِف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فَهِيٌّ-شَفَهِيٌّ، ةٌ [ش ف هـ] (مَنْسُوبٌ إِلَى الشِّفَةِ). ن. شَفَاهِيٌّ، شَفَوِيٌّ.</text:p>
          </table:table-cell>
          <table:table-cell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شَكْلِيٌّ</text:p>
          </table:table-cell>
          <table:table-cell/>
          <table:table-cell office:value-type="string" calcext:value-type="string">
            <text:p>شك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َكْ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كْلِيٌّ-شَكْلِيٌّ، ةٌ [ش ك ل] (مَنْسُوبٌ إِلَى الشَّكْلِ). "يَهْتَمُّ بِالقَضَايَا الشَّكْلِيَّةِ " : يَهْتَمُّ بِمَا هُوَ ظَاهِرٌ وَخَارِجِيٌّ دُونَ الجَوْهَرِ.</text:p>
          </table:table-cell>
          <table:table-cell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شَمْسِيٌّ</text:p>
          </table:table-cell>
          <table:table-cell/>
          <table:table-cell office:value-type="string" calcext:value-type="string">
            <text:p>شم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َمْس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مْسِيٌّ-شَمْسِيٌّ، ةٌ [ ش م س] (مَنْسُوبٌ إِلَى الشَّمْسِ). 1."النِّظَامُ الشَّمْسِيُّ" : هُوَ مَجْمُوعُ الأَجْسَامِ السَّمَاوِيَّةِ الَّتِي تُكَوِّنُهَا الشَّمْسُ وَحَقْلُ جَاذِبِيَّتِهَا، وَعَدَدُهَا تِسْعَةُ أَجْرَامٍ : الأَرْضُ وَعُطَارِدُ وَفِينُوسُ وَالْمِرِّيخُ والْمُشْتَرِي وَزُحَلُ وَأُورَانُس وَنِيبْتُون وَبْلُوتُن. 2."سَاعَةٌ شًمْسِيَّةٌ" : مِسَاحَةٌ دَائِرِيَّةٌ بِهَا خُطُوطٌ يَنْعَكِسُ عَلَيْهَا ظِلُّ قَضِيبٍ مُنْحَنٍ يُشِيرُ إِلَى سَاعَ</text:p>
          </table:table-cell>
          <table:table-cell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شَهْرِيٌّ</text:p>
          </table:table-cell>
          <table:table-cell/>
          <table:table-cell office:value-type="string" calcext:value-type="string">
            <text:p>شه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َهْ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هْرِيٌّ-شَهْرِيٌّ، ةٌ [ش هـ ر] (مَنْسُوبٌ إِلَى الشَّهْرِ). 1."يُؤَدِّي انْخِرَاطَهُ شَهْرِيّاً" : مِقْدَارُ مَا يُؤَدِّيهِ فِي كُلِّ شَهْرٍ. "الانْخِرَاطُ الشَّهْرِيُّ". 2."مَجَلَّةٌ شَهْرِيَّةٌ" : مَجَلَّةٌ تَصْدُرُ مَرَّةً فِي كُلِّ شَهْرٍ. 3."الدَّوْرَةُ الشَّهْرِيَّةُ" : دَمُ الْحَيْضِ عِنْدَ الْمَرْأَةِ الْحَاصِلُ مَرَّةً فِي الشَّهْرِ.</text:p>
          </table:table-cell>
          <table:table-cell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شَهْوَانِيٌّ</text:p>
          </table:table-cell>
          <table:table-cell/>
          <table:table-cell office:value-type="string" calcext:value-type="string">
            <text:p>شه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َهْو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شَهْوَانِيٌّ-شَهْوَانِيٌّ، ةٌ [ش هـ و] (مَنْسُوبٌ إِلَى الشَّهْوَةِ). "رَجُلٌ شَهْوَانِيٌّ" : رَجُلٌ شَدِيدُ الرَّغْبَةِ فِي الْمَلَذَّاتِ الْمَادِّيَّةِ وَالْجِنْسِيَّةِ.</text:p>
          </table:table-cell>
          <table:table-cell/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شَوْكِيٌّ</text:p>
          </table:table-cell>
          <table:table-cell/>
          <table:table-cell office:value-type="string" calcext:value-type="string">
            <text:p>شوك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َوْك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وْكِيٌّ-شَوْكِيٌّ [ش و ك] (مَنْسُوبٌ إِلَى الشَّوْكِ، الشَّوْكَةُ). 1."النُّخَاعُ الشَّوْكِيُّ" : جُزْءُ الْجِهَازِ العَصَبِيِّ الْمَرْكَزِيِّ دَاخِلَ القَنَاةِ الفِقَرِيَّةِ. 2."التِّينُ الشَّوْكِيُّ" .ن. التِّينُ.</text:p>
          </table:table-cell>
          <table:table-cell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شِيعِيٌّ</text:p>
          </table:table-cell>
          <table:table-cell/>
          <table:table-cell office:value-type="string" calcext:value-type="string">
            <text:p>شي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ِيع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شِيعِيٌّ-شِيعِيٌّ، ةٌ [ش ي ع] (مَنْسُوبٌ إِلَى الشِّيعَةِ)."هُوَ شِيعِيّ</text:p>
          </table:table-cell>
          <table:table-cell/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شُيُوعِيٌّ</text:p>
          </table:table-cell>
          <table:table-cell/>
          <table:table-cell office:value-type="string" calcext:value-type="string">
            <text:p>شي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ُيُوع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شُيُوعِيٌّ-شُيُوعِيٌّ، ةٌ [ش ي ع] (سيا) (مَنْسُوبٌ إِلَى الشُّيُوعِي</text:p>
          </table:table-cell>
          <table:table-cell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صِبْيَانِيٌّ</text:p>
          </table:table-cell>
          <table:table-cell/>
          <table:table-cell office:value-type="string" calcext:value-type="string">
            <text:p>صب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َبِي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صِبْيَانِيٌّ-صِبْيَانِيٌّ، ةٌ [ص ب و] (مَنْسُوبٌ إِلَى الصَّبِيِّ). "عَمَلٌ صِبْيَ</text:p>
          </table:table-cell>
          <table:table-cell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صَحَابِيٌّ</text:p>
          </table:table-cell>
          <table:table-cell/>
          <table:table-cell office:value-type="string" calcext:value-type="string">
            <text:p>صح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َحَاب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صَحَابِيٌّ-صَحَابِيٌّ [ص ح ب] (مَنْسُوبٌ إِلَى الصَّحَابَةِ). وَتَعْنِي أَيْضاً الوَاحِدَ مِنْهُمْ. ج: صَحَابَةٌ.</text:p>
          </table:table-cell>
          <table:table-cell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صِحَافِيٌّ</text:p>
          </table:table-cell>
          <table:table-cell/>
          <table:table-cell office:value-type="string" calcext:value-type="string">
            <text:p>صح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ِحَاف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صِحَافِيٌّ-صِحَافِيٌّ، ةٌ [ص ح ف] (مَنْسُوبٌ إِلَى الصِّحَافَةِ). "قَامَ بِعَمَلٍ صِحَافِيٍّ جَيِّدٍ" : مَا يُقَدِّمُهُ الصِّحَافِيُّ مِنْ عَمَلٍ فِي مَجَالِ الصِّحَافَةِ.</text:p>
          </table:table-cell>
          <table:table-cell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صَحْرَاوِيٌّ</text:p>
          </table:table-cell>
          <table:table-cell/>
          <table:table-cell office:value-type="string" calcext:value-type="string">
            <text:p>صح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َحْر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صَحْرَاوِيٌّ-صَحْرَاوِيٌّ، ةٌ [ص ح ر] (مَنْسُوبٌ إِلَى الصَّحْرَاءِ). 1."رَجُلٌ صَحْرَاوِيٌّ" : مِنْ رِجَالِ الصَّحْرَاءِ. 2."مُنَاخٌ صَحْرَاوِيٌّ" : مُنَاخٌ شَدِيدُ الْحَرَارَةِ فِي النَّهَارِ وَالصَّيْفِ، شَدِيدُ البَرْدِ فِي اللَّيْلِ وَالشِّتَاءِ.</text:p>
          </table:table-cell>
          <table:table-cell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صَخْرِيٌّ</text:p>
          </table:table-cell>
          <table:table-cell/>
          <table:table-cell office:value-type="string" calcext:value-type="string">
            <text:p>صخ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َخْ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صَخْرِيٌّ-صَخْرِيٌّ، ةٌ [ص خ ر] (مَنْسُوبٌ إِلَى الصَّخْرِ). 1."حَجَرٌ صَخْرِيٌّ" : الْحَجَرُ الْمُتَكَسِّرُ مِنَ الصَّخْرِ الصَّلْبِ. 2."مِنْطَقَةٌ صَخْرِيَّةٌ" : مِنْطَقَةٌ بِهَا الْحَجَرُ الْعَظِيمُ الصَّلْبُ.</text:p>
          </table:table-cell>
          <table:table-cell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صَنَوْبَرِيٌّ</text:p>
          </table:table-cell>
          <table:table-cell/>
          <table:table-cell office:value-type="string" calcext:value-type="string">
            <text:p>صنوبر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َنَوْبَ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صَنَوْبَرِيٌّ-صَنَوْبَرِيٌّ، ةٌ (مَنْسُوبٌ إِلَى الصَّنَوْبَرِ). : أَيْ مَا كَ</text:p>
          </table:table-cell>
          <table:table-cell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صُوفِيٌّ</text:p>
          </table:table-cell>
          <table:table-cell/>
          <table:table-cell office:value-type="string" calcext:value-type="string">
            <text:p>صو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ُو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صُّوفِ). 1."لِبَاسٌ صُوفِيٌّ" : لِبَاسٌ مِنَ الصُّوفِ. 2."كَانَ رَجُلاً صُوفِيّاً" : السَّالِكُ طَرِيقَ التَّصَوُّفِ وَالتَّعَبُّدِ وَالزُّهْدِ وَالتَّقَشُّفِ.</text:p>
          </table:table-cell>
          <table:table-cell/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صُومَالِيٌّ</text:p>
          </table:table-cell>
          <table:table-cell/>
          <table:table-cell office:value-type="string" calcext:value-type="string">
            <text:p>صومال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ُومَا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ـ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ـات. (مَنْسُوبٌ إِلَى الصُّومَالِ).</text:p>
          </table:table-cell>
          <table:table-cell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صَيْدَلِيٌّ</text:p>
          </table:table-cell>
          <table:table-cell/>
          <table:table-cell office:value-type="string" calcext:value-type="string">
            <text:p>صيد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َيْدَل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صَيَادِلَة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مَنْسُوبٌ إِلَى الصَّيْدَلَةِ). "شَرَحَ لَهُ الصَّيْدَلِيُّ كَيْفَ يَتَنَاوَ</text:p>
          </table:table-cell>
          <table:table-cell/>
        </table:table-row>
        <table:table-row table:style-name="ro1">
          <table:table-cell table:number-columns-repeated="13"/>
          <table:table-cell table:style-name="ce4"/>
          <table:table-cell table:number-columns-repeated="16"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صَيْفِيٌّ</text:p>
          </table:table-cell>
          <table:table-cell/>
          <table:table-cell office:value-type="string" calcext:value-type="string">
            <text:p>صي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َيْ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صَيْفِيٌّ-صَيْفِيٌّ، ةٌ [ص ي ف] (مَنْسُوبٌ إِلَى الصَّيْفِ). 1."مَطَرٌ صَيْفِيٌّ" : الْمَطَرُ الَّذِي يَنْزِلُ بِالصَّيْفِ. </text:p>
          </table:table-cell>
          <table:table-cell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ضَبَابِيٌّ</text:p>
          </table:table-cell>
          <table:table-cell/>
          <table:table-cell office:value-type="string" calcext:value-type="string">
            <text:p>ضب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ضَبَا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ضَبَابِيَّةٌ-ضَبَابِيَّةٌ [ض ب ب] (مَنْسُوبٌ إِلَى الضَّبَابِ). 1."عَاشَ فِي أَجْوَاءٍ ضَبَابِيَّةٍ" : يَكْتَنِفُهَا الضَّبَابُ. 2."أُمورٌ</text:p>
          </table:table-cell>
          <table:table-cell/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ضَرُورِيٌّ</text:p>
          </table:table-cell>
          <table:table-cell/>
          <table:table-cell office:value-type="string" calcext:value-type="string">
            <text:p>ضر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ضَرُور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ضَرُورِيٌّ-ضَرُورِيٌّ، ةٌ [ض ر ر] (مَنْسُوبٌ إِلَى الضَّرُورَةِ). 1."الْحُضُورُ ضَرُورِيٌّ وَمُؤَكَّدٌ" : حُضُورٌ تَدْعُو إِلَيْهِ حَاجَةٌ مُلِحَّةٌ. 2."العَمَلُ ضَرُورِيٌّ لِلْحَيَاةِ" : لاَ بُدَّ مِنْهُ. 3."مِنَ الضَّرُورِيِّ أَنْ تَحْضُرَ بِنَفْسِكَ" : مِنَ اللاَّزِمِ.</text:p>
          </table:table-cell>
          <table:table-cell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ضَرِيبِيٌّ</text:p>
          </table:table-cell>
          <table:table-cell/>
          <table:table-cell office:value-type="string" calcext:value-type="string">
            <text:p>ضر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ضَرِيب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ضَرِيبِيٌّ-ضَرِيبِيٌّ، ةٌ [ض ر ب] (مَنْسُوبٌ إِلَى الضَّرِيبَةِ). "نِظَامٌ ضَرِيبِيٌّ" : نِظَامٌ خَاضِعٌ لِفَرْضِ الضَّرائِبِ وجِبَايَتِها .</text:p>
          </table:table-cell>
          <table:table-cell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ضِمْنِيٌّ</text:p>
          </table:table-cell>
          <table:table-cell/>
          <table:table-cell office:value-type="string" calcext:value-type="string">
            <text:p>ضم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ضِمْ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ضِمْنِيٌّ-ضِمْنِيٌّ، ةٌ [ض م ن] (مَنْسُوبٌ إِلَى الضِّمْنِ). "ضِمْنِيّاً اِعْتَرَفَ بِخَطَئِهِ" : عَبَّرَ عَنْ خَطَئِهِ بِشَكْلٍ غَيْرِ مُبَاشِرٍ دُونَ التَّصْرِيحِ بِهِ. "وَافَقَ بِصُورَةٍ ضِمْنِيَّةٍ عَلَى الاقْتِرَاحِ".</text:p>
          </table:table-cell>
          <table:table-cell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طائِفِيٌّ</text:p>
          </table:table-cell>
          <table:table-cell/>
          <table:table-cell office:value-type="string" calcext:value-type="string">
            <text:p>طو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طَائِف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طائِفِيٌّ-طائِفِيٌّ، ةٌ [ط و ف] (مَنْسُوبٌ إِلَى الطَّائِفَةِ). 1."رَجُلٌ طَائِفِيٌّ" : مَنْ يَتَعَصَّبُ لِطَائِ</text:p>
          </table:table-cell>
          <table:table-cell/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طِبِّيٌّ</text:p>
          </table:table-cell>
          <table:table-cell/>
          <table:table-cell office:value-type="string" calcext:value-type="string">
            <text:p>طب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طِب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ِبِّيٌّ-طِبِّيٌّ [ط ب ب] (مَنْسُوبٌ إِلَى الطِّبِّ). 1."نَبَاتٌ طِبِّيٌّ" : نَبَاتٌ يُسْتَعْمَلُ لأ</text:p>
          </table:table-cell>
          <table:table-cell/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طَبَقِيٌّ</text:p>
          </table:table-cell>
          <table:table-cell/>
          <table:table-cell office:value-type="string" calcext:value-type="string">
            <text:p>طبق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طَبَق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طَبَقِيٌّ-طَبَقِيٌّ، ةٌ [ط ب ق] (مَنْسُوبٌ إِلَى الطَّبَقَةِ). "الصِّرَاعُ الطَّبَقِيُّ" : الصِّرَاعُ الدَّائِرُ بَيْنَ الطَّبَقَاتِ فِي الْمُجْتَمَعِ.</text:p>
          </table:table-cell>
          <table:table-cell/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طَبِيعِيٌّ</text:p>
          </table:table-cell>
          <table:table-cell/>
          <table:table-cell office:value-type="string" calcext:value-type="string">
            <text:p>طب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طَبِيع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طَبِيعِيٌّ-طَبِيعِيٌّ، ةٌ [ط ب ع] (مَنْسُوبٌ إِلَى الطَّبِيعَةِ). 1."مَنَاظِرُ طَبِيعِيَّةٌ" : مَنَاظِرُ مِنَ الطَّبِيعَةِ. 2."وَفَاةٌ طَبِيعِيَّةٌ" : وَفَاةٌ لَمْ تَحْدُثْ بِسَبَبِ عَارِضٍ أَوْ حَادِثٍ. 3."إِنْتَاجٌ طَبِيعِيٌّ" : غَيْرُ مَصْنُوعٍ.</text:p>
          </table:table-cell>
          <table:table-cell/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طُفُولِيٌّ</text:p>
          </table:table-cell>
          <table:table-cell/>
          <table:table-cell office:value-type="string" calcext:value-type="string">
            <text:p>طف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طُفُول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طُفُولِيٌّ-طُفُولِيٌّ، ةٌ [ط ف ل] (مَنْسُوبٌ إِلَى الطُّفُولَةِ). "عَمَلٌ طُفُولِيٌّ" : عَمَلٌ غَيْرُ نَاضِجٍ تَشُوبُهُ صِفَاتُ الأَطْفَالِ.</text:p>
          </table:table-cell>
          <table:table-cell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عَاجِيٌّ</text:p>
          </table:table-cell>
          <table:table-cell/>
          <table:table-cell office:value-type="string" calcext:value-type="string">
            <text:p>عاج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اج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اجِيٌّ-عَاجِيٌّ (مَنْسُوبٌ إِلَى الْعَاجِ). "بُرْجٌ عَاجِيٌّ" : بُرْجٌ مُنْعَزِلٌ عَنِ النَّاسِ، وَهُوَ مُصْطَلَحٌ يُسْتَخْدَمُ فِي الأَدَبِ للِتَّعْبِيرِ عَنْ عُزْلَةِ الأَدِيبِ غَيْرِ الْمُهْتَمِّ بِالقَضَايَا الاجْتِمَاعِيَّةِ وَمَشَاغِلِ النَّاسِ. "يَعِيشُ فِي بُرْجِهِ الْعَاجِيِّ".</text:p>
          </table:table-cell>
          <table:table-cell/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عَالَمِيٌّ</text:p>
          </table:table-cell>
          <table:table-cell/>
          <table:table-cell office:value-type="string" calcext:value-type="string">
            <text:p>عل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الَ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الَمِيٌّ-عَالَمِيٌّ، ةٌ [ع ل م] (مَنْسُوبٌ إِلَى الْعَالَمِ). "الْحَرْبُ الْعَالَمِيَّةُ" : الْحَرْبُ الَّتِي شَارَكَتْ فِيهَا دُوَلُ الْعَالَمِ.</text:p>
          </table:table-cell>
          <table:table-cell/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عَامِّيٌّ</text:p>
          </table:table-cell>
          <table:table-cell/>
          <table:table-cell office:value-type="string" calcext:value-type="string">
            <text:p>عم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ام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امِّيٌّ-عَامِّيٌّ، ةٌ [ع م م] (مَنْسُوبٌ إِلَى الْعَامِّ). 1."رَجُلٌ عَامِّيٌّ" : دَارِجٌ، شَعْبِيٌّ. "كَلاَمٌ عَامِّيٌّ" "اللُّغَةُ الْعَامِّيَّةُ". 2."عَامِّيَّةُ كَذَا" : حَرَكَةٌ أَوْ ثَوْرَةٌ يَقُومُ بِهَا الشَّعْبُ ضِدَّ السُّلْطَةِ الْحَاكِمَةِ لانْتِزَاعِ حُقُوقِهِ.</text:p>
          </table:table-cell>
          <table:table-cell/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عِبْرَانِيٌّ</text:p>
          </table:table-cell>
          <table:table-cell/>
          <table:table-cell office:value-type="string" calcext:value-type="string">
            <text:p>عب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ِبْرَانَ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عِبْرَانَيَّةِ). الْيَهُودِيُّ،ةُ، وَهِيَ التَّسْمِيَةُ الْقَدِيمَةُ الخَاصَّةُ بِالْيَهُودِ. "اللُّغَةُ الْعِبْرَانِيَّةُ".</text:p>
          </table:table-cell>
          <table:table-cell/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عَجَمِيٌّ</text:p>
          </table:table-cell>
          <table:table-cell/>
          <table:table-cell office:value-type="string" calcext:value-type="string">
            <text:p>عج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جَ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جَمِيٌّ-عَجَمِيٌّ، ةٌ [ع ج م] (مَنْسُوبٌ إِلَى الْعَجَمِ). : مَنْ يَنْتَمِي إِلَى بِلاَدِ الْعَجَمِ.</text:p>
          </table:table-cell>
          <table:table-cell/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أَعْجَميٌّ</text:p>
          </table:table-cell>
          <table:table-cell/>
          <table:table-cell office:value-type="string" calcext:value-type="string">
            <text:p>عج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جَ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َعْجَميٌّ-أَعْجَميٌّ، ةٌ [ع ج م] (مَنْسوبٌ إلى العَجَمِ). "إِنَّهُ أَعْجَمِيٌّ" : مَنْ كانَ غَيْرَ عَرَبِيٍّ. ¨ "كَلاَمٌ أَعْجَمِيٌّ".</text:p>
          </table:table-cell>
          <table:table-cell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عَدَدِيٌّ</text:p>
          </table:table-cell>
          <table:table-cell/>
          <table:table-cell office:value-type="string" calcext:value-type="string">
            <text:p>عد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دَ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دَدِيٌّ-عَدَدِيٌّ [ع د د] (مَنْسُوبٌ إِلَى الْعَدَدِ).</text:p>
          </table:table-cell>
          <table:table-cell/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عَدْلِيٌّ</text:p>
          </table:table-cell>
          <table:table-cell/>
          <table:table-cell office:value-type="string" calcext:value-type="string">
            <text:p>عد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دْ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دْلِيٌّ-عَدْلِيٌّ، ةٌ [ع د ل] (مَنْسُوبٌ إِلَى الْعَدْلِ). "أَضَافَ السِّجِلَّ الْعَدْلِيَّ إِلَى مِلَفِّهِ" : شَهَادَةٌ تُسَلِّمُهَا وِزَ</text:p>
          </table:table-cell>
          <table:table-cell/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عُدْوَانِيٌّ</text:p>
          </table:table-cell>
          <table:table-cell/>
          <table:table-cell office:value-type="string" calcext:value-type="string">
            <text:p>عد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ُدْوَ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ُدْوَانِيٌّ-عُدْوَانِيٌّ، ةٌ [ع د و] (مَنْسُوبٌ إِلَى الْعُدْوَانِ). 1."هُجُومٌ عُدْوَانِيٌّ" : هُجُومٌ ظَالِمٌ. 2."رَجُلٌ عُدْوَانِيٌّ" : رَجُلٌ شَرِسٌ يَعْتَدِي عَلَى غَيْرِهِ بِلِسَانِهِ أَوْ سِلاَحِهِ. "اِمْرَأَةٌ عُدْوَانِيَّةٌ".</text:p>
          </table:table-cell>
          <table:table-cell/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عَرَبِيٌّ</text:p>
          </table:table-cell>
          <table:table-cell/>
          <table:table-cell office:value-type="string" calcext:value-type="string">
            <text:p>عر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رَ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رَبِيٌّ-عَرَبِيٌّ، ةٌ [ع ر ب] (مَنْسُوبٌ إِلَى الْعَرَبِ). "الْعَالَمُ الْعَرَبِيُّ" "الأُمَّةُ الْعَرَبِيَّةُ" "اللُّغَةُ الْعَرَبِيَّةُ" "الْوَحْدَةُ الْعَرَبِيَّةُ" "فِلَسْطِينُ عَرَبِيَّةٌ" "الْحِوَارُ الْعَرَبِيُّ الأُورُوبِّيُّ مُسْتَمِرٌّ".</text:p>
          </table:table-cell>
          <table:table-cell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عُرْفِيٌّ</text:p>
          </table:table-cell>
          <table:table-cell/>
          <table:table-cell office:value-type="string" calcext:value-type="string">
            <text:p>عر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ُرْ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ُرْفِيٌّ-عُرْفِيٌّ، ةٌ [ع ر ف] (مَنْسُوبٌ إِلَى الْعُرْفِ). "حُكْمٌ عُرْفِيٌّ" : هُوَ مَا لاَ يَخْضَعُ لِقَوَاعِدِ القَانُونِ الْعَامِّ، مُرَاعَاةً لِمُقْتَضَيَاتِ الأَمْنِ فِي ظُرُوفٍ طَارِئَةٍ.</text:p>
          </table:table-cell>
          <table:table-cell/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عَزْمِيٌّ</text:p>
          </table:table-cell>
          <table:table-cell/>
          <table:table-cell office:value-type="string" calcext:value-type="string">
            <text:p>عز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زْ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زْمِيٌّ-عَزْمِيٌّ [ع ز م] (مَنْسُوبٌ إِلَى العَزْمِ). 1."هُوَ عَزْمِيٌّ" : يَفِي بِالعَهْدِ. 2. : مِنَ الأَسْمَاءِ العَائِلِيَّةِ.</text:p>
          </table:table-cell>
          <table:table-cell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عَصْرِيٌّ</text:p>
          </table:table-cell>
          <table:table-cell/>
          <table:table-cell office:value-type="string" calcext:value-type="string">
            <text:p>عص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صْ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صْرِيٌّ-عَصْرِيٌّ، ةٌ [ع ص ر] (مَنْسُوبٌ إِلَى العَصْرِ). "رَجُلٌ عَصْرِيٌّ" : أَيْ رَجُلٌ يَعِيشُ حَسَبَ تَطَوُّرِ زَمَنِهِ الْحَدِيثِ. "مَفَاهِيمُ عَصْرِيَّةٌ" "أَفْكَارٌ عَصْرِيَّةٌ".</text:p>
          </table:table-cell>
          <table:table-cell/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عُضْوِيٌّ</text:p>
          </table:table-cell>
          <table:table-cell/>
          <table:table-cell office:value-type="string" calcext:value-type="string">
            <text:p>عض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ُضْو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ُضْوِيٌّ-عُضْوِيٌّ، ةٌ [ع ض و] (مَنْسُوبٌ إِلَى العُضْوِ). 1."مَرَضٌ عُضْوِيٌّ" : مَرَضٌ دَاؤُهُ مُرْتَبِطٌ بِالعُضْوِ، وَيُشَكِّلُ جُزْءاً لاَ يَتَجَزَّأُ مِنْهُ. 2."الكِيمِيَاءُ العُضْوِيَّةُ" : قِسْمٌ مِنَ الكِيمِيَاءِ خَاصٌّ بِدِرَاسَةِ مُرَكَّبَاتِ الكَرْبُونِ الِّتِي يُوجَدُ أَغْلَبُهَا فِي الأَنْسِجَةِ الْحَيَّةِ. 3."الوَحْدَةُ العُضْوِيَّةُ فِي القَصِيدَةِ" : أَيِ الْمُتَكَوِّنَةُ مِنْ أَجْزَاءٍ مُتَرَابِطَةٍ لاَ تَتَجَزَّأُ.</text:p>
          </table:table-cell>
          <table:table-cell/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عَقْلِيٌّ</text:p>
          </table:table-cell>
          <table:table-cell/>
          <table:table-cell office:value-type="string" calcext:value-type="string">
            <text:p>عق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قْ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قْلِيٌّ-عَقْلِيٌّ، ةٌ [ع ق ل] (مَنْسُوبٌ إِلَى العَقْلِ). "نَهْجٌ عَقْلِيٌّ" : أَيْ تَتَحَكَّمُ فِيهِ قُوَّةُ العَقْلِ.</text:p>
          </table:table-cell>
          <table:table-cell/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عِلْمِيٌّ</text:p>
          </table:table-cell>
          <table:table-cell/>
          <table:table-cell office:value-type="string" calcext:value-type="string">
            <text:p>عل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ِلْ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ِلْمِيٌّ-عِلْمِيٌّ، ةٌ [ع ل م ] (مَنْسُوبٌ إِلَى العِلْمِ). "إِنْجَازٌ عِلْمِيٌّ " : إِنْجَازٌ خَضَعَ لِقَوَاعِدِ العِلْمِ. "أَبْحَاثٌ عِلْمِيَّةٌ". </text:p>
          </table:table-cell>
          <table:table-cell/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عُمْرَانِيٌّ</text:p>
          </table:table-cell>
          <table:table-cell/>
          <table:table-cell office:value-type="string" calcext:value-type="string">
            <text:p>عم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ُمْرَ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ُمْرَانِيٌّ-عُمْرَانِيٌّ [ع م ر] (مَنْسُوبٌ إِلَى الْعُمْرَانِ).</text:p>
          </table:table-cell>
          <table:table-cell/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عَمُودِيٌّ</text:p>
          </table:table-cell>
          <table:table-cell/>
          <table:table-cell office:value-type="string" calcext:value-type="string">
            <text:p>عم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مُو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مُودِيٌّ-عَمُودِيٌّ [ع م د] (مَنْسُوبٌ إِلَى الْعَمُودِ). "الْخَطُّ الْعَمُودِيُّ" : خَطٌّ رَأْسِيٌّ، أَيْ مُسْتَقِيمٌ نَازِلٌ مِنْ أَعْلَى إِلَى أَسْفَلَ.</text:p>
          </table:table-cell>
          <table:table-cell/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عُنْصُرِيٌّ</text:p>
          </table:table-cell>
          <table:table-cell/>
          <table:table-cell office:value-type="string" calcext:value-type="string">
            <text:p>عنص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ُنْصُ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ُنْصُرِيٌّ-عُنْصُرِيٌّ [ع ن ص ر] (مَنْسُوبٌ إِلَى الْعُنْصُرِ). 1."رَجُلٌ عُنْصُرِيٌّ" : مُتَعَصِّبٌ لِجِنْسِهِ وَأَصْلِهِ. 2."التَّمْيِيزُ الْعُنْصُرِيُّ" : ظَاهِرَةٌ تَعْتَمِدُ التَّفْرِقَةَ بَيْنَ الأَجْنَاسِ إِمَّا بِحَسَبِ الأَصْل</text:p>
          </table:table-cell>
          <table:table-cell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غَازِيٌّ</text:p>
          </table:table-cell>
          <table:table-cell/>
          <table:table-cell office:value-type="string" calcext:value-type="string">
            <text:p>غاز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غَاز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غَازِيٌّ-غَازِيٌّ، ةٌ (مَنْسُوبٌ إِلَى الغَازِ). "مِيَاهٌ غَازِيَّةٌ" : مَشْرُوبٌ مُرَطِّبٌ يُتَّخَذُ مِنَ الْمَاءِ الغَازِيِّ وَالسُّكَّرِ.</text:p>
          </table:table-cell>
          <table:table-cell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غَدِيٌّ</text:p>
          </table:table-cell>
          <table:table-cell/>
          <table:table-cell office:value-type="string" calcext:value-type="string">
            <text:p>غد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غَ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غَدِيٌّ-غَدِيٌّ [غ د و] (مَنْسُوبٌ إِلَى الغَدِ).</text:p>
          </table:table-cell>
          <table:table-cell/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غَرْبِيٌّ</text:p>
          </table:table-cell>
          <table:table-cell/>
          <table:table-cell office:value-type="string" calcext:value-type="string">
            <text:p>غر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غَرْ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غَرْبِيٌّ،-غَرْبِيٌّ، ةٌ [غ ر ب] (مَنْسُوبٌ إِلَى الغَرْبِ). "هُوَ غَرْبِيُّ الثَّقَافَةِ" : مُتَشَبِّعٌ بِثَقَافَةِ الغَرْبِ (أُورُوبَّا). "الفِكْرُ الغَرْبِيُّ" "أَفْكَارٌ غَرْبِيَّةٌ" "الدُّوَلُ الغَرْبِيَّةُ".</text:p>
          </table:table-cell>
          <table:table-cell/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غَرِيزِيٌّ</text:p>
          </table:table-cell>
          <table:table-cell/>
          <table:table-cell office:value-type="string" calcext:value-type="string">
            <text:p>غرز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غَرِيز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غَرِيزِيٌّ-غَرِيزِيٌّ، ةٌ [غ ر ز] (مَنْسُوبٌ إِلَى الغَرِيزَةِ). "مَيْلٌ غ</text:p>
          </table:table-cell>
          <table:table-cell/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غِيَابِيٌّ</text:p>
          </table:table-cell>
          <table:table-cell/>
          <table:table-cell office:value-type="string" calcext:value-type="string">
            <text:p>غي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غِيَا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غِيَابِيٌّ-غِيَابِيٌّ، ةٌ [غ ي ب] (مَنْسُوبٌ إِلَى الْغِيَابِ). "حُوكِمَ غِيَابِيّاً" : أَ</text:p>
          </table:table-cell>
          <table:table-cell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فَاشِسْتِيٌّ</text:p>
          </table:table-cell>
          <table:table-cell/>
          <table:table-cell office:value-type="string" calcext:value-type="string">
            <text:p>فاشست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فَاشِسْت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فَاشِسْتِيٌّ-فَاشِسْتِيٌّ (سيا) (مَنْسُوبٌ إِلَى الْفَاشِسْتِيَّة). "رَجُلٌ فَاشِسْتِيٌّ" : مَنْ كَانَ عَلَى مَذْهَبِ الْفَاشِسْتِيَّةِ، أَي الْمُثِيرُ لِلْمَشَاعِرِ الْقَوْمِيَّةِ الْعَنِيفَةِ وَالْمُتَعَصِّبُ لَهَا وَالْحَاقِدُ عَلَى مَنْ لاَ يَتَعَاطَفُ مَعَهُ. </text:p>
          </table:table-cell>
          <table:table-cell/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فِرْجَارِيٌّ</text:p>
          </table:table-cell>
          <table:table-cell/>
          <table:table-cell office:value-type="string" calcext:value-type="string">
            <text:p>فرجار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فِرْجَا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ِرْجَارِيٌّ-فِرْجَارِيٌّ (مَنْسُوبٌ إِلَى الْفِرْجَارِ). "خَطٌّ فِرْجَارِيٌّ" : خَطٌّ مُسْتَدِيرٌ.</text:p>
          </table:table-cell>
          <table:table-cell/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فَرْدِيٌّ</text:p>
          </table:table-cell>
          <table:table-cell/>
          <table:table-cell office:value-type="string" calcext:value-type="string">
            <text:p>فر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فَرْ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رْدِيٌّ-فَرْدِيٌّ، ةٌ [ف ر د] (مَنْسُوبٌ إِلَى الْفَرْدِ). 1."عَمَلٌ فَرْدِيٌّ" : قَامَ بِهِ فَرْدٌ وَاحِدٌ. 2."الْعَدَدُ الْفَرْدِيُّ" : هُوَ مَا لاَ يَقْبَلُ الْقِسْمَة</text:p>
          </table:table-cell>
          <table:table-cell/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فَرْعِيٌّ</text:p>
          </table:table-cell>
          <table:table-cell/>
          <table:table-cell office:value-type="string" calcext:value-type="string">
            <text:p>فر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فَرْ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رْعِيٌّ-فَرْعِيٌّ، ةٌ [ف ر ع] (مَنْسُوبٌ إِلَى الْفَرْعِ). 1."طَرِيقٌ فَرْعِيٌّ" : ثَانَوِيٌّ. 2."مَسْأَلَةٌ فَرْعِيَّةٌ" : مُسْتَنْبَطَةٌ مِنَ الْمَسْأَلَةِ الأَسَاسِيَّةِ. 3."لَجْنَةٌ فَرْعِيَّةٌ" : لَجْنَةٌ مُنْبَثِقَةٌ مِنَ اللَّجْنَةِ الأَسَاسِيَّةِ.</text:p>
          </table:table-cell>
          <table:table-cell/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فَضَائِيٌّ</text:p>
          </table:table-cell>
          <table:table-cell/>
          <table:table-cell office:value-type="string" calcext:value-type="string">
            <text:p>فض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فَض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فَضَائِيٌّ-فَضَائِيٌّ، ةٌ [ف ض و] (مَنْسوبٌ إِلَى الفَضَاءِ). "سَفِينَةٌ فَضَائِيَّةٌ" : ن. فَضَاء. (سَفِينَةُ الفَضَاءِ).</text:p>
          </table:table-cell>
          <table:table-cell/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فُضُولِيٌّ</text:p>
          </table:table-cell>
          <table:table-cell/>
          <table:table-cell office:value-type="string" calcext:value-type="string">
            <text:p>فض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فُضُو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فُضُولِ). "رَجُلٌ فُضُولِيٌّ" : الَّذِي يَتَدَخَّلُ فِيمَا لاَ يَعْنِيهِ.</text:p>
          </table:table-cell>
          <table:table-cell/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فَقَارِيٌّ</text:p>
          </table:table-cell>
          <table:table-cell/>
          <table:table-cell office:value-type="string" calcext:value-type="string">
            <text:p>فق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فَقَار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قَارِيٌّ-فَقَارِيٌّ، ةٌ [ف ق ر] (مَنْسُوبٌ إِلَى الْفَقَارَةِ). "السِّلْسِلَةُ الْفَقَارِيَّةُ" : فَقْرِيٌّ، عِظَامُ السِّلْسِلَةِ العَظْمِيَّةِ الظَّهْرِيَّةِ.</text:p>
          </table:table-cell>
          <table:table-cell/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فَلْسَفِيُّ</text:p>
          </table:table-cell>
          <table:table-cell/>
          <table:table-cell office:value-type="string" calcext:value-type="string">
            <text:p>فلس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فَلْسَف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لْسَفِيُّ-فَلْسَفِيُّ، ةٌ [ف ل س ف] (مَنْسُوبٌ إِلَى الْفَلْسَفَةِ). "مَوْضُوعٌ فَلْس</text:p>
          </table:table-cell>
          <table:table-cell/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فَلَكِيٌّ</text:p>
          </table:table-cell>
          <table:table-cell/>
          <table:table-cell office:value-type="string" calcext:value-type="string">
            <text:p>فلك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فَلَك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فَلَكِ). : الْقَائِمُ بِعِلْمِ الْفَلَكِ.</text:p>
          </table:table-cell>
          <table:table-cell/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فَوْضَوِيٌّ</text:p>
          </table:table-cell>
          <table:table-cell/>
          <table:table-cell office:value-type="string" calcext:value-type="string">
            <text:p>فوض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فَوْضَى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فَوْضَى). 1."رَجُلٌ فَوْضَوِيٌّ" : مَنْ يُحْدِثُ الْبَلْبَلَةَ وَيُخِلُّ بِنِظَامِ ال</text:p>
          </table:table-cell>
          <table:table-cell/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قَارِّيٌّ</text:p>
          </table:table-cell>
          <table:table-cell/>
          <table:table-cell office:value-type="string" calcext:value-type="string">
            <text:p>قر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قَار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قَارِّيٌّ-قَارِّيٌّ، ةٌ [ق ر ر] (مَنْسُوبٌ إِلَى القَارَّةِ) . "مُنَاخٌ قَارِّيٌّ" : أَيْ مُنَاخُ الْمَنَا</text:p>
          </table:table-cell>
          <table:table-cell/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قَانُونِيٌّ</text:p>
          </table:table-cell>
          <table:table-cell/>
          <table:table-cell office:value-type="string" calcext:value-type="string">
            <text:p>قن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قَانُو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قَانُونِ). 1."رَجُلٌ قَانُونِيٌّ" : رَجُلُ التَّشْرِيعِ وَالْمُتَشَبِّثُ بِهِ بِحَذَافِيرِهِ. 2."عَمَلٌ قَانُونِيٌّ" : خَاضِعٌ لِلْقَانُونِ. "السُّلْطَةُ الْقَانُونِيَّةُ".</text:p>
          </table:table-cell>
          <table:table-cell/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قِبْطِيٌّ</text:p>
          </table:table-cell>
          <table:table-cell/>
          <table:table-cell office:value-type="string" calcext:value-type="string">
            <text:p>قبط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قِبْط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القِبْطِ).</text:p>
          </table:table-cell>
          <table:table-cell/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قَبَلِيٌّ</text:p>
          </table:table-cell>
          <table:table-cell/>
          <table:table-cell office:value-type="string" calcext:value-type="string">
            <text:p>قبل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قَبِيل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َبَلِيٌّ-قَبَلِيٌّ، ةٌ (مَنْسُوبٌ إِلَى الْقَبِيلَةِ). "نِظَامٌ قَبَلِيٌّ" : نِظَامٌ يَعْتَمِدُ عَلَى تَقَالِيدِ الْقَبِيلَةِ. "عَادَاتٌ قَبَلِيَّةٌ" "نَزْعَةٌ قَبَلِيَّةٌ".</text:p>
          </table:table-cell>
          <table:table-cell/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قَرَوِيٌّ</text:p>
          </table:table-cell>
          <table:table-cell/>
          <table:table-cell office:value-type="string" calcext:value-type="string">
            <text:p>قر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قَرْي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قَرْيَةِ). "يَرْتَبِطُ القَرَوِيُّ بِقَرْيَتِهِ".</text:p>
          </table:table-cell>
          <table:table-cell/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قَصَصِيٌّ</text:p>
          </table:table-cell>
          <table:table-cell/>
          <table:table-cell office:value-type="string" calcext:value-type="string">
            <text:p>قصص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قَصَص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َصَصِيٌّ-قَصَصِيٌّ، ةٌ [ق ص ص] (مَنْسُوبٌ إِلَى الق</text:p>
          </table:table-cell>
          <table:table-cell/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قَضَائِيٌّ</text:p>
          </table:table-cell>
          <table:table-cell/>
          <table:table-cell office:value-type="string" calcext:value-type="string">
            <text:p>قض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قَض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قَضَائِيٌّ-قَضَائِيٌّ، ةٌ [ق ض ي] (مَنْسُوبٌ إِلَى القَضَاءِ). "هَيْئَةٌ قَضَائِيَّةٌ" : هَيْئَةٌ، سُلْطَةٌ تَفْصِلُ فِي النِّزَاعِ وَالْخُصُومَاتِ طِبْقاً لِلْقَانُونِ. "حُكْمٌ قَضَائِيٌّ".</text:p>
          </table:table-cell>
          <table:table-cell/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قُطْبِيٌّ</text:p>
          </table:table-cell>
          <table:table-cell/>
          <table:table-cell office:value-type="string" calcext:value-type="string">
            <text:p>قط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قُطْ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ُطْبِيٌّ-قُطْبِيٌّ، ةٌ [ق ط ب] (مَنْسُوبٌ إِلَى القُطْبِ). : نَعْتٌ لِكُلِّ ما لَهُ صِلَةٌ بِالقُطْبِ. 1."النَّجِمُ القُطْبِيُّ" : أَحَدُ نُجُومِ مَجْموعَةِ الدّ</text:p>
          </table:table-cell>
          <table:table-cell/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قُطْنِيٌّ</text:p>
          </table:table-cell>
          <table:table-cell/>
          <table:table-cell office:value-type="string" calcext:value-type="string">
            <text:p>قط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قُطْ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ُطْنِيٌّ-قُطْنِيٌّ، ةٌ [ق ط ن] (مَنْسُوبٌ إِلَى القُطْنِ). "ثِيَابٌ قُطْنِيَّةٌ" : ثِيَابٌ مَنْسُوجَةٌ مِنَ القُطْنِ.</text:p>
          </table:table-cell>
          <table:table-cell/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قَوْمِيٌّ</text:p>
          </table:table-cell>
          <table:table-cell/>
          <table:table-cell office:value-type="string" calcext:value-type="string">
            <text:p>قو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قَوْم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قَوْمِيٌّ-قَوْمِيٌّ، ةٌ [ق و م] (مَنْسُوبٌ إِلَى القَوْمِيَّةِ، مُنْتَمٍ إِلَيْهَا). 1."فِكْرٌ قَوْمِيٌّ" : فِكْرٌ يُمَجِّدُ القَوْمِيَّةَ وَيُدَافِعُ عَنْها. 2."هُوَ قَوْمِيٌّ" : مُتَشَبِّثٌ بِمَبْدَإِ القَوْمِيَّةِ.</text:p>
          </table:table-cell>
          <table:table-cell/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string" calcext:value-type="string">
            <text:p>قِيَاسِيٌّ</text:p>
          </table:table-cell>
          <table:table-cell/>
          <table:table-cell office:value-type="string" calcext:value-type="string">
            <text:p>قي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قِيَاس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ِيَاسِيٌّ-قِيَاسِيٌّ، ةٌ [ق ي س] (مَنْسُوبٌ إِلَى القِيَاسِ). 1."حُكْمٌ قِيَاسِيٌّ" : مَا يَكُونُ بِحَسَبِ القِيَاسِ وَالْمُمَاثَلَةِ. 2."حَقَّقَ رَقْماً قِيَاسِيّاً" : أَعْلَى رَقْمٍ. "أَرْقَامٌ قِيَاسِيَّةٌ".</text:p>
          </table:table-cell>
          <table:table-cell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كُرَوِيٌّ</text:p>
          </table:table-cell>
          <table:table-cell/>
          <table:table-cell office:value-type="string" calcext:value-type="string">
            <text:p>كو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كُر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ُرَوِيٌّ-كُرَوِيٌّ، ةٌ [ك و ر] (مَنْسُوبٌ إلى الكُرَةِ). "كُرَوِيُّ الشَّكْلِ</text:p>
          </table:table-cell>
          <table:table-cell/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كَسْتَنَائِيٌّ</text:p>
          </table:table-cell>
          <table:table-cell/>
          <table:table-cell office:value-type="string" calcext:value-type="string">
            <text:p>كستنائ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كَسْتَن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َسْتَنَائِيٌّ-كَسْتَنَائِيٌّ، ةٌ (مَنْسُوبٌ إِلَى الكَسْتَنَاءِ). "لَوْنٌ كَسْتَنَائِيٌّ": أَسْمَرُ قَاتِمٌ.</text:p>
          </table:table-cell>
          <table:table-cell/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كُلْوِيٌّ</text:p>
          </table:table-cell>
          <table:table-cell/>
          <table:table-cell office:value-type="string" calcext:value-type="string">
            <text:p>كل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كُلْو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ُلْوِيٌّ-كُلْوِيٌّ، ةٌ [ك ل ي] (مَنْسُوبٌ إِلَى الكُلْوَةِ). "اِلْتِهَابٌ كُلْوِيٌّ" : اِلْتِهَابٌ مَصْدَرُهُ الكُلْوَةُ. "مَغْصٌ كُلْوِيٌّ".</text:p>
          </table:table-cell>
          <table:table-cell/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string" calcext:value-type="string">
            <text:p>كَمِّيٌّ</text:p>
          </table:table-cell>
          <table:table-cell/>
          <table:table-cell office:value-type="string" calcext:value-type="string">
            <text:p>كم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كَم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َمِّيٌّ-كَمِّيٌّ، ةٌ [ك م م] (مَنْسُوبٌ إِلَى الكَمِّ). "كَمِّيَّةٌ مِنَ الفَوَاكِهِ" : مِقْدَارٌ مِنْهَا.</text:p>
          </table:table-cell>
          <table:table-cell/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كَهْرَبَائِيٌّ</text:p>
          </table:table-cell>
          <table:table-cell/>
          <table:table-cell office:value-type="string" calcext:value-type="string">
            <text:p>كهر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كَهْرَب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كَهْرَبَائِيٌّ-كَهْرَبَائِيٌّ، ةٌ [ك هـ ر ب] (مَنْسُوبٌ إِلَى الكَهْرَبَاءِ). 1."تَيَّارٌ كَهْرَبَائِيٌّ : تَيَّارٌ تَسْرِي فِيهِ القُوَّة</text:p>
          </table:table-cell>
          <table:table-cell/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كُوفِيٌّ</text:p>
          </table:table-cell>
          <table:table-cell/>
          <table:table-cell office:value-type="string" calcext:value-type="string">
            <text:p>كو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كُوف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كُوفِيٌّ-كُوفِيٌّ، ةٌ [ك و ف] (مَنْسُوبٌ إِلَى الكُوفَةِ). "الخَطُّ ال</text:p>
          </table:table-cell>
          <table:table-cell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كَوْنِيٌّ</text:p>
          </table:table-cell>
          <table:table-cell/>
          <table:table-cell office:value-type="string" calcext:value-type="string">
            <text:p>كو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كَوْ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َوْنِيٌّ-كَوْنِيٌّ، ةٌ [ك و ن] (مَنْسُوبٌ إِلَى الكَوْنِ). "النِّظَامُ الكَوْنِيُّ" : النِّظَامُ الَّذِي يَسِيرُ عَلَيْهِ العَالَمُ، الكَوْنُ.</text:p>
          </table:table-cell>
          <table:table-cell/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كُوَيْتِيٌّ</text:p>
          </table:table-cell>
          <table:table-cell/>
          <table:table-cell office:value-type="string" calcext:value-type="string">
            <text:p>كويت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كُوَيْت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الكُوَيْتِ).</text:p>
          </table:table-cell>
          <table:table-cell/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كِيميَائِيٌّ</text:p>
          </table:table-cell>
          <table:table-cell/>
          <table:table-cell office:value-type="string" calcext:value-type="string">
            <text:p>كيميائ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كِيمْي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الكِيمْيَاءِ). 1. : "بَحْثٌ كِيمْيَائِيّ"، "أَبْحَاثٌ كِيمْيَائِيَّةٌ". 2. : العَالِمُ بِالكِيمْيَاءِ وَالْمُتَخَصِّصُ فِيهَا. "كِيميَائِيٌّ بَارِزٌ عَلَى الْمُسْتَوَى الدَّوْلِيِّ".</text:p>
          </table:table-cell>
          <table:table-cell/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لاَهُوتِيٌّ</text:p>
          </table:table-cell>
          <table:table-cell/>
          <table:table-cell office:value-type="string" calcext:value-type="string">
            <text:p>لاهوت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لاًهُوت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لاَهُوتِيٌّ-لاَهُوتِيٌّ، ةٌ (مَنْسُوبٌ إِلَى اللاَّهُوتِ). : العَالِمُ بِالقَضَايَا الإِلَهِيَّةِ وَصِفَاتِ اللَّهِ تَعَالَى.</text:p>
          </table:table-cell>
          <table:table-cell/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لِثَوِيٌّ</text:p>
          </table:table-cell>
          <table:table-cell/>
          <table:table-cell office:value-type="string" calcext:value-type="string">
            <text:p>لث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لِث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ِثَوِيٌّ-لِثَوِيٌّ، ةٌ [ل ث ي] (مَنْسُوبٌ إِلَى اللِّثَةِ). "اللام حَرْفٌ لِثَوِيٌّ" : أَيْ يُنْطَقُ بِتَفَاعُلِ نُطْقِ اللِّسَانِ وَالأَسْنَانِ. الْحُرُوفُ اللِّثَوِيَّةُ هِيَ: التّاء والرّاء والزّاي والسّين والصّاد والضّاد والطّاء واللام والنّون. </text:p>
          </table:table-cell>
          <table:table-cell/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لِسَانِيُّ</text:p>
          </table:table-cell>
          <table:table-cell/>
          <table:table-cell office:value-type="string" calcext:value-type="string">
            <text:p>لس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لِسَ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لِّسَانِ). 1."عَالِمٌ لِسَانِيٌّ" : اللُّغَوِيُّ، العَالِمُ بِاللُّغَةِ،</text:p>
          </table:table-cell>
          <table:table-cell/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لُغَوِيٌّ</text:p>
          </table:table-cell>
          <table:table-cell/>
          <table:table-cell office:value-type="string" calcext:value-type="string">
            <text:p>لغ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لُغ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لُغَوِيٌّ-لُغَوِيٌّ، ةٌ [ل غ و] (مَنْسُوبٌ إِلَى اللُّغَةِ). 1." لُغَوِيٌّ مِنْ أَهْلِ اللُّغَةِ" : الْعَالِمُ</text:p>
          </table:table-cell>
          <table:table-cell/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مَائِيُّ</text:p>
          </table:table-cell>
          <table:table-cell/>
          <table:table-cell office:value-type="string" calcext:value-type="string">
            <text:p>موه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ائِيُّ-مَائِيُّ، ةٌ [م و هـ] (منسوب إلى الماء). 1."حَيَوَانٌ مَائِيٌّ" : أَيْ يَعِيشُ فِي َالْمَاءِ، "أَلْعَابٌ رِيَاضِيَّةٌ مَائِيَّةٌ" : أَلْعَابٌ تَتِمُّ وَسَطَ الْمَاءِ. 2."لَوْحَةٌ فَنِّيَّةٌ مَائِيَّةٌ" : أَيْ لَوْحَةٌ رُسِمَتْ بِصِبَاغَةٍ مُخْتَلِطَةٍ بِالْمَاءِ.</text:p>
          </table:table-cell>
          <table:table-cell/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مَادِّيُّ</text:p>
          </table:table-cell>
          <table:table-cell/>
          <table:table-cell office:value-type="string" calcext:value-type="string">
            <text:p>مد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اد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مَادَّةِ). 1."رَجُلُ مَادِّيٌّ" : رَجُلٌ مُتَشَبِّعٌ بِمَا هُوَ مَلْمُوسٌ وَمَحْسُوبٌ. 2."فِكْرٌ مَادِّيٌّ" : الفِكْرُ القَائِلُ بِأَنَّ الْمَادَّةَ وَحْدَهَا هِيَ أَسَاسُ الوُجُودِ. "هُوَ مَادِّيُّ الفِكْرِ". 3."أَشْيَاءُ مَادِّيَّةٌ" : مَلْمُوسَةٌ.</text:p>
          </table:table-cell>
          <table:table-cell/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مَأْسَاوِيٌّ</text:p>
          </table:table-cell>
          <table:table-cell/>
          <table:table-cell office:value-type="string" calcext:value-type="string">
            <text:p>أس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أْسَا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أْسَاوِيٌّ-مَأْسَاوِيٌّ، ةٌ [أ س ي] (مَنْسُوبٌ إِلَى الْمَأْسَاةِ). "حَادِثٌ مَأْسَاوِيٌّ" : ذُو فَاجِعَةٍ وَكَارِثَةٍ. "عَرَفَتْ حَياتُهُ حَوادِثَ مَأسَاوِيَّةً".</text:p>
          </table:table-cell>
          <table:table-cell/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مَالِيٌّ</text:p>
          </table:table-cell>
          <table:table-cell/>
          <table:table-cell office:value-type="string" calcext:value-type="string">
            <text:p>مو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ا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الِيٌّ-مَالِيٌّ، ةٌ [م و ل] (مَنْسُوبٌ إِلَى الْمَالِ). 1."تَوَصَّلَ بِقَدْرٍ مَالِيٍّ" : بِقَدْرٍ مِنَ الْمَالِ. "مَوَارِدُهُ الْمَالِيَّةُ لاَ تَسْمَحُ بِكُلِّ هَذِهِ الْمَصَارِيفِ". 2."مَالِيَّةُ الدَّوْلَةِ" : مَصَارِيفُهَا وَمَدَاخِيلُهَا. 3."وِزَارَةُ الْمَالِيَّةِ" : الوِزَارَةُ الَّتِي تُشْرِفُ عَلَى تَسْيِيرِ مِيزَانِيَّةِ الدَّوْلَةِ، مَصَارِيفِهَا وَمَدَاخِيلِهَا وَتَصْرِيفِ مَعَاشِ العَامِلِينَ وَالْمُوَظَّفِينَ.</text:p>
          </table:table-cell>
          <table:table-cell/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مَبْدَئ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بدأ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مِثَالِيٌّ</text:p>
          </table:table-cell>
          <table:table-cell/>
          <table:table-cell office:value-type="string" calcext:value-type="string">
            <text:p>مث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ِثَا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مِثَالِيٌّ-مِثَالِيٌّ، ةٌ [م ث ل] (مَنْسُوبٌ إِلَى المِثَالِ). 1."مِثَالِيٌّ فِي سُلُوكِهِ" : نَمُوذَجِيٌّ. 2."وَلَدٌ مِثَالِيٌّ" : يُقْتَدَى بِهِ. "خُلُقٌ مِثَالِيٌّ" "فِكْر مِثَالِيٌّ" "صُورَةٌ مِثَالِيَّةٌ".</text:p>
          </table:table-cell>
          <table:table-cell/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مَجَازِيٌّ</text:p>
          </table:table-cell>
          <table:table-cell/>
          <table:table-cell office:value-type="string" calcext:value-type="string">
            <text:p>جوز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جاز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جَازِيٌّ-مَجَازِيٌّ [ج و ز] (مَنْسُوبٌ إِلَى الْمَجازِ). "الْمَعْنَى الْمَجَازِيُّ" : الْمَعْنَى الْمُسْتَعْمَلُ فِي غَيْرِ مَا وُضِعَ لَهُ أَصْلاً.</text:p>
          </table:table-cell>
          <table:table-cell/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مِجْهَرِيُّ</text:p>
          </table:table-cell>
          <table:table-cell/>
          <table:table-cell office:value-type="string" calcext:value-type="string">
            <text:p>جه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ِجْهَ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جْهَرِيُّ-مِجْهَرِيُّ، ةٌ [ج هـ ر] (مَنْسُوبٌ إِلَى الْمِجْهَرِ). "فَحْصٌ مِجْهَرِيٌّ" : فَحْصٌ يَتِمُّ بِوَاسِطَةِ المِجْهَرِ.</text:p>
          </table:table-cell>
          <table:table-cell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مَحَلِّيٌّ</text:p>
          </table:table-cell>
          <table:table-cell/>
          <table:table-cell office:value-type="string" calcext:value-type="string">
            <text:p>حل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حَل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مَحَلِّيٌّ-مَحَلِّيٌّ، ةٌ [ح ل ل] (مَنْسُوبٌ إِلَى الْمَحَلِّ). 1."إِدَارَةٌ مَحَلِّيَّةٌ" : إِدَارَةٌ مُخْتَصَّةٌ بِمِنْطَقَتِهَا أَوْ إِقْلِيمِهَا، عَكْس الْمَرْكَزِيَّةِ. 2."إِنْتَاجٌ مَحَلِّيٌّ" : تَمَّ إِنْتَاجُهُ فِي المِنْطَقَةِ ذَاتِهَا. "سُوقٌ مَحَلِّيٌّ" "شُؤُونٌ مَحَلِّيَّةٌ".</text:p>
          </table:table-cell>
          <table:table-cell/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مِحْوَرِيٌّ</text:p>
          </table:table-cell>
          <table:table-cell/>
          <table:table-cell office:value-type="string" calcext:value-type="string">
            <text:p>حو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ِحْوَ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حْوَرِيٌّ-مِحْوَرِيٌّ، ةٌ [ح و ر] (مَنْسُوبٌ إِلَى المِحْوَرِ). 1."جِهَازٌ مِحْوَرِيٌّ" : جِهَازٌ مَرْكَزِيٌّ تَرْتَبِطُ بِهِ الأَجْهِزَةُ الأُخْرَى. 2."شَخْصِيَّةٌ مِحْوَرِيَّةٌ" : رَئِسَةٌ أَورَئِيسِيَّةٌ، مَرْكَزِيَّةٌ. "شَخْصِيَّةٌ مِحْوَرِيَّةٌ فِي الرِّوَايَةِ" "قَضِيَّةٌ مِحْوَرِيَّةٌ".</text:p>
          </table:table-cell>
          <table:table-cell/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مُخْمَلِيٌّ</text:p>
          </table:table-cell>
          <table:table-cell/>
          <table:table-cell office:value-type="string" calcext:value-type="string">
            <text:p>خم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ُخْمَ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خْمَلِيٌّ-مُخْمَلِيٌّ، ةٌ [خ م ل] (مَنْسُوبٌ إِلَى الْمُخْمَلِ). "ثَوْبٌ مُخْمَلِيٌّ" : ثَوْبٌ مِنْ نَسِيجٍ لَهُ خَمْلٌ.</text:p>
          </table:table-cell>
          <table:table-cell/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مَدَارِيٌّ</text:p>
          </table:table-cell>
          <table:table-cell/>
          <table:table-cell office:value-type="string" calcext:value-type="string">
            <text:p>دو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دَا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دَارِيٌّ-مَدَارِيٌّ [د و ر] (مَنْسُوبٌ إِلَى الْمَدَارِ).</text:p>
          </table:table-cell>
          <table:table-cell/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مَدْرَسِيٌّ</text:p>
          </table:table-cell>
          <table:table-cell/>
          <table:table-cell office:value-type="string" calcext:value-type="string">
            <text:p>در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دْرَس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دْرَسِيٌّ-مَدْرَسِيٌّ، ةٌ [د ر س] (مَنْسُوبٌ إِلَى الْمَدْرَسَةِ). "كِتَابٌ مَدْرَسِيٌّ" : كِتَابٌ مِنْ مُقَرَّرَات البَرامِجِ الَّتِي تُدَرَّسُ فِي الْمَدْرَسَةِ.</text:p>
          </table:table-cell>
          <table:table-cell/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مِدْفَعِيٌّ</text:p>
          </table:table-cell>
          <table:table-cell/>
          <table:table-cell office:value-type="string" calcext:value-type="string">
            <text:p>دف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ِدْفَ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دْفَعِيٌّ-مِدْفَعِيٌّ، ةٌ [د ف ع] (مَنْسُوبٌ إِلَى المِدْفَعِ). "عَسْكَرِيٌّ مِدْفَعِيٌّ" : مُخْتَصٌّ بِسِلاَحِ الْمَدَافِعِ.</text:p>
          </table:table-cell>
          <table:table-cell/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مَدَنِيٌّ</text:p>
          </table:table-cell>
          <table:table-cell/>
          <table:table-cell office:value-type="string" calcext:value-type="string">
            <text:p>مد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دِين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مَدِينَةِ) .1."رَجُلٌ مَدَنِيٌّ" : مِنْ أَهْلِ الْمَدِينَةِ. "السُّكَّانُ الْمَدَنِيُّونَ" وَالكَلِمَةُ عَكْسُ العَسْكَرِيّ أَيْضاً : "يَرْتَدِي العَسْكَرِيُّ مَلاَبِسَهُ الْمَدَنِيَّةَ أَيَّامَ العُطَلِ" "الْحَيَاةُ الْمَدَنِيَّةُ" "الطَّيَرَانُ الْمَدَنِيُّ". 2."أَدَّى الْخِدْمَةَ الْمَدَنِيَّةَ" : الوَاجِبُ الَّذِي يُؤَدِّيهِ العَامِلُ أَوِ الْمُوَظَّفُ خِلاَلَ فَتْرَةٍ مُعَيَّنَةٍ قَبْلَ تَعْيِينِهِ فِي وَظِيفَتِهِ. 3."الْمَدَنِيَّةُ الْحَدِيثَةُ" : الْحَضَارَةُ وَالْعُمْرَانُ وَكُلُّ الْمُخْتَرَعَاتِ التِّكْنُولُوجِيَّةِ. 4."الْمُجْتَمَعُ الْمَدَنِيُّ" : أَي الْمُجْتَمَعُ الَّذِي تَكَوَّنَتْ مُؤَسَّسَاتُهُ وَجَمْعِيَّاتُهُ الْحَضَرِيَّةُ. 5."زَوَاجٌ مَدَنِيٌّ" : أَيْ زَوَاجٌ تَتَحَكَّمُ فِيهِ القَوَانِينُ العَصْرِيَّةُ، عَكْس الزَّوَاجِ الدِّينِيِّ. 6."القَانُونُ الْمَدَنِيُّ" : قَانُونُ الأَحْوَالِ الْخَاضِعَةِ لِتَطَوُّرِ حَيَاةِ الْمُجْتَمَعِ الْعَصْرِيَّةِ.</text:p>
          </table:table-cell>
          <table:table-cell/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مَدِينِيٌّ</text:p>
          </table:table-cell>
          <table:table-cell/>
          <table:table-cell office:value-type="string" calcext:value-type="string">
            <text:p>مد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دِين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دِينِيٌّ-مَدِينِيٌّ، ةٌ [م د ن] (مَنْسُوبٌ إِلَى الْمَدِينَةِ). "رَجُلٌ مَدينِيٌّ": مِنَ الْمَدينَةِ.</text:p>
          </table:table-cell>
          <table:table-cell/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string" calcext:value-type="string">
            <text:p>مَرَضِيٌّ</text:p>
          </table:table-cell>
          <table:table-cell/>
          <table:table-cell office:value-type="string" calcext:value-type="string">
            <text:p>مرض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رَض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رَضِيٌّ،-مَرَضِيٌّ، ةٌ [م ر ض] (مَنْسُوبٌ إِلَى الْمَرَضِ). "أُصِيبَ بِحَالَةٍ مَرَضِيَّةٍ" : أَيْ بِحَالَةٍ بِهَا مَرَضٌ.</text:p>
          </table:table-cell>
          <table:table-cell/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string" calcext:value-type="string">
            <text:p>مَرْكَزِيٌّ</text:p>
          </table:table-cell>
          <table:table-cell/>
          <table:table-cell office:value-type="string" calcext:value-type="string">
            <text:p>ركز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رْكَز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رْكَزِيٌّ-مَرْكَزِيٌّ، ةٌ [ر ك ز] (مَنْسُوبٌ إِلَى الْمَرْكَزِ). 1. "الجِهَازُ الْمَرْكَزِيُّ" : الجِهَازُ الأَسَاسِيُّ، مِنْهُ تَصْدُرُ كُلُّ التَّعْلِيمَاتِ وَالإِشَارَاتِ. 2."السُّلْطَةُ الْمَرْكَزِيَّةُ" : سُلْطَةٌ تَحْصِرُ كُلَّ القَرَارَاتِ وَالأَحْكَامِ بَيْنَ يَدَيْهَا مَعَ إِخْضَاعِ كُلِّ السُّلَطِ تَحْتَ نُفُوذِهَا. 3."اللَّجْنَةُ الْمَرْكَزِيَّةُ لِلْحِزْبِ" : اللَّجْنَةُ العُلْيَا الَّتِي تُقَرِّرُ سِياسَةَ الحِزْبِ وتُصْدِرُ قَرَارَاتٍ تَوْجِيهِيَّةً.</text:p>
          </table:table-cell>
          <table:table-cell/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مُسْتَقْبَلِيٌّ</text:p>
          </table:table-cell>
          <table:table-cell/>
          <table:table-cell office:value-type="string" calcext:value-type="string">
            <text:p>قب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ُسْتَقْبَ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مُسْتَقْبَلِ). "بَاحِثٌ مُسْتَقْبَلِيٌّ" : مُهْتَمٌّ بِدِرَاسَةِ مَا سَيَكُونُ عَلَيْهِ عَالَمُ الغَدِ.</text:p>
          </table:table-cell>
          <table:table-cell/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office:value-type="string" calcext:value-type="string">
            <text:p>مَسِيحِيٌّ</text:p>
          </table:table-cell>
          <table:table-cell/>
          <table:table-cell office:value-type="string" calcext:value-type="string">
            <text:p>مسح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سِيح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مَنْسُوبٌ إِلَى الْمَسِيحِ، التَّابعُ لِدِينِهِ وَتَعَالِيمِهِ. "الإِنْجِيلُ كِتَابُ الدِّينِ الْمَسِيحِيِّ".</text:p>
          </table:table-cell>
          <table:table-cell/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office:value-type="string" calcext:value-type="string">
            <text:p>مَشْرِقِيٌّ</text:p>
          </table:table-cell>
          <table:table-cell/>
          <table:table-cell office:value-type="string" calcext:value-type="string">
            <text:p>شرق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شْرِق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مَشَارِقَة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مَشْرِق).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مَصْرِفِيٌّ</text:p>
          </table:table-cell>
          <table:table-cell/>
          <table:table-cell office:value-type="string" calcext:value-type="string">
            <text:p>صر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صْرِ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مَصْرِفِ، مَالَهُ عَلاَقَةٌ بِالْمَصْرِفِ). 1."مَصْرِفِيٌّ نَاجِحٌ " : الْمُشْتَغِلُ بِالْمَصْرِفِ وَقَضَايَاهُ. 2. "شِيكٌ مَصْرِفِيٌّ" : شِيكٌ يُتَعَامَلُ بِهِ بِوَاسِطَةِ الْمَصْرِفِ. "قُرُوضٌ مَصْرِفِيَّةٌ".</text:p>
          </table:table-cell>
          <table:table-cell/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مِظَلِّيٌّ</text:p>
          </table:table-cell>
          <table:table-cell/>
          <table:table-cell office:value-type="string" calcext:value-type="string">
            <text:p>ظل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ِظَل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مِظَلَّةِ). "نَزَلَ المِظَلِّيُّ بِسَلاَمٍ" : مَنْ يَهْبِطُ مِنَ الفَضَاءِ بَعْدَمَا تَقْذِفُهُ الطَّائِرَةُ بِالْمِظَلَّةِ.</text:p>
          </table:table-cell>
          <table:table-cell/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مُعْجَمِيٌّ</text:p>
          </table:table-cell>
          <table:table-cell/>
          <table:table-cell office:value-type="string" calcext:value-type="string">
            <text:p>عج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ُعْجَ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مُعْجَمِ). 1.: مُهْتَمٌّ بِمُفْرَدَاتِ الْمُعْجَمِ. 2</text:p>
          </table:table-cell>
          <table:table-cell/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مَعْدِنِيٌّ</text:p>
          </table:table-cell>
          <table:table-cell/>
          <table:table-cell office:value-type="string" calcext:value-type="string">
            <text:p>عد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عْدِ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عْدِنِيٌّ-مَعْدِنِيٌّ، ةٌ [ع د ن] (مَنْسُوبٌ إِلَى الْمَعْدِنِ). "مَاءٌ مَعْدِنِيٌّ" : مَاءٌ مُشْبَعٌ بِالأَمْلاَحِ. "مِيَاهٌ مَعْدِنِيَّةٌ".</text:p>
          </table:table-cell>
          <table:table-cell/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office:value-type="string" calcext:value-type="string">
            <text:p>مِعْمَارِيٌّ</text:p>
          </table:table-cell>
          <table:table-cell/>
          <table:table-cell office:value-type="string" calcext:value-type="string">
            <text:p>عم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ِعْمَا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مِعْمَارِ). 1."مُهَنْدِسٌ مِعْمَارِيٌّ" : يُمَارِسُ مِهْنَةَ العِمَارَةِ. 2."هَنْدَسَةٌ مِعْمَارِيَّةٌ" : هَنْدَسَةٌ مُخْتَصَّةٌ بِوَضْعِ التَّصَامِيمِ لِتَشْيِيدِ العِمَارَاتِ.</text:p>
          </table:table-cell>
          <table:table-cell/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مَعْنَوِيٌّ</text:p>
          </table:table-cell>
          <table:table-cell/>
          <table:table-cell office:value-type="string" calcext:value-type="string">
            <text:p>ع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عْنَى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عْنَوِيٌّ-مَعْنَوِيٌّ، ةٌ [ع ن ي] (مَنْسُوبٌ إِلَى الْمَعْنَى). 1."تَقْدِيرٌ مَعْنَوِيٌّ" : أَيْ تَقْدِيرٌ فِكْرِيٌّ وذِهْنِيٌّ عَكْسُ التَّقْدِيرِ الْمَادِيِّ. "مُسَانَدَةٌ مَعْنَوِيَّةٌ". 2."رَفَعَ مَعْنَوِيَّتَهُ" : رَفَعَ مِنْ قِيمَةِ حَالَتِهِ النَّفْسِيَّةِ عِنْدَهُ. "يَهْتَمُّ بِالْمَعْنَوِيَّاتِ أَكْثَرَ مِمَّا يَهْتَمُّ بِالْمَادِّيَّاتِ". 3. "الرُّوحُ الْمَعْنَوِيَّةُ" : الرُّوحُ الخِلْقِيَّة. "مَعْنَوِيّاً". 4."شَخْصٌ مَعْنَوِيٌّ، شَخْصِيَّةٌ مَعْنَوِيَّةٌ" : أَيْ شَخْصِيَّةٌ اِعْتِبَارِيَّةٌ عَكْسَ الفَرْدَ.</text:p>
          </table:table-cell>
          <table:table-cell/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مِغْنَاطِيسِيٌّ</text:p>
          </table:table-cell>
          <table:table-cell/>
          <table:table-cell office:value-type="string" calcext:value-type="string">
            <text:p>مغناطيس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ِغْنَاطِيس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غْنَاطِيسِيٌّ-مِغْنَاطِيسِيٌّ (مَنْسُوبٌ إِلَى الْمِغْنَاطِيس). 1."الْمجَالُ الْمِغْنَاطِيسِيُّ" : هِيَ الْمِنْطَقَةُ الْمحُيِطَةُ بِالْمِغْنَاطِيسِ. 2."الإِبْرَةُ الْمَغْنَاطِيسِيَّةُ" : قَضِيبٌ مُمَغْنَطٌ مِنَ الفُولاَذِ يُشِيرُ نَحْوَ الشَّمَالِ والجَنُوبِ إِذَا تُرِكَ طَلِيقاً. 3. "الشَّرِيطُ الْمَغْنَاطِيسِيُّ" : شَرِيطٌ تُسَجَّلُ عَلَيْهِ الأَصْوَاتُ بِوَاسِطَةِ أَجْهِزَةِ التَّسْجِيلِ الصَّوْتِيِّ.</text:p>
          </table:table-cell>
          <table:table-cell/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مَكُّوكِيٌّ</text:p>
          </table:table-cell>
          <table:table-cell/>
          <table:table-cell office:value-type="string" calcext:value-type="string">
            <text:p>مكك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كُّوك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كُّوكِيٌّ-مَكُّوكِيٌّ [م ك ك] (مَنْسُوبٌ إِلَى الْمَكُّوكِ). "قِطَارٌ مَكُّوكِيٌّ" : قِطَارٌ يَقُومُ بِرِحْلاَتٍ مُكَرَّرَةٍ مِنْ مَوْقِعٍ وَاحِدٍ أو أَكْثَرَ إِلَى مَوْقِعٍ آخَرَ.</text:p>
          </table:table-cell>
          <table:table-cell/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مَلَكِيٌّ</text:p>
          </table:table-cell>
          <table:table-cell/>
          <table:table-cell office:value-type="string" calcext:value-type="string">
            <text:p>ملك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لِك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مَلِكِ). 1."النِّظَامُ الْمَلَكِيُّ" : نِظَامٌ خَاضِعٌ لِسُلْطَةِ الْمَلِكِ وحُكْمِهِ. 2."القَصْرُ الْمَلَكِيُّ" : قَصْرُ الْمَلِكِ. 3."مِنَ الأَسْرَةِ الْمَلَكِيَّةِ" : مِنْ أَعْضَاءِ أُسْرَةِ الْمَلِكِ.</text:p>
          </table:table-cell>
          <table:table-cell/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string" calcext:value-type="string">
            <text:p>مَنْزِلِيٌّ</text:p>
          </table:table-cell>
          <table:table-cell/>
          <table:table-cell office:value-type="string" calcext:value-type="string">
            <text:p>نز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نْزِ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نْزِلِيٌّ-مَنْزِلِيٌّ، ةٌ [ن ز ل]. مَنْسُوبٌ إِلَى الْمَنْزِلِ. 1."أَدَوَاتٌ مَنْزِلِيَّةٌ" : الأَدَوَاتُ الَّتِي تُسْتَخْدَمُ فِي الْمَنْزِلِ. 2."فُنُونٌ مَنْزِلِيَّةٌ": كُلُّ مَا يَتَعَلَّقُ بِتَزْيِينِ الْمَنْزِلِ وَتَأْثِيثِهِ.</text:p>
          </table:table-cell>
          <table:table-cell/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string" calcext:value-type="string">
            <text:p>مَنْطِقِيٌّ</text:p>
          </table:table-cell>
          <table:table-cell/>
          <table:table-cell office:value-type="string" calcext:value-type="string">
            <text:p>نطق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نْطِق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مَنَاطِقَة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مَنْطِقِ). 1."عَالِمٌ مَنْطِقِيٌّ" : صَاحِبُ عِلْمِ الْمَنْطِقِ. "هَذَا رَأْيُ الْمَنَاطِقَةِ". 2."أَتَى بِأَفْكَارٍ وَآرَاءٍ مَنْطِقِيَّةٍ" : مَعْقُولَةٌ، تَعْتَمِدُ عَلَى العَقْلِ، أَيْ تَنْتَقِلُ مِنْ مُقَدِّمَاتٍ إِلَى نَتَائِجَ صَحِيحَةٍ. 3."كَلاَمٌ مَنْطِقِيٌّ" : مَعْقُولٌ، مَقْبُولٌ.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مَنْهَجِيٌّ</text:p>
          </table:table-cell>
          <table:table-cell/>
          <table:table-cell office:value-type="string" calcext:value-type="string">
            <text:p>نهج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نْهَج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مَنْهَجِ). 1."رَجُلٌ مَنْهَجِيٌّ فِي عَمَلِهِ": أَيْ صَاحِبُ مَنْهَجٍ. 2."دَرْسٌ مَنْهَجِ</text:p>
          </table:table-cell>
          <table:table-cell/>
        </table:table-row>
        <table:table-row table:style-name="ro1" table:visibility="filter">
          <table:table-cell office:value-type="float" office:value="463" calcext:value-type="float">
            <text:p>463</text:p>
          </table:table-cell>
          <table:table-cell office:value-type="string" calcext:value-type="string">
            <text:p>مَوْسِمِيٌّ</text:p>
          </table:table-cell>
          <table:table-cell/>
          <table:table-cell office:value-type="string" calcext:value-type="string">
            <text:p>وس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وْسِ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مَوْسِمِ). 1."عَامِلٌ مَوْسِمِيُّ" : عَامِلٌ يَشْتَغِلُ فِي فَصْلٍ مِنْ فُصُولِ السَّنَةِ. 2."رِيَاحٌ مَوْسِمِيَّةٌ" : رِيَاحٌ تَهُبُّ فِي فَتَرَاتٍ مُعَيَّنَةٍ مِنَ السَّنَةِ.</text:p>
          </table:table-cell>
          <table:table-cell/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string" calcext:value-type="string">
            <text:p>مَوْسُوعِيٌّ</text:p>
          </table:table-cell>
          <table:table-cell/>
          <table:table-cell office:value-type="string" calcext:value-type="string">
            <text:p>وس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وْسُوع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وْسُوعِيٌّ-مَوْسُوعِيٌّ، ةٌ [و س ع] (مَنْسُوبٌ إِلَى الْمَوْسُوعَةِ). 1."عَالِمٌ مَوْسُوعِيٌّ" : عَالِمٌ ذُو مَعَارِفَ وَاسِعَةٍ. 2."مُؤَلِّفٌ مَوْسُوعِيٌّ" : مُخْتَصٌّ بِكِتَابَةِ الْمَوْسُوعَاتِ. 3."مَعْلُومَاتٌ مَوْسُوعِيَّةٌ" : أَيْ مَعْلُومَاتٌ ذَاتُ صِبْغَةٍ مَعْرِفِيَّةٍ.</text:p>
          </table:table-cell>
          <table:table-cell/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string" calcext:value-type="string">
            <text:p>مُوسِيقِيٌّ</text:p>
          </table:table-cell>
          <table:table-cell/>
          <table:table-cell office:value-type="string" calcext:value-type="string">
            <text:p>موسيق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ُوسِيقَى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الْمُوسِيقَى). 1."مُوسِيقِيٌّ بَارِعٌ" : مَنْ يَتَعَاطَى الْمُوسِيقَى ويَحْتَرِفُهَا. 2."جَوْقَةٌ مُوسِيقِيَّةٌ" : أَيْ جَوْقَةٌ تَعْزِفُ ألْحَاناً مُوسِيقِيَّةً. "قِطْعَةٌ مُوسِيقِيَّةٌ" "آلَةٌ مُوسِيقِيَّةٌ".</text:p>
          </table:table-cell>
          <table:table-cell/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مَوْضُوعِيٌّ</text:p>
          </table:table-cell>
          <table:table-cell/>
          <table:table-cell office:value-type="string" calcext:value-type="string">
            <text:p>وض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وْضُو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مَوْضُوعِ). "حُكْمٌ مَوْضُوعِيٌّ" : أَيْ حُكْمٌ يَحْتَكِمُ إِلَى العَقْلِ والْحَقِيقَةِ بَعِيداً عَنْ كُلِّ مَا هُوَ ذَاتِيٌّ. "رَجُلٌ مَوْضُوعِيٌّ فِي أَحْكَامِهِ".</text:p>
          </table:table-cell>
          <table:table-cell/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مَوْلَوِيٌّ</text:p>
          </table:table-cell>
          <table:table-cell/>
          <table:table-cell office:value-type="string" calcext:value-type="string">
            <text:p>ول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وْلَى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وْلَوِيٌّ-مَوْلَوِيٌّ [و ل ي] (مَنْسُوبٌ إِلَى الْمَوْلَى). "رَجُلٌ مَوْلَوِيٌّ" : زَاهِدٌ.</text:p>
          </table:table-cell>
          <table:table-cell/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office:value-type="string" calcext:value-type="string">
            <text:p>مِئَوِيٌّ</text:p>
          </table:table-cell>
          <table:table-cell/>
          <table:table-cell office:value-type="string" calcext:value-type="string">
            <text:p>مأ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ِئ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ئَوِيٌّ-مِئَوِيٌّ، ةٌ [م أ ي] (مَنْسُوبٌ إِلَى الْمِئَةِ). 1."اِحْتَفَلَ بِعِيدِهِ المِئَوِيِّ" : أَيْ بِمُرُورِ مِئَةِ سَنَةٍ عَلَى مِيلاَدِهِ. "الذِّكْرَى المِئَوِيَّةُ". 2."خَصَمَ لَهُ نِسْبَةً مِئَوِيَّة</text:p>
          </table:table-cell>
          <table:table-cell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string" calcext:value-type="string">
            <text:p>نَارِيٌّ</text:p>
          </table:table-cell>
          <table:table-cell/>
          <table:table-cell office:value-type="string" calcext:value-type="string">
            <text:p>نو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َا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ارِيٌّ-نَارِيٌّ، ةٌ [ن و ر] (مَنْسُوبٌ إِلَى النَّارِ). 1."سِلاَحٌ نَارِيٌّ" : سِلاَحٌ يَقْذ</text:p>
          </table:table-cell>
          <table:table-cell/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office:value-type="string" calcext:value-type="string">
            <text:p>نَبَاتِيٌّ</text:p>
          </table:table-cell>
          <table:table-cell/>
          <table:table-cell office:value-type="string" calcext:value-type="string">
            <text:p>نبت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َبَات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نَبَاتِيٌّ-نَبَاتِيٌّ، ةٌ [ن ب ت]. "مَنْسُوبٌ إِلَى النَّبَاتِ". 1."عَالِمٌ نَبَاتِيٌّ" : العَارِفُ بِفَصَائِلِ النَّبَاتِ وَطَبَائِعِهِ. 2."رَجُلٌ نَبَاتِيٌّ" : الَّذِي لاَ يَأْكُلُ إِلاَّ مَا تُنْبِتُهُ الأَرْضُ مِنْ نَبَاتَاتِ الْخُضَرِ وَالفَوَاكِهِ.</text:p>
          </table:table-cell>
          <table:table-cell/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string" calcext:value-type="string">
            <text:p>نَبَطِيٌّ</text:p>
          </table:table-cell>
          <table:table-cell/>
          <table:table-cell office:value-type="string" calcext:value-type="string">
            <text:p>نبط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َبَط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نَّبَطِ). "مَازَالَتْ آثَارُ النَّبَطِيِّينَ قَائِمَةً تَشْهَدُ عَلَى حَضَارَتِهِمْ" : أَيِ الأَنْبَاطُ.</text:p>
          </table:table-cell>
          <table:table-cell/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string" calcext:value-type="string">
            <text:p>نَبَوِيٌّ</text:p>
          </table:table-cell>
          <table:table-cell/>
          <table:table-cell office:value-type="string" calcext:value-type="string">
            <text:p>نبأ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َبِي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بَوِيٌّ-نَبَوِيٌّ، ةٌ [ن ب أ]. "مَنْسُوبٌ إِلَى النَّبِيِّ" . "الْحَدِيثُ النَّبَوِيُّ" : الْحَدِيثُ الصَّادِرُ عَنِ النَّبِيِّ. "الأَحَادِيثُ النَّبَوِيَّةُ".</text:p>
          </table:table-cell>
          <table:table-cell/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string" calcext:value-type="string">
            <text:p>نُحَاسِيٌّ</text:p>
          </table:table-cell>
          <table:table-cell/>
          <table:table-cell office:value-type="string" calcext:value-type="string">
            <text:p>نح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ُحَاس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ُحَاسِيٌّ-نُحَاسِيٌّ، ةٌ [ن ح س] (مَنْسُوبٌ إِلَى النُّحَاسِ). "مَعْدِنٌ نُحَاسِيٌّ" : مَعْدِنٌ مِنَ النُّحَاسِ.</text:p>
          </table:table-cell>
          <table:table-cell/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string" calcext:value-type="string">
            <text:p>نَحْوِيٌّ</text:p>
          </table:table-cell>
          <table:table-cell/>
          <table:table-cell office:value-type="string" calcext:value-type="string">
            <text:p>نح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َحْو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نُحَاة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نَّحْوِ). "عَالِمٌ نَحْوِيٌّ" : العَالِمُ بِقَوَاعِدِ النَّحْوِ (قَوَاعِدُ اللُّغَةِ). "نُحَاةُ البَصْرَةِ وَالكُوفَةِ" "قَاعِدَةٌ نَحْوِيَّةٌ" ‏ "اِرْتَكَبَ غَلْطَةً نَحْوِيَّةً".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string" calcext:value-type="string">
            <text:p>نِسَائِيٌّ</text:p>
          </table:table-cell>
          <table:table-cell/>
          <table:table-cell office:value-type="string" calcext:value-type="string">
            <text:p>نس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ِس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ِسَائِيٌّ-نِسَائِيٌّ، ةٌ [ن س و] (مَنْسُوبٌ إِلَى النِّسَاءِ). "حَرَكَةٌ نِسَائِيَّةٌ" : حَرَكَةٌ تَهْتَمُّ بِقَضَايَا النِّسَاءِ، وَحُقُوقِهِنَّ.</text:p>
          </table:table-cell>
          <table:table-cell/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office:value-type="string" calcext:value-type="string">
            <text:p>نِسْوِيٌّ</text:p>
          </table:table-cell>
          <table:table-cell/>
          <table:table-cell office:value-type="string" calcext:value-type="string">
            <text:p>نس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ِسْو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ِسْوِيٌّ-نِسْوِيٌّ، ةٌ [ن س و] (مَنْسُوبٌ إِلَى النِّسْوَةِ، نِسَائِيٌّ). 1."أَشْغَالٌ نِسْوِيَّةٌ" : أَشْغَالٌ مَحْصُورَةٌ فِي النِّسَاءِ. 2."حَرَكَةٌ نِسْوِيَّةٌ" : حَرَكَةٌ مُهْتَمَّةٌ بِقَضَايَا النِّسَاءِ وَشُؤُونِهِنَّ.</text:p>
          </table:table-cell>
          <table:table-cell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string" calcext:value-type="string">
            <text:p>نَشَوِيٌّ</text:p>
          </table:table-cell>
          <table:table-cell/>
          <table:table-cell office:value-type="string" calcext:value-type="string">
            <text:p>نش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َش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شَوِيٌّ-نَشَوِيٌّ، ةٌ [ن ش و] (مَنْسُوبٌ إِلَى النَّشَاءِ). "مَوَادُّ نَشَوِيَّةٌ" : الْمَوَادُّ الغَنِيَّةُ بِالنَّشَا.</text:p>
          </table:table-cell>
          <table:table-cell/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office:value-type="string" calcext:value-type="string">
            <text:p>نِطْعِيٌّ</text:p>
          </table:table-cell>
          <table:table-cell/>
          <table:table-cell office:value-type="string" calcext:value-type="string">
            <text:p>نط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ِطْ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ِطْعِيٌّ-نِطْعِيٌّ، ةٌ [ن ط ع] (مَنْسُوبٌ إِلَى النِّطْعِ). "الْحُرُوفُ النِّطْعِيَّةُ" : هِيَ الدَّالُ وَالطَّاءُ وَالتَّاءُ لأَنَّ مَخْرَجَهَا مِنَ النِّطْعِ.</text:p>
          </table:table-cell>
          <table:table-cell/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string" calcext:value-type="string">
            <text:p>نِظَامِيٌّ</text:p>
          </table:table-cell>
          <table:table-cell/>
          <table:table-cell office:value-type="string" calcext:value-type="string">
            <text:p>نظ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ِظَا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نِظَامِيٌّ-نِظَامِيٌّ، ةٌ [ن ظ م] (مَنْسُوبٌ إِلَى النِّظَامِ). "الْجَيْشُ النِّظَامِيُّ" : الْجَيْشُ الرَّسْمِيُّ الْمُتَدَرِّبُ عَلَى الْمَعَارِكِ الْحَرْبِيَّةِ.</text:p>
          </table:table-cell>
          <table:table-cell/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string" calcext:value-type="string">
            <text:p>نَظَرِيٌّ</text:p>
          </table:table-cell>
          <table:table-cell/>
          <table:table-cell office:value-type="string" calcext:value-type="string">
            <text:p>نظ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َظَ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نَظَرِيٌّ-نَظَرِيٌّ، ةٌ [ن ظ ر] (مَنْسُوبٌ إِلَى النَّظَرِ). 1."بَحْثٌ نَظَرِيٌّ" : بَحْثٌ قَائِمٌ عَلَى إِعْمَالِ الفِكْرِ وَالتَّأَمُّلِ. "دِرَاسَةٌ نَظَرِيَّةٌ". 2."نَظَرِيّاً" : اِفْتِرَاضِيّاً. "مِنَ الوِجْهَةِ النَّظَرِيَّةِ". 3."العُلُومُ النَّظَرِيَّةُ" : العُلُومُ القَائِمَةُ عَلَى الْجَانِبِ الفِكْرِيِّ وَالَّتِي لاَ تَعْتَمِدُ عَلَى التَّجَارِبِ العَمَلِيَّةِ.</text:p>
          </table:table-cell>
          <table:table-cell/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string" calcext:value-type="string">
            <text:p>نَفْسِيٌّ</text:p>
          </table:table-cell>
          <table:table-cell/>
          <table:table-cell office:value-type="string" calcext:value-type="string">
            <text:p>نف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َفْس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مَنْسُوبٌ إلَى النَّفْسِ). 1. "طَبِيبٌ نَفْسَانِيٌّ" : الطَّبِيبُ الْمُخْتَصُّ بِمُداوَاةِ النَّفْسِ. "خَضَعَ لِتَحْلِيلٍ نَفْسَانِيٍّ". 2."الطِّبُّ النَّفْسِيُّ" : الطِّبُّ الْمُهْتَمُّ بِرَغَبَاتِ الْإِنْسَانِ وَأَحَاسِيسِهِ وَانْفِعَالاَتِهِ وَبِالْحَالاَتِ الْمَرَضِيَّةِ الْمُتَعَلِّقَةِ بِالنَّفْسِ وَاضْطِرَابَاتِهَا.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string" calcext:value-type="string">
            <text:p>نَفْعِيٌّ</text:p>
          </table:table-cell>
          <table:table-cell/>
          <table:table-cell office:value-type="string" calcext:value-type="string">
            <text:p>نف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َفْ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نَّفْعِ). 1. "رَجُلٌ نَفْعِيٌّ" : أَيْ لاَ يَهْتَمُّ إِلاَّبِمَا فِيهِ نَفْعٌ، مَنْ كَانَ عَلَى مَذْهَبِ النَّفْعِيَّةِ. 2. "مَوْقِفٌ نَفْعِيٌّ" : مَوْقِفٌ قَائِمٌ عَلَى مَا فِيهِ النَّفْعُ الْمُجَرَّدُ.</text:p>
          </table:table-cell>
          <table:table-cell/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string" calcext:value-type="string">
            <text:p>نِقَابِيٌّ</text:p>
          </table:table-cell>
          <table:table-cell/>
          <table:table-cell office:value-type="string" calcext:value-type="string">
            <text:p>نق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ِقَاب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نِّقَابَةِ). 1."اِجْتَمَعَ النِّقَابِيُّونَ لِتَدَارُسِ أَوْضَاعِ الْعُمَّالِ وَمَطَالِبِهِمْ" : الْمُنْتَمُونَ للِنِّقَ</text:p>
          </table:table-cell>
          <table:table-cell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string" calcext:value-type="string">
            <text:p>نَقْدِيٌّ</text:p>
          </table:table-cell>
          <table:table-cell/>
          <table:table-cell office:value-type="string" calcext:value-type="string">
            <text:p>نق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َقْ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قْدِيٌّ-نَقْدِيٌّ، ةٌ [ن ق د] (مَنْسُوبٌ إِلَى النَّقْدِ). 1."أَوْرَاقٌ نَقْدِيَّةٌ" : أَوْرَاقٌ مَالِيَّةٌ. "التَّضَخُّمُ النَّقْدِيُّ". 2."مَقَالٌ نَقْدِيٌّ": مَقَالٌ قَائِمٌ عَلَى النَّقْدِ فِي مَجَالِ الأَدَبِ. "أَبْحَاثٌ نَقْدِيَّةٌ".</text:p>
          </table:table-cell>
          <table:table-cell/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نَمُوذَجِيٌّ</text:p>
          </table:table-cell>
          <table:table-cell/>
          <table:table-cell office:value-type="string" calcext:value-type="string">
            <text:p>نموذج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َمُوذَج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مُوذَجِيٌّ-نَمُوذَجِيٌّ، ةٌ (مَنْسُوبٌ إِلَى النَّمُوذَجِ). "أَلْقَى دَرْساً نَمُوذَجِيّاً" : دَرْساً تَرْبَ</text:p>
          </table:table-cell>
          <table:table-cell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نِهَائِيٌّ</text:p>
          </table:table-cell>
          <table:table-cell/>
          <table:table-cell office:value-type="string" calcext:value-type="string">
            <text:p>نه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ِهَاي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ِهَائِيٌّ-نِهَائِيٌّ، ةٌ [ن هـ ي] (مَنْسُوبٌ إِلَى النِّهَايَةِ). 1."قَرَارٌ نِهَائِيٌّ" : أَخِيرٌ. "إِنْذَارٌ نِهَائِيٌّ" "بِصِفَةٍ نِهَائِيَّةٍ". 2."حُكْمٌ نِهَائِيٌّ" : لاَ رُجُوعَ</text:p>
          </table:table-cell>
          <table:table-cell/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string" calcext:value-type="string">
            <text:p>نُورَانِيٌّ</text:p>
          </table:table-cell>
          <table:table-cell/>
          <table:table-cell office:value-type="string" calcext:value-type="string">
            <text:p>نو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ُو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نُورَانِيٌّ-نُورَانِيٌّ، ةٌ [ن و ر] (مَنْسُوبٌ إِلَى النُّورِ). "كَلِمَاتٌ نُورَانِيَّةٌ" : رَبَّانِيَّةٌ.</text:p>
          </table:table-cell>
          <table:table-cell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string" calcext:value-type="string">
            <text:p>نِيَابِيٌّ</text:p>
          </table:table-cell>
          <table:table-cell/>
          <table:table-cell office:value-type="string" calcext:value-type="string">
            <text:p>نو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ِيَاب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نِيَابِيٌّ-نِيَابِيٌّ، ةٌ [ن و ب] (مَنْسُوبٌ إِلَى النِّيَابَةِ). 1."عُضْوٌ فِي الْمَجْلِسِ النِّيَابِيِّ" : فِي البَرْلُمَانِ، مَجْلِس النُّوَّابِ. 2."إِجْرَ</text:p>
          </table:table-cell>
          <table:table-cell/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string" calcext:value-type="string">
            <text:p>هَاتِفِيٌّ</text:p>
          </table:table-cell>
          <table:table-cell/>
          <table:table-cell office:value-type="string" calcext:value-type="string">
            <text:p>هت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هَاتِ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اتِفِيٌّ-هَاتِفِيٌّ، ةٌ [هـ ت ف] (مَنْسُوبٌ إِلَى الْهَاتِفِ). 1."اِتَّصَلَ بِالْمَرْكَزِ الْهَاتِفِيِّ" : مَرْكَزُ إِدَارَةِ الْهَاتِفِ. 2."اِتَّصَلَ بِهِ هَاتِفِيّاً" : بِوَاسِطَةِ الْهَاتِفِ. "مُكَالَمَةٌ هَاتِفِيَّةٌ".</text:p>
          </table:table-cell>
          <table:table-cell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string" calcext:value-type="string">
            <text:p>هَرْطُوقِيٌّ</text:p>
          </table:table-cell>
          <table:table-cell/>
          <table:table-cell office:value-type="string" calcext:value-type="string">
            <text:p>هرطق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هَرْطَق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هَرَاطِقَة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هَرْطَقَةِ). "رَجُل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هَضْمِيٌّ</text:p>
          </table:table-cell>
          <table:table-cell/>
          <table:table-cell office:value-type="string" calcext:value-type="string">
            <text:p>هض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هَضْ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ضْمِيٌّ-هَضْمِيٌّ، ةٌ [هـ ض م] (مَنْسُوبٌ إِلَى الْهَضْمِ). 1."الْجِهَازُ الْهَضْمِيُّ" : مَجْمُوعُ الْأَعْضَاءِ الْمُسَاعِدَةِ عَلَى هَضْمِ الطَّعَامِ كَالأَسْنَانِ وَالْغُدَدِ وَالْمَعِدَةِ </text:p>
          </table:table-cell>
          <table:table-cell/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string" calcext:value-type="string">
            <text:p>هَوَائِيٌّ</text:p>
          </table:table-cell>
          <table:table-cell/>
          <table:table-cell office:value-type="string" calcext:value-type="string">
            <text:p>هو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هَو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هَوَاءِ). 1."جِهَازٌ هَوَائِيٌّ" : جِهَازٌ مُوَلِّدٌ لِلْهَوَاءِ. 2."ضَغْطٌ هَوَائِيٌّ" : ضَغْطٌ جَوِّيٌّ. 3."تَيَّارٌ هَوَائِيٌّ" : تَيَّارُ الْهَوَاءِ بَيْنَ فَتْحَتَيْنِ مُتَقَابِلَتَيْنِ. 4."الْعَمُودُ الْهَوَائِيُّ" : جِهَازٌ يُرَكَّبُ عَلَى سَارِيَةٍ بِمَكَانٍ عَالٍ أَوْ فَوْقَ سَطْحٍ يُوصَلُ سِلْكُهُ بِالتِّلْفَازِ يُسَاعِدُ عَلَى وُضُوحِ الصُّورَةِ.</text:p>
          </table:table-cell>
          <table:table-cell/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هُيُولِيٌّ</text:p>
          </table:table-cell>
          <table:table-cell/>
          <table:table-cell office:value-type="string" calcext:value-type="string">
            <text:p>هي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هُيُولَى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ُيُولِيٌّ-هُيُولِيٌّ، ةٌ [هـ ي ل] (مَنْسُوبٌ إِلَى الْهُيُولَى). </text:p>
          </table:table-cell>
          <table:table-cell/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وَاقِعِيٌّ</text:p>
          </table:table-cell>
          <table:table-cell/>
          <table:table-cell office:value-type="string" calcext:value-type="string">
            <text:p>وق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َاقِع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نسوب إلى الوَاقِعِيَّةِ). 1. "فَيْلَسُوفٌ وَاقِعِيٌّ" : التَّابِعُ لِمَذْهَبِ الوَاقِعِيَّةِ. 2."حَقَائِقُ وَاقِعِيَّةٌ" : حَقَائِقُ نَاتِجَةٌ عَنِ الوَاقِعِ.</text:p>
          </table:table-cell>
          <table:table-cell/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string" calcext:value-type="string">
            <text:p>وَثَنِيٌّ</text:p>
          </table:table-cell>
          <table:table-cell/>
          <table:table-cell office:value-type="string" calcext:value-type="string">
            <text:p>وث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َثَ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نسوب إلى الوَثَنِ). 1. "وَثَنِيٌّ مِنْ عَصْرِ الجَاهِلِيَّةِ" : أَيْ كَانَ يَعْبُدُ الوَثَنَ. 2. "عِبَادَةٌ وَثَنِيَّةٌ" : أَيْ عِبَادَةٌ تَنْتَمِي إِلَى عَهْدِ الوَثَنِ.</text:p>
          </table:table-cell>
          <table:table-cell/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string" calcext:value-type="string">
            <text:p>وِجْدَانِيٌّ</text:p>
          </table:table-cell>
          <table:table-cell/>
          <table:table-cell office:value-type="string" calcext:value-type="string">
            <text:p>وج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ِجْدَ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وِجْدَانِ). 1."شَاعِرٌ وِجْدَانِيٌّ" : شَاعِرُ الْحُبِّ الغِنَائِيِّ الْمُعَبِّرُ عَنِ الْمُعَانَاةِ. 2."شِعْرُ الوِجْدَانِيَّاتِ" : الشِّعْرُ الصَّادِرُ عَنِ النَّفْسِ فِي حَدِيثِهَا عَنِ الْحُبِّ وَالعِشْقِ وَمُعَانَاتِهَا وَإِدْرَاكِهَا لِلأَشْيَاءِ.</text:p>
          </table:table-cell>
          <table:table-cell/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وُجُودِيٌّ</text:p>
          </table:table-cell>
          <table:table-cell/>
          <table:table-cell office:value-type="string" calcext:value-type="string">
            <text:p>وج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ُجُو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وُجُودِ). "فَيْلَسُوفٌ وُجُودِيٌّ" : قَائِلٌ بِمَذْهَبِ الوُجُودِيَّةِ.</text:p>
          </table:table-cell>
          <table:table-cell/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وَحْدَانِيٌّ</text:p>
          </table:table-cell>
          <table:table-cell/>
          <table:table-cell office:value-type="string" calcext:value-type="string">
            <text:p>وح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َحْد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وَحْدَةِ). "رَجُلٌ وَحْدَانِيٌّ" : الْمُنْعَزِلُ عَنِ الجَمَاعَةِ. شَرُّ أُمَّتِي الوَحْدَانِيُّ الْمُعْجَبُ بِدِينِهِ الْمُرَائِي بِعَمَلِه (حديث).</text:p>
          </table:table-cell>
          <table:table-cell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string" calcext:value-type="string">
            <text:p>وَحْدَوِيٌّ</text:p>
          </table:table-cell>
          <table:table-cell/>
          <table:table-cell office:value-type="string" calcext:value-type="string">
            <text:p>وح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َحْد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وَحْدَةِ). 1."سِيَاسِيٌّ وَحْدَوِيٌّ" : مَنْ يَدْعُو إِلَى اتِّحَادِ قُطْرَيْنِ أَوْ أَكْثَرَ فِي دَوْلَةٍ وَاحِدَةٍ. 2."أَفْكَارٌ وَحْدَوِيَّةٌ" : أَفْكَارٌ لَهَا صِبْغَةُ الوَحْدَةِ.</text:p>
          </table:table-cell>
          <table:table-cell/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string" calcext:value-type="string">
            <text:p>وَحْشِيٌّ</text:p>
          </table:table-cell>
          <table:table-cell/>
          <table:table-cell office:value-type="string" calcext:value-type="string">
            <text:p>وحش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َحْش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حْشِيٌّ-وَحْشِيٌّ، ةٌ [و ح ش] (مَنْسُوبٌ إِلَى الوَحْشِ). 1."عَمَلٌ وَحْشِيٌّ" : عَمَلٌ يَتَّسِمُ بِأَعْمَالِ الوُحُوشِ. "أَعْمَالٌ وَحْشِيَّةٌ</text:p>
          </table:table-cell>
          <table:table-cell/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string" calcext:value-type="string">
            <text:p>وَدِّيٌّ</text:p>
          </table:table-cell>
          <table:table-cell/>
          <table:table-cell office:value-type="string" calcext:value-type="string">
            <text:p>ود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َد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وَدِّيٌّ-وَدِّيٌّ، وُدِّيٌّ، وِدِّيٌّ، ةٌ [و د د] (مَنْسُوبٌ إِلَى الوَدِّ، الوُدِّ، الوِدِّ). 1."تَسُودُ بَيْنَهُمَا </text:p>
          </table:table-cell>
          <table:table-cell/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string" calcext:value-type="string">
            <text:p>وَرْدِيٌّ</text:p>
          </table:table-cell>
          <table:table-cell/>
          <table:table-cell office:value-type="string" calcext:value-type="string">
            <text:p>ور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َرْ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رْدِيٌّ-وَرْدِيٌّ، ةٌ [و ر د] (مَنْسُوبٌ إِلَى الوَرْدِ). 1."لَوْنٌ وَرْدِيٌّ" : مَا كَانَ بِلَوْنِ الوَرْدِ. "وَرْدِيَّةُ الخَدَّيْنِ". 2."الحُمَّى الوَرْدِيَّةُ" : مَرَضٌ مُعْدٍ يُصِيبُ الأَطْفَالَ.</text:p>
          </table:table-cell>
          <table:table-cell/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وِزَارِيٌّ</text:p>
          </table:table-cell>
          <table:table-cell/>
          <table:table-cell office:value-type="string" calcext:value-type="string">
            <text:p>وز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زَار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ِزَارِيٌّ-وِزَارِيٌّ، وَزَارِيٌّ، ةٌ [و ز ر] (مَنْسُوبٌ إِلَى الوِزَارَةِ). 1."مَجْلِسٌ وِزَارِيٌّ" : مَجْلِسُ أَعْضَاءِ الْحُكُومَةِ</text:p>
          </table:table-cell>
          <table:table-cell/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string" calcext:value-type="string">
            <text:p>وَطَنِيٌّ</text:p>
          </table:table-cell>
          <table:table-cell/>
          <table:table-cell office:value-type="string" calcext:value-type="string">
            <text:p>وط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ًطَ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وَطَنِ). 1. "وَطَنِيٌّ غَيُورٌ عَلَى وَطَنِهِ" : مُحِبٌّ لِوَطَنِهِ مُخْلِصٌ لَهُ، يُضَحِّي مِنْ أَجْلِهِ. "وَاجَهَ الوَطَنِيُّونَ قُوَّاتِ الِاحْتِلالِ". 2."لاَ شَيْءَ يَعْلُو عَلَى الْمَصْلَحَ</text:p>
          </table:table-cell>
          <table:table-cell/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string" calcext:value-type="string">
            <text:p>وَظِيفِيٌّ</text:p>
          </table:table-cell>
          <table:table-cell/>
          <table:table-cell office:value-type="string" calcext:value-type="string">
            <text:p>وظ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َظِيف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ظِيفِيٌّ-وَظِيفِيٌّ، ةٌ [و ظ ف] (مَنْسُوبٌ إِلَى الوَظِيفَةِ). 1."إِجْرَاءٌ وَظِيفِيٌّ" : عَمَلِيٌّ. "إِجْرَاءاتٌ وَظِيفِيَّةٌ". 2."النَّحْوُ الوَظِيفِيُّ" : نَحْوٌ يَبْحَثُ فِي وَظَائِفِ مُكَوِّنَاتِ الْجُمْلَةِ. 3."تَعْلِيمٌ وَظِيفِيّ</text:p>
          </table:table-cell>
          <table:table-cell/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string" calcext:value-type="string">
            <text:p>وِقَائِيٌّ</text:p>
          </table:table-cell>
          <table:table-cell/>
          <table:table-cell office:value-type="string" calcext:value-type="string">
            <text:p>وق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ِقَاي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ِقَائِيٌّ-وِقَائِيٌّ، ةٌ [و ق ي] (مَنْسُوبٌ إِلَى الوِقَايَةِ). 1."إِجْرَاءٌ وِقَائِيٌّ" : إٍجْرَاءٌ يُتَوَقَّى بِهِ. "اِتّ</text:p>
          </table:table-cell>
          <table:table-cell/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string" calcext:value-type="string">
            <text:p>وَهْمِيٌّ</text:p>
          </table:table-cell>
          <table:table-cell/>
          <table:table-cell office:value-type="string" calcext:value-type="string">
            <text:p>وه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َهْ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هْمِيٌّ-وَهْمِيٌّ، ةٌ [و هـ م] (مَنْسُوبٌ إِلَى الوَهْمِ). 1."عَمَلٌ وَهْمِيٌّ" : عَمَلٌ قَائِمٌ عَلَى الْخَيَالِ وَالتَّصَوُّرِ يَذْهَبُ بِصَاحِبِهِ بَعِيداً عَنِ الوَاقِعِ. 2."أَمْرَاضٌ وَهْ</text:p>
          </table:table-cell>
          <table:table-cell/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يَدَوِيّ</text:p>
          </table:table-cell>
          <table:table-cell/>
          <table:table-cell office:value-type="string" calcext:value-type="string">
            <text:p>يد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يَ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يَدَوِيّ-يَدَوِيّ، ةٌ[ي د ي] (مَنْسُوبٌ إِلَى اليد). 1."الأَعْمَالُ، أَوِالأَشْغَالُ الْيَدَوِيَّةُ" : الأَشْغَالُ الَّتِي تُعْمَلُ بِالْيَدِ. "شُغْلٌ يَدَوِيٌّ"l "يَشْتَغِلُ يَدَوِيّاً" ‎l "صِنَاعَةٌ يَدَوِيَّةٌ". 2."قُنْبُلَةٌ يَدَوِيَّةٌ" : أَيْ قُنْبُلَةٌ تُرْمَى بِالْيَدِ...</text:p>
          </table:table-cell>
          <table:table-cell/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يَمَانِيٌّ</text:p>
          </table:table-cell>
          <table:table-cell/>
          <table:table-cell office:value-type="string" calcext:value-type="string">
            <text:p>يم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يَمَ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يَمَنِ). "يَمَانِيٌّ قُحٌّ" : مِنْ بَلَدِ الْيَمَنِ.</text:p>
          </table:table-cell>
          <table:table-cell/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string" calcext:value-type="string">
            <text:p>يَمَنِيٌّ</text:p>
          </table:table-cell>
          <table:table-cell/>
          <table:table-cell office:value-type="string" calcext:value-type="string">
            <text:p>يم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يَمَ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الْيَمَنِ). "الشَّعْبُ اليَمَنِيُّ شَعْبُ اليُمْنِ والعَطَاءِ".</text:p>
          </table:table-cell>
          <table:table-cell/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string" calcext:value-type="string">
            <text:p>يَوْمِيٌّ</text:p>
          </table:table-cell>
          <table:table-cell/>
          <table:table-cell office:value-type="string" calcext:value-type="string">
            <text:p>يو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يَوْ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يَوْمِيٌّ-يَوْمِيٌّ، ةٌ [ي و م] (مَنْسُوبٌ إِلَى الْيَوْمِ). 1."يَقُومُ بِعَمَلٍ يَوْمِيٍّ" : فِي كُلِّ يَوْمٍ، مُسْتَمِرٍّ، دَائِمٍ. " يَأْتِي يَوْمِيّاً إِلَى الْمَكْتَبِ". 2."جَرِيدَةٌ يَوْمِيَّةٌ" : تَصْدُرُ كُلَّ يَوْمٍ.</text:p>
          </table:table-cell>
          <table:table-cell/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إمْبِرَاطُورِيّ</text:p>
          </table:table-cell>
          <table:table-cell/>
          <table:table-cell office:value-type="string" calcext:value-type="string">
            <text:p>إمبراطور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إمْبرَاطُورُ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إمْبِرَاطُورِيّ-إمْبِرَاطُورِيّ، ةٌ (منسُوبٌ إلَى إمْبرَاطُور). "حُكْمٌ إمْبرَاطُورِيّ" : حُكْمٌ لَهُ صِيغَةٌ إمْبِراطُورِيَّةٌ.</text:p>
          </table:table-cell>
          <table:table-cell/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أَمْرِيكِيٌّ</text:p>
          </table:table-cell>
          <table:table-cell/>
          <table:table-cell office:value-type="string" calcext:value-type="string">
            <text:p>أمريك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أَمْريك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وبٌ إلى أَمْريكا).</text:p>
          </table:table-cell>
          <table:table-cell/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string" calcext:value-type="string">
            <text:p>أُمَوِيٌّ</text:p>
          </table:table-cell>
          <table:table-cell/>
          <table:table-cell office:value-type="string" calcext:value-type="string">
            <text:p>أمو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أُمَيَّةُ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أُمَوِيٌّ-أُمَوِيٌّ، ةٌ (مَنْسوبٌ إلى أُمَيَّة). "أَسَّسَ الخَليفَةُ الأُمَوِيُّ مُعاوِيَةُ الدَّوْلَةَ الأُمَوِيَّةَ" : الأُمَوِيُّ : الْمُنْتَمي إلى قَبيلَةِ بَنِي أُمَيَّةَ أَوْ دَوْلَتِهِمْ.</text:p>
          </table:table-cell>
          <table:table-cell/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string" calcext:value-type="string">
            <text:p>أورُوبِّيٌّ</text:p>
          </table:table-cell>
          <table:table-cell/>
          <table:table-cell office:value-type="string" calcext:value-type="string">
            <text:p>أوروب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أُورُوبَّ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وبٌ إلَى أُورُوبَّا).</text:p>
          </table:table-cell>
          <table:table-cell/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إِيجَابِيٌّ</text:p>
          </table:table-cell>
          <table:table-cell/>
          <table:table-cell office:value-type="string" calcext:value-type="string">
            <text:p>وجب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إيجَاب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لَى إيجَاب. 1."تَوَصَّلَ بِرَدٍّ إيَجَابِيٍّ" : بِرَدٍّ مُلاَئِمٍ، مُنَاسِبٍ، فِيهِ مُوَافَقَةٌ لِرَغْبَتِهِ. 2."كَانَتْ نَتَائِجُ الامْتِحَانِ إيجَابِيَّةً" : مُهِمَّةً، مُرْضِيَةً. 3."تَمَيَّزَ شُغْلُهُ بِعِدَّةِ إيجَابِيَّاتٍ" : الْمَزَايَا وَالأَعمَالُ النَّاجِحَةُ.</text:p>
          </table:table-cell>
          <table:table-cell/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string" calcext:value-type="string">
            <text:p>بابل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َابِلُ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ون;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string" calcext:value-type="string">
            <text:p>باروك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اروك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عمار</text:p>
          </table:table-cell>
          <table:table-cell/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باريسيَ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اريس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ون;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string" calcext:value-type="string">
            <text:p>بانورام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انورام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office:value-type="string" calcext:value-type="string">
            <text:p>بَبَّغائيٌّ</text:p>
          </table:table-cell>
          <table:table-cell/>
          <table:table-cell office:value-type="string" calcext:value-type="string">
            <text:p>ببغائية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بَبَغَاء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"مَا هَذِهِ البَبَّغَائِيَّة " : عِبَارَةٌ تُقالُ لِمَنْ يُرَدِّدُ وَيُكّرِّرُ مَا يَسْمَعُهُ دُونَ أنْ يَفْهَمَ مَعْنَاهُ.</text:p>
          </table:table-cell>
          <table:table-cell/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string" calcext:value-type="string">
            <text:p>بدع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ِدْعَة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string" calcext:value-type="string">
            <text:p>بدن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َدَن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string" calcext:value-type="string">
            <text:p>بديه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َدِيهَة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office:value-type="string" calcext:value-type="string">
            <text:p>بربر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َرْبَر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string" calcext:value-type="string">
            <text:p>برديُّ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َرْد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530" calcext:value-type="float">
            <text:p>530</text:p>
          </table:table-cell>
          <table:table-cell office:value-type="string" calcext:value-type="string">
            <text:p>برق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َرْق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string" calcext:value-type="string">
            <text:p>بريدي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َريد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string" calcext:value-type="string">
            <text:p>بَغْدادِيٌّ</text:p>
          </table:table-cell>
          <table:table-cell/>
          <table:table-cell office:value-type="string" calcext:value-type="string">
            <text:p>بغداد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بَغْدادَ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وبٌ إلى بَغْدادَ).</text:p>
          </table:table-cell>
          <table:table-cell/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string" calcext:value-type="string">
            <text:p>صِينِيٌّ</text:p>
          </table:table-cell>
          <table:table-cell/>
          <table:table-cell office:value-type="string" calcext:value-type="string">
            <text:p>صي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ِي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بِلاَدِ الصِّينِ). 1."كَانَ مِنْ بَيْنِ الْحَاضِرِينَ رَجُلٌ صِينِيٌّ" : أَيْ مُوَاطِنٌ مِنَ الصِّ</text:p>
          </table:table-cell>
          <table:table-cell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string" calcext:value-type="string">
            <text:p>مَغْرِبِيٌّ</text:p>
          </table:table-cell>
          <table:table-cell/>
          <table:table-cell office:value-type="string" calcext:value-type="string">
            <text:p>غر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غْرِ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غَارِبَة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مَنْسُوبٌ إِلَى بِلاَدِ الْمَغْرِبِ).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string" calcext:value-type="string">
            <text:p>عُذْرِيٌّ</text:p>
          </table:table-cell>
          <table:table-cell/>
          <table:table-cell office:value-type="string" calcext:value-type="string">
            <text:p>عذر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بَنِي عُذْرَةَ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ُذْرِيٌّ-عُذْرِيٌّ (مَنْسُوبٌ إِلَى بَنِي عُذْرَةَ). "الْحُبُّ الْعُذْرِيُّ" : الْحُبُّ الْعَفِيفُ.</text:p>
          </table:table-cell>
          <table:table-cell/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string" calcext:value-type="string">
            <text:p>مَقْدِسِيٌّ</text:p>
          </table:table-cell>
          <table:table-cell/>
          <table:table-cell office:value-type="string" calcext:value-type="string">
            <text:p>قدس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بَيْتِ الْمَقْدِسِ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1.:مَنْسُوبٌ إِلَى بَيْتِ الْمَقْدِسِ. 2.: الْحَاجُّ إِلَى بَيْتِ الْمَقْدِسِ مِنَ النَّصَارَى.</text:p>
          </table:table-cell>
          <table:table-cell/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string" calcext:value-type="string">
            <text:p>تَابِعِيٌّ</text:p>
          </table:table-cell>
          <table:table-cell/>
          <table:table-cell office:value-type="string" calcext:value-type="string">
            <text:p>تبع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تَابِع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مَنْسُوبٌ إلى تَابِع). "كَانَ مِنَ التَّاِبعِينَ الصَّال</text:p>
          </table:table-cell>
          <table:table-cell/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string" calcext:value-type="string">
            <text:p>تبادلي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تبادل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string" calcext:value-type="string">
            <text:p>تبديل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تبديل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string" calcext:value-type="string">
            <text:p>تَحْتَانِيٌّ</text:p>
          </table:table-cell>
          <table:table-cell/>
          <table:table-cell office:value-type="string" calcext:value-type="string">
            <text:p>تحت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تَحْتَ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حْتَانِيٌّ-تَحْتَانِيٌّ، ةٌ [ت ح ت] (مَنْسُوبٌ إِلَى تَحْتَ). 1."يَسْكُنُ فِي الْمَنْزِلْ التَّحْتَانِيِّ" : ا</text:p>
          </table:table-cell>
          <table:table-cell/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string" calcext:value-type="string">
            <text:p>تَحْضِيرِيٌّ</text:p>
          </table:table-cell>
          <table:table-cell/>
          <table:table-cell office:value-type="string" calcext:value-type="string">
            <text:p>حضر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تَحْضِير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حْضِيرِيٌّ-تَحْضِيرِيٌّ، ةٌ [ح ض ر] (مَنْسُوبٌ إِلَى تَحْضِيرٍ). 1."الفَصْلُ التَّحْضِيرِيُّ" : السَّنَةُ الأُولَى مِنَ الفُصُولِ الابْتِداَئِيَّةِ. 2."بَدَأَتْ أَشْغاَلُ الْمُؤْتَمَرِ التَّحْضِيرِيِّ" : الْمُؤْتَمَرُ التَّهْيِيئِيُّ.</text:p>
          </table:table-cell>
          <table:table-cell/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string" calcext:value-type="string">
            <text:p>تَذْكَارِيٌّ</text:p>
          </table:table-cell>
          <table:table-cell/>
          <table:table-cell office:value-type="string" calcext:value-type="string">
            <text:p>ذكر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تَذْكَار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ذْكَارِيٌّ-تَذْكَارِيٌّ، ةٌ [ذ ك ر] (مَنْسُوبٌ إِلَى تَذْكَارٍ). "أَقَامَ حَفْلاً تَذْكَارِيّاً" : الحَفْلُ الخاصّ بِإِحْيَاءِ ذِكْرىً مَّا .</text:p>
          </table:table-cell>
          <table:table-cell/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string" calcext:value-type="string">
            <text:p>تَسَاؤُلِيٌّ</text:p>
          </table:table-cell>
          <table:table-cell/>
          <table:table-cell office:value-type="string" calcext:value-type="string">
            <text:p>سأل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تَسَاؤُل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سَاؤُلِيٌّ-تَسَاؤُلِيٌّ، ةٌ [س أ ل] (مَنْسُوبٌ إِلَى تَسَاؤُل). "تَبَادَلُوا نَظَرَاتٍ تَسَاؤُلِيَّةً" : نَظَرَاتٍ اِسْتِفْهَامِيَّةً.</text:p>
          </table:table-cell>
          <table:table-cell/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string" calcext:value-type="string">
            <text:p>تونِسِيّ</text:p>
          </table:table-cell>
          <table:table-cell/>
          <table:table-cell office:value-type="string" calcext:value-type="string">
            <text:p>تونس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تونُسُ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الْمَنْسوبُ إلى تونُسَ.</text:p>
          </table:table-cell>
          <table:table-cell/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string" calcext:value-type="string">
            <text:p>سَامِريٌّ</text:p>
          </table:table-cell>
          <table:table-cell/>
          <table:table-cell office:value-type="string" calcext:value-type="string">
            <text:p>سامر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سَامِرَةٌ 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. (منْسُوبٌ إلَى جَمَاعةِ السَّامِرَةِ).</text:p>
          </table:table-cell>
          <table:table-cell/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حَضْرَمِيٌّ</text:p>
          </table:table-cell>
          <table:table-cell/>
          <table:table-cell office:value-type="string" calcext:value-type="string">
            <text:p>حضرم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حَضْرَمَوْت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حضارِمَة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: حضارِمَةٌ. الْمَنْسُوبُ إلَى حَضْرَمَوْت.: مُقاطَعَةٌ تَقَعُ شَرْقَيَّ اليَمَنِ.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string" calcext:value-type="string">
            <text:p>خُرَافِيٌّ</text:p>
          </table:table-cell>
          <table:table-cell/>
          <table:table-cell office:value-type="string" calcext:value-type="string">
            <text:p>خرف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خُرَافَة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ُرَافِيٌّ-خُرَافِيٌّ، ةٌ [خ ر ف] (مَنْسُوبٌ إِلَى خُرَافَةٍ) . 1."عَمَلٌ خُرَافِيٌّ" : مُدْهِشٌ، عَجِيبٌ، غَريبٌ. </text:p>
          </table:table-cell>
          <table:table-cell/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اِسْتِوَائِيٌّ</text:p>
          </table:table-cell>
          <table:table-cell/>
          <table:table-cell office:value-type="string" calcext:value-type="string">
            <text:p>سو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َطُّ الاسْتِواءِ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اِسْتِوَائِيٌّ-اِسْتِوَائِيٌّ، ةٌ [س و ي] (مَنْسوبٌ إلى خَطِّ الاسْتِواءِ). الْمَناطِقُ الاسْتِوائِيَّةُ هِيَ: أَمْرِيكا الجَنوبِيَّةُ وَإِفْرِيقِيا الوُسْطَى</text:p>
          </table:table-cell>
          <table:table-cell/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string" calcext:value-type="string">
            <text:p>دِمَشْقِيٌّ</text:p>
          </table:table-cell>
          <table:table-cell/>
          <table:table-cell office:value-type="string" calcext:value-type="string">
            <text:p>دمشق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دِمَشْقَ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ِمَشْقِيٌّ-دِمَشْقِيٌّ، ةٌ (مَنْسوبٌ إلى دِمَشْقَ). "هُوَ دِمَشْقِيُّ الأَصْلِ": مِنْ سُكَّان دِمَشْقَ.</text:p>
          </table:table-cell>
          <table:table-cell/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string" calcext:value-type="string">
            <text:p>رُبَاعِيُّ</text:p>
          </table:table-cell>
          <table:table-cell/>
          <table:table-cell office:value-type="string" calcext:value-type="string">
            <text:p>ربع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رُبَاعَ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ُبَاعِيُّ-رُبَاعِيُّ، ةٌ [ر ب ع] (مَنْسُوبٌ إلَى رُبَاعَ، أيْ مَا رُكِّبَ مِنْ أرْبَعةٍ). 1."شَكْلٌ رُبَاعِيُّ الأَضْلاعِ" (هن) : مُرَكَّبٌ مِنْ أرْبَعَةِ أضْلاعٍ. "الْمُضَلَّعُ الرُّبَاعِيُّ". 2."مُؤْتَمَرٌ رُبَاعِيٌّ" : مُؤْتَمَرٌ تَحْضُرُهُ أرْبَعُ دُوَلٍ أوْ أرْبَعُ شَخْصِيَّاتٍ. 3. "فِعْلٌ رُبَاعِيُّ"‎ : فِعْلٌ مُكَوَّنٌ مِنْ أرْبَعَةِ أَحْرُفٍ وَهُوَ إمَّا مُجَرَّدٌ وَإِمَّا مَزِيدٌ.</text:p>
          </table:table-cell>
          <table:table-cell/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string" calcext:value-type="string">
            <text:p>سُبَاعِيٌّ</text:p>
          </table:table-cell>
          <table:table-cell/>
          <table:table-cell office:value-type="string" calcext:value-type="string">
            <text:p>سبع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سُبَاعَ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ُبَاعِيٌّ-سُبَاعِيٌّ، ةٌ [س ب ع] (مَنْسُوبٌ إلَى سُبَاعَ). 1."كَلِمَةٌ سُبَاعِيَّةٌ" : تَتَكَوَّنُ مِنْ سَبْعَةِ أحْرُفٍ. 2."شَكْلٌ هَن</text:p>
          </table:table-cell>
          <table:table-cell/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سُفِسْطائِيّ</text:p>
          </table:table-cell>
          <table:table-cell/>
          <table:table-cell office:value-type="string" calcext:value-type="string">
            <text:p>سفسطائ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سُفِسْطَائِيَّة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ُفِسْطائِيّ-سُفِسْطائِيّ، ةٌ (مَنْسُوبٌ إلَى سُفِسْطَائِيَّة).</text:p>
          </table:table-cell>
          <table:table-cell/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string" calcext:value-type="string">
            <text:p>سَلِيقِيٌّ</text:p>
          </table:table-cell>
          <table:table-cell/>
          <table:table-cell office:value-type="string" calcext:value-type="string">
            <text:p>سلق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سَلِيقَة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لِيقِيٌّ-سَلِيقِيٌّ، ةٌ [س ل ق] (مَنْسوبٌ إلَى سَلِيقَة). "رَجُلٌ سَلِيقِيٌّ" : فَصِيحٌ يَنْطِقُ بِاللُّغَةِ صَحِيحَةً من غَيْر تَعَلُّمِ قوَاعِدِهَا. وَلَسْتُ بِنَحْوِيٍّ يَلُوكُ لِسَانَـه*وَلَكِنْ سَلِيقيٌّ أَقولُ فأُعْـرِب.</text:p>
          </table:table-cell>
          <table:table-cell/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office:value-type="string" calcext:value-type="string">
            <text:p>سُورِيٌّ</text:p>
          </table:table-cell>
          <table:table-cell/>
          <table:table-cell office:value-type="string" calcext:value-type="string">
            <text:p>سور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سُورِيَّةُ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وبٌ إلى سُورِيَّةَ).</text:p>
          </table:table-cell>
          <table:table-cell/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string" calcext:value-type="string">
            <text:p>صَرْفِيٌّ</text:p>
          </table:table-cell>
          <table:table-cell/>
          <table:table-cell office:value-type="string" calcext:value-type="string">
            <text:p>صرف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صَرْف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صَرْفِيٌّ-صَرْفِيٌّ، ةٌ [ص ر ف] (مَنْسُوبٌ إِلَى صَرْفٍ). "عَالِمٌ صَرْفِيٌّ" : عَالِمٌ بِعِلْمِ الصَّرْفِ.</text:p>
          </table:table-cell>
          <table:table-cell/>
        </table:table-row>
        <table:table-row table:style-name="ro1" table:visibility="filter">
          <table:table-cell office:value-type="float" office:value="558" calcext:value-type="float">
            <text:p>558</text:p>
          </table:table-cell>
          <table:table-cell office:value-type="string" calcext:value-type="string">
            <text:p>صِهْيُونِيٌّ</text:p>
          </table:table-cell>
          <table:table-cell/>
          <table:table-cell office:value-type="string" calcext:value-type="string">
            <text:p>صهيون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صِهْيُون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صَهَايِنَة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صَهَايِنَةٌ. (مَنْسُوبٌ إِلَى صِهْيُونَ). : الْمُنْتَمِي إِلَى الْحَرَكَةِ الصِّهْيُونِيَّةِ.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 table:visibility="filter">
          <table:table-cell office:value-type="float" office:value="560" calcext:value-type="float">
            <text:p>560</text:p>
          </table:table-cell>
          <table:table-cell office:value-type="string" calcext:value-type="string">
            <text:p>طُوبَاوِيٌّ</text:p>
          </table:table-cell>
          <table:table-cell/>
          <table:table-cell office:value-type="string" calcext:value-type="string">
            <text:p>طوب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طُوبَى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ُوبَاوِيٌّ-طُوبَاوِيٌّ، طُوبَائِيٌّ، ةٌ [ط و ب] (مَنْسُوبٌ إِلَى طُوبَى). "رَجُلٌ طُوبَاوِيٌّ" : مَنْ يُحَلِّقُ بَعِيداً وَيُنْشِئُ مُثُلاً وَيَسْعَى إِلَى تَحْقِيقِهَا وَهِيَ بَعِيدَةٍ عَنِ الوَاقِعِ.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 table:visibility="filter">
          <table:table-cell office:value-type="float" office:value="562" calcext:value-type="float">
            <text:p>562</text:p>
          </table:table-cell>
          <table:table-cell office:value-type="string" calcext:value-type="string">
            <text:p>عَبْقَرِيٌّ</text:p>
          </table:table-cell>
          <table:table-cell/>
          <table:table-cell office:value-type="string" calcext:value-type="string">
            <text:p>عبقر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عَبْقَر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بْقَرِيٌّ-عَبْقَرِيٌّ، ةٌ [ع ب ق ر] (مَنْسُوبٌ إِلَى عَبْقَرَ). "إِنَّهُ كَاتِبٌ عَبْقَرِيٌّ" : يَأْتِي بِعَمَلٍ فِيهِ كَمَالٌ وَإِبْدَاعٌ وَخَلْقٌ. "فَنَّانٌ عَبْقَرِيٌّ" "عَبْقَرِيٌّ فِي الْمُوسِيقَى".</text:p>
          </table:table-cell>
          <table:table-cell/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string" calcext:value-type="string">
            <text:p>عَدَنِيٌّ</text:p>
          </table:table-cell>
          <table:table-cell/>
          <table:table-cell office:value-type="string" calcext:value-type="string">
            <text:p>عدن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عَدَن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دَنِيٌّ-عَدَنِيٌّ [ع د ن] (مَنْسُوبٌ إِلَى عَدَنَ).</text:p>
          </table:table-cell>
          <table:table-cell/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string" calcext:value-type="string">
            <text:p>فِلَسْطِينِيٌّ</text:p>
          </table:table-cell>
          <table:table-cell/>
          <table:table-cell office:value-type="string" calcext:value-type="string">
            <text:p>فلسطين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فِلَسْطِينَ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فِلَسْطِينَ).</text:p>
          </table:table-cell>
          <table:table-cell/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string" calcext:value-type="string">
            <text:p>فَوْقَانِيٌّ</text:p>
          </table:table-cell>
          <table:table-cell/>
          <table:table-cell office:value-type="string" calcext:value-type="string">
            <text:p>فوق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فَوْقَ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وْقَانِيٌّ-فَوْقَانِيٌّ، ةٌ [ف و ق] (مَنْسُوبٌ إِلَى فَوْقَ). "الْبَيْتُ ا</text:p>
          </table:table-cell>
          <table:table-cell/>
        </table:table-row>
        <table:table-row table:style-name="ro1" table:visibility="filter">
          <table:table-cell office:value-type="float" office:value="566" calcext:value-type="float">
            <text:p>566</text:p>
          </table:table-cell>
          <table:table-cell office:value-type="string" calcext:value-type="string">
            <text:p>قُرَشِيٌّ</text:p>
          </table:table-cell>
          <table:table-cell/>
          <table:table-cell office:value-type="string" calcext:value-type="string">
            <text:p>قرش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قُرَيْشٍ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قَبِيلَةِ قُرَيْشٍ).</text:p>
          </table:table-cell>
          <table:table-cell/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string" calcext:value-type="string">
            <text:p>قَطَرِيٌّ</text:p>
          </table:table-cell>
          <table:table-cell/>
          <table:table-cell office:value-type="string" calcext:value-type="string">
            <text:p>قطر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قَطَر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قَطَر).</text:p>
          </table:table-cell>
          <table:table-cell/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 office:value-type="string" calcext:value-type="string">
            <text:p>كَاثُولِيكِيٌّ</text:p>
          </table:table-cell>
          <table:table-cell/>
          <table:table-cell office:value-type="string" calcext:value-type="string">
            <text:p>كاثوليك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كَاثُولِيك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كَاثُولِيكِيٌّ-كَاثُولِيكِيٌّ (مَنْسُوبٌ إِلَى كَاثُولِيك). : أَيْ عَلَى مَذْهَبِ الكَاثُولِيكِيَّةِ.</text:p>
          </table:table-cell>
          <table:table-cell/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string" calcext:value-type="string">
            <text:p>لاَتِينِيٌّ</text:p>
          </table:table-cell>
          <table:table-cell/>
          <table:table-cell office:value-type="string" calcext:value-type="string">
            <text:p>لاتين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لاَتِينْيُوم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لاَتِينْيُوم، والكَلِمَةُ اسْمُ بِلاَدٍ فِي إِيطَالْيَا). 1."اللُّغَةُ اللاَّتِينِيَّةُ" : لُغَةٌ أُورُوبِّيَّةٌ قَدِيمَةٌ، مِنْهَا اسْتَمَدَّتِ اللُّغَةُ الأُورُوبِيَّةُ حَيَاتَهَا. 2."الحُرُوفُ اللاَّتِينِيَّةُ" : هِيَ الْحُرُوفُ الَّتِي تَسْتَعْمِلُهَا اللُّغَاتُ الأُورُوبِّيَّةُ.</text:p>
          </table:table-cell>
          <table:table-cell/>
        </table:table-row>
        <table:table-row table:style-name="ro1" table:visibility="filter">
          <table:table-cell office:value-type="float" office:value="570" calcext:value-type="float">
            <text:p>570</text:p>
          </table:table-cell>
          <table:table-cell office:value-type="string" calcext:value-type="string">
            <text:p>لُبْنَانِيٌّ</text:p>
          </table:table-cell>
          <table:table-cell/>
          <table:table-cell office:value-type="string" calcext:value-type="string">
            <text:p>لبنان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لُبْنَانُ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لُبْنَان).</text:p>
          </table:table-cell>
          <table:table-cell/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string" calcext:value-type="string">
            <text:p>لَوْزِيٌ</text:p>
          </table:table-cell>
          <table:table-cell/>
          <table:table-cell office:value-type="string" calcext:value-type="string">
            <text:p>لوز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لَوْز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َوْزِيٌ-لَوْزِيٌ، ةٌ [ل و ز] (مَنْسُوبٌ إِلَى لَوْزٍ). : مَا كَانَ عَلَى هَيْئَةِ اللَّوْزِ.</text:p>
          </table:table-cell>
          <table:table-cell/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 office:value-type="string" calcext:value-type="string">
            <text:p>لِيبِيٌّ</text:p>
          </table:table-cell>
          <table:table-cell/>
          <table:table-cell office:value-type="string" calcext:value-type="string">
            <text:p>ليب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لِيبْيَ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لِيبْيَا).</text:p>
          </table:table-cell>
          <table:table-cell/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string" calcext:value-type="string">
            <text:p>مِصْرِيٌّ</text:p>
          </table:table-cell>
          <table:table-cell/>
          <table:table-cell office:value-type="string" calcext:value-type="string">
            <text:p>مصر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مِصْرُ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مِصْرَ) : "أَحْمَدُ شَوْقي شاعِرٌ مِصْرِيٌّ".</text:p>
          </table:table-cell>
          <table:table-cell/>
        </table:table-row>
        <table:table-row table:style-name="ro1" table:visibility="filter">
          <table:table-cell office:value-type="float" office:value="574" calcext:value-type="float">
            <text:p>574</text:p>
          </table:table-cell>
          <table:table-cell office:value-type="string" calcext:value-type="string">
            <text:p>مَصْلِيٌّ</text:p>
          </table:table-cell>
          <table:table-cell/>
          <table:table-cell office:value-type="string" calcext:value-type="string">
            <text:p>مصل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مَصْل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صْلِيٌّ-مَصْلِيٌّ، ةٌ [م ص ل] (مَنْسُوبٌ إِلَى مَصْل). : سَائِلٌ دَمَوِيٌّ.</text:p>
          </table:table-cell>
          <table:table-cell/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string" calcext:value-type="string">
            <text:p>نَشَادِرِيٌّ</text:p>
          </table:table-cell>
          <table:table-cell/>
          <table:table-cell office:value-type="string" calcext:value-type="string">
            <text:p>نشادر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نَشَادِر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شَادِرِيٌّ-نَشَادِرِيٌّ، ةٌ (مَنْسُوبٌ إِلَى نَشَادِر).</text:p>
          </table:table-cell>
          <table:table-cell/>
        </table:table-row>
        <table:table-row table:style-name="ro1" table:visibility="filter">
          <table:table-cell office:value-type="float" office:value="576" calcext:value-type="float">
            <text:p>576</text:p>
          </table:table-cell>
          <table:table-cell office:value-type="string" calcext:value-type="string">
            <text:p>فُسْتُقِيٌّ</text:p>
          </table:table-cell>
          <table:table-cell/>
          <table:table-cell office:value-type="string" calcext:value-type="string">
            <text:p>فستق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فُسْتُق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ُسْتُقِيٌّ-فُسْتُقِيٌّ [ف س ت ق] (مَنْشُوبٌ إِلَى الْفُسْتُقِ). "اِرْتَدَتْ فُسْتَاناً فُسْ</text:p>
          </table:table-cell>
          <table:table-cell/>
        </table:table-row>
        <table:table-row table:style-name="ro1" table:visibility="filter">
          <table:table-cell office:value-type="float" office:value="577" calcext:value-type="float">
            <text:p>577</text:p>
          </table:table-cell>
          <table:table-cell office:value-type="string" calcext:value-type="string">
            <text:p>اِنْتِهازِيٌّ</text:p>
          </table:table-cell>
          <table:table-cell/>
          <table:table-cell office:value-type="string" calcext:value-type="string">
            <text:p>نهز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نْتِهاز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ج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، (الْمُتَّصِفُ بِالانْتِهازِيَّةِ). "رَجُلٌ اِنْتِهازِيٌّ" : مَنْ يَسْتَغِلُّ الفُرَصَ لِصالِحِهِ دونَ اعْتِبارِ الغَيْرِ والْمَصْلَحَةِ العامَّةِ.</text:p>
          </table:table-cell>
          <table:table-cell/>
        </table:table-row>
        <table:table-row table:style-name="ro1" table:visibility="filter">
          <table:table-cell office:value-type="float" office:value="578" calcext:value-type="float">
            <text:p>578</text:p>
          </table:table-cell>
          <table:table-cell office:value-type="string" calcext:value-type="string">
            <text:p>جِنَائِيٌّ</text:p>
          </table:table-cell>
          <table:table-cell/>
          <table:table-cell office:value-type="string" calcext:value-type="string">
            <text:p>ج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ِنَاي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ج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ِنَائِيٌّ-جِنَائِيٌّ، ةٌ [ج ن ي] (الْمُخَتَصُّ بِالجِنَايَةِ). 1."حَكَمَتْ عَلَيْهِ الْمَحْكَمَةُ الجِنَائِيَّةُ" : الْمَحْكَمَةُ الْمُخْتَصَّةُ بِالجِنَايَاتِ. 2."القَانُونُ الجِنَائِيُّ" : قَانُونُ العُقُوبَاتِ وَالجُنَحِ.</text:p>
          </table:table-cell>
          <table:table-cell/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string" calcext:value-type="string">
            <text:p>صِحِّيٌّ</text:p>
          </table:table-cell>
          <table:table-cell/>
          <table:table-cell office:value-type="string" calcext:value-type="string">
            <text:p>صحح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ِح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ج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صِحِّيٌّ-صِحِّيٌّ، ةٌ [ص ح ح] (الْمُخْتَصُّ بِالصِّحَّةِ). 1."كَانَ فِي وَضْعٍ صِحِّيٍّ جَيِّدٍ" : سَلِيمٍ، مُعَافـىً. 2."طَعَامٌ صِحِّيٌّ" : طَعَامٌ تَتَوَافَرُ فِيهِ الشُّرُوطُ الصِّحِّيَّةُ.</text:p>
          </table:table-cell>
          <table:table-cell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string" calcext:value-type="string">
            <text:p>صِنَاعِيٌّ</text:p>
          </table:table-cell>
          <table:table-cell/>
          <table:table-cell office:value-type="string" calcext:value-type="string">
            <text:p>صن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ِنَاع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ج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صِنَاعِيٌّ-صِنَاعِيٌّ، ةٌ [ص ن ع] (الْمُخْتَصُّ بِالصِّنَاعَةِ). 1."الْعَصْرُ الصِّنَاعِيُّ" : الْعَصْرُ الْمُعْتَمِدُ عَلَى الصِّنَاعَةِ. "الإِنْتَاجُ الصِّنَاعِيُّ". 2."الدُّوَلُ الصِّنَاعِيَّةُ" : الدُّوَلُ الَّتِي غَدَتْ قَاعِدَتُهَا الاِقْتِصَادِيَّةُ مُعْتَمِدَةً عَلَى الصِّنَاعَات</text:p>
          </table:table-cell>
          <table:table-cell/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string" calcext:value-type="string">
            <text:p>نَوَوِيٌّ</text:p>
          </table:table-cell>
          <table:table-cell/>
          <table:table-cell office:value-type="string" calcext:value-type="string">
            <text:p>نو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نَوَاةِ الذَّرَّةِ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نَوَوِيٌّ-نَوَوِيٌّ، ةٌ [ن و ي] (الْمُخْتَصُّ بِنَوَاةِ الذَّرَّةِ). "سِلاَحٌ نَوَوِيٌّ" : سِلاَحٌ صُنِعَ مِنَ الطَّاقَةِ الذَّرِّيَّةِ يَفْتِكُ بِالإِنْسَانِ وَالنَّبَاتِ وَيُدَمِّرُ الْحَيَاةَ. "أَسْلِحَةٌ نَوَوِيَّةٌ" "صَوَارِيخُ نَوَوِيَّةٌ".</text:p>
          </table:table-cell>
          <table:table-cell/>
        </table:table-row>
        <table:table-row table:style-name="ro2" table:visibility="filter">
          <table:table-cell office:value-type="float" office:value="582" calcext:value-type="float">
            <text:p>582</text:p>
          </table:table-cell>
          <table:table-cell office:value-type="string" calcext:value-type="string">
            <text:p>مَغَارِبِيٌّ</text:p>
          </table:table-cell>
          <table:table-cell/>
          <table:table-cell office:value-type="string" calcext:value-type="string">
            <text:p>غرب</text:p>
          </table:table-cell>
          <table:table-cell/>
          <table:table-cell office:value-type="string" calcext:value-type="string">
            <text:p>منسوب</text:p>
          </table:table-cell>
          <table:table-cell table:style-name="ce3" office:value-type="string" calcext:value-type="string">
            <text:p>مَغْرِبٌ عَرَبِيٌّ</text:p>
          </table:table-cell>
          <table:table-cell table:style-name="ce3"/>
          <table:table-cell office:value-type="string" calcext:value-type="string">
            <text:p>مذكر</text:p>
          </table:table-cell>
          <table:table-cell table:style-name="ce3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الْمُنْتَسِبُ إِلَى بُلْدَانِ الْمَغْرِبِ العَرَبِيِّ). "الدُّوَلُ الْمَغَارِبِيَّةٌ" : دُوَلُ الْمَغْرِبِ العَرَبِيِّ : لِيبْيَا وتُونُس والْجَزَائِر والْمَغْرِب ومُورِيطَانْيَا. ن. مَغْرِب.</text:p>
          </table:table-cell>
          <table:table-cell/>
        </table:table-row>
        <table:table-row table:style-name="ro1" table:visibility="filter">
          <table:table-cell office:value-type="float" office:value="583" calcext:value-type="float">
            <text:p>583</text:p>
          </table:table-cell>
          <table:table-cell office:value-type="string" calcext:value-type="string">
            <text:p>دُرْزِيٌّ</text:p>
          </table:table-cell>
          <table:table-cell/>
          <table:table-cell office:value-type="string" calcext:value-type="string">
            <text:p>درز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ُرُوز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الْمُنْتَسِبُ إلَى طَائِفَةِ الدُّرُوزِ).</text:p>
          </table:table-cell>
          <table:table-cell/>
        </table:table-row>
        <table:table-row table:style-name="ro1" table:visibility="filter">
          <table:table-cell office:value-type="float" office:value="584" calcext:value-type="float">
            <text:p>584</text:p>
          </table:table-cell>
          <table:table-cell office:value-type="string" calcext:value-type="string">
            <text:p>إلِكْتُرونِيٌّ</text:p>
          </table:table-cell>
          <table:table-cell/>
          <table:table-cell office:value-type="string" calcext:value-type="string">
            <text:p>إلكترو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لِكْتُرُو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إلِكْتُرونِيٌّ-إلِكْتُرونِيٌّ، ةٌ (الْمَنْسُوبُ إِلَى الإلِكْتُرُونِ). 1."بَدَأَ يَنْتَشِرُ العَقْلُ الإلِكْتُرُونِيُّ فِي كُلِّ الْمَكَاتِبِ" : آلَةُ الحَاسُوبِ تَعْتمِدُ عَلَى مَادَّةِ الإلِكْترُونِ لإِجْرَاءِ أدَقِّ الَعَمَلِيّاتِ الحِسَابِيَّةِ وَبِأَسْرَعِ وَقْتٍ مُمْكِنٍ. وَيُسَمَّى أيْضاً كمبيوتر. 2."عِلْمُ الإلِكْترونِيَّاتِ": عِلْمٌ يَهْتَمُّ بِتَرْكِيبِ الإِلِكْترونِيَّاتِ وَاسْتِخْدَامِهَا وَتنَاوُلِهَا، وَهُوَ فَرْعٌ مِنَ فُروعِ الفِيزِيَاءِ.</text:p>
          </table:table-cell>
          <table:table-cell/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string" calcext:value-type="string">
            <text:p>جَنَائِزِيٌّ</text:p>
          </table:table-cell>
          <table:table-cell/>
          <table:table-cell office:value-type="string" calcext:value-type="string">
            <text:p>جنائز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ِنَاز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َنَائِزِيٌّ-جَنَائِزِيٌّ، ةٌ (الْمَنْسُوبُ إِلَى الْجِنَازَةِ). "لَحْنٌ جَنَائِزِيٌّ" : لَحْنُ الْمَآتِمِ.</text:p>
          </table:table-cell>
          <table:table-cell/>
        </table:table-row>
        <table:table-row table:style-name="ro1" table:visibility="filter">
          <table:table-cell office:value-type="float" office:value="586" calcext:value-type="float">
            <text:p>586</text:p>
          </table:table-cell>
          <table:table-cell office:value-type="string" calcext:value-type="string">
            <text:p>رُوحِيٌّ</text:p>
          </table:table-cell>
          <table:table-cell/>
          <table:table-cell office:value-type="string" calcext:value-type="string">
            <text:p>روح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ُوح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رُوحِيٌّ-رُوحِيٌّ، ةٌ [ر و ح] (الْمَنْسوبُ إلى الرُّوحِ والْمُخْتَصُّ بِها). 1."حَياةٌ روحِيَّةٌ" : حَيَاةٌ مُرْتَبِطَةٌ بِما هُوَ ذِهْنِيٌّ، بَعيدَةٌ عنْ كُلِّ مَا هُوَ مادِّيٌّ وحِسِّيٌّ. 2."السُّلْطَةُ الرُّوحِيَّةُ" : السُّلْطَةُ الدِّينِيَّةُ. 3."الْمَشْروباتُ الرُّوحِيَّةُ" : الْمَشْروباتُ الكُحولِيَّةُ.</text:p>
          </table:table-cell>
          <table:table-cell/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string" calcext:value-type="string">
            <text:p>لَهَوِيٌّ</text:p>
          </table:table-cell>
          <table:table-cell/>
          <table:table-cell office:value-type="string" calcext:value-type="string">
            <text:p>له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لَهَا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َهَوِيٌّ-لَهَوِيٌّ، ةٌ [ل هـ و] (النِّسْبَةُ إِلَى اللَّهَاةِ). "حَرْفٌ لَهَوِيٌّ" : مَخْرَجُهُ اللَّهَاةُ. "الْحُرُوفُ اللَّهَوِيَّةُ هِيَ الْقَافُ وَالْخَاء وَالغَيْنُ".</text:p>
          </table:table-cell>
          <table:table-cell/>
        </table:table-row>
        <table:table-row table:style-name="ro1" table:number-rows-repeated="214">
          <table:table-cell table:number-columns-repeated="30"/>
        </table:table-row>
        <table:table-row table:style-name="ro1" table:visibility="filter">
          <table:table-cell office:value-type="float" office:value="802" calcext:value-type="float">
            <text:p>802</text:p>
          </table:table-cell>
          <table:table-cell office:value-type="string" calcext:value-type="string">
            <text:p>مَسْؤُولِيَّةٌ</text:p>
          </table:table-cell>
          <table:table-cell/>
          <table:table-cell office:value-type="string" calcext:value-type="string">
            <text:p>سأل</text:p>
          </table:table-cell>
          <table:table-cell/>
          <table:table-cell office:value-type="string" calcext:value-type="string">
            <text:p>مصدر صناعي</text:p>
          </table:table-cell>
          <table:table-cell office:value-type="string" calcext:value-type="string">
            <text:p>مَسْؤُولٌ</text:p>
          </table:table-cell>
          <table:table-cell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مص. صِنَاعِيٌّ مِنْ مَسْؤُولٌ). 1."يَتَحَمَّلُ مَسْؤُولِيَّةَ مَا حَدَثَ" : يَتَحَمَّلُ تَبِعَةَ مَا حَدَثَ. 2."هَذَا الأَمْرُ عَلَى مَسْؤُولِيَّتِهِ" : عَلَى عَاتِقِهِ، عَلَى عُهْدَتِهِ. 3."مَسْؤُولِيَّةٌ وَطَنِيَّةٌ" : مُهِمَّةٌ وَطَنِيَّةٌ ذَاتُ طَابِعٍ لَهُ أَهْلِيَّةٌ وَمَكَانَةٌ. "مَسْؤُولِيَّةٌ أَخْلاَقِيَّةٌ".</text:p>
          </table:table-cell>
          <table:table-cell/>
        </table:table-row>
        <table:table-row table:style-name="ro1" table:number-rows-repeated="5">
          <table:table-cell table:number-columns-repeated="30"/>
        </table:table-row>
        <table:table-row table:style-name="ro1" table:visibility="filter">
          <table:table-cell office:value-type="float" office:value="808" calcext:value-type="float">
            <text:p>808</text:p>
          </table:table-cell>
          <table:table-cell office:value-type="string" calcext:value-type="string">
            <text:p>أَخَوِي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أخ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09" calcext:value-type="float">
            <text:p>809</text:p>
          </table:table-cell>
          <table:table-cell office:value-type="string" calcext:value-type="string">
            <text:p>أَبَوِي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اب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10" calcext:value-type="float">
            <text:p>810</text:p>
          </table:table-cell>
          <table:table-cell table:style-name="ce1" office:value-type="string" calcext:value-type="string">
            <text:p>سَنَوِيٌّ</text:p>
          </table:table-cell>
          <table:table-cell table:style-name="ce1"/>
          <table:table-cell table:number-columns-repeated="2"/>
          <table:table-cell office:value-type="string" calcext:value-type="string">
            <text:p>منسوب</text:p>
          </table:table-cell>
          <table:table-cell office:value-type="string" calcext:value-type="string">
            <text:p>سنة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811" calcext:value-type="float">
            <text:p>811</text:p>
          </table:table-cell>
          <table:table-cell office:value-type="string" calcext:value-type="string">
            <text:p>بَنَوِي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ابن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812" calcext:value-type="float">
            <text:p>812</text:p>
          </table:table-cell>
          <table:table-cell office:value-type="string" calcext:value-type="string">
            <text:p>يَدَو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يَد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13" calcext:value-type="float">
            <text:p>813</text:p>
          </table:table-cell>
          <table:table-cell office:value-type="string" calcext:value-type="string">
            <text:p>دَمَو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دَمّ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14" calcext:value-type="float">
            <text:p>814</text:p>
          </table:table-cell>
          <table:table-cell office:value-type="string" calcext:value-type="string">
            <text:p>لُغَو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لُغَة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15" calcext:value-type="float">
            <text:p>815</text:p>
          </table:table-cell>
          <table:table-cell office:value-type="string" calcext:value-type="string">
            <text:p>عَمَو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عَمّ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16" calcext:value-type="float">
            <text:p>816</text:p>
          </table:table-cell>
          <table:table-cell office:value-type="string" calcext:value-type="string">
            <text:p>شَجْو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شَجَ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817" calcext:value-type="float">
            <text:p>817</text:p>
          </table:table-cell>
          <table:table-cell office:value-type="string" calcext:value-type="string">
            <text:p>مِئَو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مِئِة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818" calcext:value-type="float">
            <text:p>818</text:p>
          </table:table-cell>
          <table:table-cell office:value-type="string" calcext:value-type="string">
            <text:p>أُمَو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أُمَيَّةُ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19" calcext:value-type="float">
            <text:p>819</text:p>
          </table:table-cell>
          <table:table-cell office:value-type="string" calcext:value-type="string">
            <text:p>عَدُوّ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عَدْوَة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820" calcext:value-type="float">
            <text:p>820</text:p>
          </table:table-cell>
          <table:table-cell office:value-type="string" calcext:value-type="string">
            <text:p>شَفَو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شَفَة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21" calcext:value-type="float">
            <text:p>821</text:p>
          </table:table-cell>
          <table:table-cell office:value-type="string" calcext:value-type="string">
            <text:p>شَفَه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شَفَة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22" calcext:value-type="float">
            <text:p>822</text:p>
          </table:table-cell>
          <table:table-cell office:value-type="string" calcext:value-type="string">
            <text:p>عُضْو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عُضْو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823" calcext:value-type="float">
            <text:p>823</text:p>
          </table:table-cell>
          <table:table-cell office:value-type="string" calcext:value-type="string">
            <text:p>تَرْبَوِي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تربية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24" calcext:value-type="float">
            <text:p>824</text:p>
          </table:table-cell>
          <table:table-cell office:value-type="string" calcext:value-type="string">
            <text:p>كِيمْيَاو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كيمياء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25" calcext:value-type="float">
            <text:p>825</text:p>
          </table:table-cell>
          <table:table-cell office:value-type="string" calcext:value-type="string">
            <text:p>أََمِيرِيُّ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أمير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826" calcext:value-type="float">
            <text:p>826</text:p>
          </table:table-cell>
          <table:table-cell office:value-type="string" calcext:value-type="string">
            <text:p>قُرَش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قريش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27" calcext:value-type="float">
            <text:p>827</text:p>
          </table:table-cell>
          <table:table-cell office:value-type="string" calcext:value-type="string">
            <text:p>أُنَاف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أنف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828" calcext:value-type="float">
            <text:p>828</text:p>
          </table:table-cell>
          <table:table-cell office:value-type="string" calcext:value-type="string">
            <text:p>دِيرَان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دير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829" calcext:value-type="float">
            <text:p>829</text:p>
          </table:table-cell>
          <table:table-cell office:value-type="string" calcext:value-type="string">
            <text:p>رُوحَان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روح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30" calcext:value-type="float">
            <text:p>830</text:p>
          </table:table-cell>
          <table:table-cell office:value-type="string" calcext:value-type="string">
            <text:p>رَبَّان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رب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31" calcext:value-type="float">
            <text:p>831</text:p>
          </table:table-cell>
          <table:table-cell office:value-type="string" calcext:value-type="string">
            <text:p>بَحْرَان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حرين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32" calcext:value-type="float">
            <text:p>832</text:p>
          </table:table-cell>
          <table:table-cell office:value-type="string" calcext:value-type="string">
            <text:p>مَرْوَز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مرو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833" calcext:value-type="float">
            <text:p>833</text:p>
          </table:table-cell>
          <table:table-cell office:value-type="string" calcext:value-type="string">
            <text:p>قَرَوِيّ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قرية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34" calcext:value-type="float">
            <text:p>834</text:p>
          </table:table-cell>
          <table:table-cell office:value-type="string" calcext:value-type="string">
            <text:p>رَقَبَان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رقبة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35" calcext:value-type="float">
            <text:p>835</text:p>
          </table:table-cell>
          <table:table-cell office:value-type="string" calcext:value-type="string">
            <text:p>شَعْرَان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شعر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36" calcext:value-type="float">
            <text:p>836</text:p>
          </table:table-cell>
          <table:table-cell office:value-type="string" calcext:value-type="string">
            <text:p>لِحَيَان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لحية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37" calcext:value-type="float">
            <text:p>837</text:p>
          </table:table-cell>
          <table:table-cell office:value-type="string" calcext:value-type="string">
            <text:p>صَدْرَان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صدر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38" calcext:value-type="float">
            <text:p>838</text:p>
          </table:table-cell>
          <table:table-cell office:value-type="string" calcext:value-type="string">
            <text:p>كَنَس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كنيسة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839" calcext:value-type="float">
            <text:p>839</text:p>
          </table:table-cell>
          <table:table-cell office:value-type="string" calcext:value-type="string">
            <text:p>أَمْرِيكي</text:p>
          </table:table-cell>
          <table:table-cell/>
          <table:table-cell office:value-type="string" calcext:value-type="string">
            <text:p>أمريكا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أَمْرِيك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أَمْرِيكا-أَمْرِيكا (جغ).: مِنَ القارَّاتِ الخَمْسِ، وَهيَ ما يُعْرَفُ بِأَمْريكا الشَّمالِيَّةِ وَأَمريكا الجَنوبِيَّةِ، تُقَدَّرُ مِساحَتُها بـ 42 مليون كلم‌²، وعَدَدُ سُكَّانِها بـ 675 مليون نَسَمة.</text:p>
          </table:table-cell>
          <table:table-cell/>
        </table:table-row>
        <table:table-row table:style-name="ro1" table:visibility="filter">
          <table:table-cell office:value-type="float" office:value="840" calcext:value-type="float">
            <text:p>840</text:p>
          </table:table-cell>
          <table:table-cell office:value-type="string" calcext:value-type="string">
            <text:p>أُورُوبي</text:p>
          </table:table-cell>
          <table:table-cell/>
          <table:table-cell office:value-type="string" calcext:value-type="string">
            <text:p>أوروبا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أُورُوبَّ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أُورُوبَّا-أُورُوبَّا (جغ).: مِنَ القَارَّاتِ الخَمْسِ، تُقَدَّرُ مِسَاحَتُهَا بـ 10 مليون كلم² وَعَدَدُ سُكَّانِهَا بـ 495 مليون نسمة.</text:p>
          </table:table-cell>
          <table:table-cell/>
        </table:table-row>
        <table:table-row table:style-name="ro1" table:visibility="filter">
          <table:table-cell office:value-type="float" office:value="841" calcext:value-type="float">
            <text:p>841</text:p>
          </table:table-cell>
          <table:table-cell office:value-type="string" calcext:value-type="string">
            <text:p>جِيبُوتِي</text:p>
          </table:table-cell>
          <table:table-cell/>
          <table:table-cell office:value-type="string" calcext:value-type="string">
            <text:p>جيبوت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جيبوتي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: مِنَ البُلْدَانِ الأَعْضَاءِ فِي جَامِعَةِ الدُّوَلِ العَرَبِيّةِ، عَاصِمَتُهُا جِيبُوتِي.</text:p>
          </table:table-cell>
          <table:table-cell/>
        </table:table-row>
        <table:table-row table:style-name="ro1" table:visibility="filter">
          <table:table-cell office:value-type="float" office:value="842" calcext:value-type="float">
            <text:p>842</text:p>
          </table:table-cell>
          <table:table-cell office:value-type="string" calcext:value-type="string">
            <text:p>آسِيَوي</text:p>
          </table:table-cell>
          <table:table-cell/>
          <table:table-cell office:value-type="string" calcext:value-type="string">
            <text:p>آسيا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آسِيَ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آسِيَا-آسِيَا (جغ).: مِنَ القَارَّاتِ الخَمْسِ، يَحُدُّهَا الْمُحِيطُ الْمُتَجَمِّدُ الشَّمَاليُّ وَالْمُحِيطَانِ الهِنْدِيُّ وَالهَادِي، والبَحْرَان الأبْيَضُ الْمُتَوَسِّطُ وَالأَحْمَرُ وَأورُوبَّا، وَهِيَ مِنْ أكْبَرِ اَلْقَارَّاتِ مِسَاحَة (44 مِلْيُون كلم²) وَأَكْثَرِهَا سُكَّانًا ( 2,8 ملياران).</text:p>
          </table:table-cell>
          <table:table-cell/>
        </table:table-row>
        <table:table-row table:style-name="ro1" table:visibility="filter">
          <table:table-cell office:value-type="float" office:value="843" calcext:value-type="float">
            <text:p>843</text:p>
          </table:table-cell>
          <table:table-cell office:value-type="string" calcext:value-type="string">
            <text:p>أُسْترَالِي</text:p>
          </table:table-cell>
          <table:table-cell/>
          <table:table-cell office:value-type="string" calcext:value-type="string">
            <text:p>أستراليا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أُسْترَالِي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أُسْترَالِيا-أُسْترَالِيا (جغ).: مِنَ القَارَّاتِ الخمسِ، تُقدّر مساحَتُها بـ (7.700.000 كلم²) وعددُ سُكَّانِهَا بـ(15.800.000 نسمة).</text:p>
          </table:table-cell>
          <table:table-cell/>
        </table:table-row>
        <table:table-row table:style-name="ro1" table:visibility="filter">
          <table:table-cell office:value-type="float" office:value="844" calcext:value-type="float">
            <text:p>844</text:p>
          </table:table-cell>
          <table:table-cell office:value-type="string" calcext:value-type="string">
            <text:p>إفْرِيقِي</text:p>
          </table:table-cell>
          <table:table-cell/>
          <table:table-cell office:value-type="string" calcext:value-type="string">
            <text:p>إفريقيا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إفْرِيقْيَ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إفْرِيقْيَا-إفْرِيقْيَا (جغ).: مِنَ القَارَّاتِ الخَمْسِ، تُعْرَفُ بِالقارَّةِ السَّوْدَاءِ، تُقّدَّرُ مِسَاحَتُهَا بـ (30 مليون كلم² ) وعدد سُكَّانِها بـ ( 554 مليون نسمة).</text:p>
          </table:table-cell>
          <table:table-cell/>
        </table:table-row>
        <table:table-row table:style-name="ro1" table:visibility="filter">
          <table:table-cell office:value-type="float" office:value="845" calcext:value-type="float">
            <text:p>845</text:p>
          </table:table-cell>
          <table:table-cell office:value-type="string" calcext:value-type="string">
            <text:p>دِفْتِري</text:p>
          </table:table-cell>
          <table:table-cell/>
          <table:table-cell office:value-type="string" calcext:value-type="string">
            <text:p>دفتريا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دِفْتِرْيَ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"أُصِيبَ بِمَرَضِ الدِّفْتِرْيَا" : مَرَضٌ يُصِيبُ الحَلْقَ، وَهُوَ مَا يُعْرَفُ بِالخُنَّاقِ.</text:p>
          </table:table-cell>
          <table:table-cell/>
        </table:table-row>
        <table:table-row table:style-name="ro1" table:visibility="filter">
          <table:table-cell office:value-type="float" office:value="846" calcext:value-type="float">
            <text:p>846</text:p>
          </table:table-cell>
          <table:table-cell office:value-type="string" calcext:value-type="string">
            <text:p>لِيبي</text:p>
          </table:table-cell>
          <table:table-cell/>
          <table:table-cell office:value-type="string" calcext:value-type="string">
            <text:p>ليبيا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ليبيَ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: مِنَ الْبُلْدَانِ الْعَرَبِيَّةِ (الْجَمَاهِيرِيَّةُ الْعَرَبِيَّةُ اللِّيبِيَّةُ الشَّعْبِيَّةُ الاشْتِرَاكِيَّةُ الْعُظْمَى). مِنْ بُلْدَانِ الْمَغْرِبِ الْعَرَبِيِّ.</text:p>
          </table:table-cell>
          <table:table-cell/>
        </table:table-row>
        <table:table-row table:style-name="ro1" table:visibility="filter">
          <table:table-cell office:value-type="float" office:value="847" calcext:value-type="float">
            <text:p>847</text:p>
          </table:table-cell>
          <table:table-cell office:value-type="string" calcext:value-type="string">
            <text:p>مُورِيتَاني</text:p>
          </table:table-cell>
          <table:table-cell/>
          <table:table-cell office:value-type="string" calcext:value-type="string">
            <text:p>موريتانيا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موريتانيَ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: مِنَ البُلْدَانِ العَرَبِيَّةِ (الجُمْهُورِيَّةُ الإِسْلاَمِيَّةُ الْمُورِيتَانِيَّةُ) تَقَعُ غَرْبَ إِفْرِيقْيَا جَنُوبَ الْمَغْرِبِ، مِنْ دُوَلِ الْمَغْرِبِ العَرَبِيِّ.</text:p>
          </table:table-cell>
          <table:table-cell/>
        </table:table-row>
        <table:table-row table:style-name="ro1" table:visibility="filter">
          <table:table-cell office:value-type="float" office:value="848" calcext:value-type="float">
            <text:p>848</text:p>
          </table:table-cell>
          <table:table-cell office:value-type="string" calcext:value-type="string">
            <text:p>هِسْتِيري</text:p>
          </table:table-cell>
          <table:table-cell/>
          <table:table-cell office:value-type="string" calcext:value-type="string">
            <text:p>هستيريا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هِيسْتِيري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"وَجَدَهُ فِي حَالَةٍ مِنَ الهِيسْتِيريا" : مَرَضٌ عَصَبِيٌّ يُفْقِد</text:p>
          </table:table-cell>
          <table:table-cell/>
        </table:table-row>
        <table:table-row table:style-name="ro1" table:visibility="filter">
          <table:table-cell office:value-type="float" office:value="849" calcext:value-type="float">
            <text:p>849</text:p>
          </table:table-cell>
          <table:table-cell office:value-type="string" calcext:value-type="string">
            <text:p>داخِلي</text:p>
          </table:table-cell>
          <table:table-cell/>
          <table:table-cell office:value-type="string" calcext:value-type="string">
            <text:p>دخل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داخل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خارِجي</text:p>
          </table:table-cell>
          <table:table-cell/>
          <table:table-cell office:value-type="string" calcext:value-type="string">
            <text:p>خرج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خارج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51" calcext:value-type="float">
            <text:p>851</text:p>
          </table:table-cell>
          <table:table-cell office:value-type="string" calcext:value-type="string">
            <text:p>غِنَائي</text:p>
          </table:table-cell>
          <table:table-cell/>
          <table:table-cell office:value-type="string" calcext:value-type="string">
            <text:p>غن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غِنَاء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غِنَاءٌ-غِنَاءٌ [غ ن ي]. "يَتَطَرَّبُ غِنَاءً" : التَّطْرِيبُ وَالتَّرَنُّمُ بِالكَلاَمِ مَصْحُوباً بِالْمُوسِيقَى أَوْ غَيْرَ مَصْحُوبٍ بِهَا.</text:p>
          </table:table-cell>
          <table:table-cell/>
        </table:table-row>
        <table:table-row table:style-name="ro1" table:visibility="filter">
          <table:table-cell office:value-type="float" office:value="852" calcext:value-type="float">
            <text:p>852</text:p>
          </table:table-cell>
          <table:table-cell office:value-type="string" calcext:value-type="string">
            <text:p>غَوْغَائي</text:p>
          </table:table-cell>
          <table:table-cell/>
          <table:table-cell office:value-type="string" calcext:value-type="string">
            <text:p>غوغ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غَوْغَاءُ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4"/>
          <table:table-cell office:value-type="string" calcext:value-type="string">
            <text:p>Non</text:p>
          </table:table-cell>
          <table:table-cell office:value-type="string" calcext:value-type="string">
            <text:p>غَوْغَاءُ-غَوْغَاءُ [غ و غ]. 1."مَا هَذِهِ الْغَوْغَاءُ" : الضَّجَّة</text:p>
          </table:table-cell>
          <table:table-cell/>
        </table:table-row>
        <table:table-row table:style-name="ro1" table:visibility="filter">
          <table:table-cell office:value-type="float" office:value="853" calcext:value-type="float">
            <text:p>853</text:p>
          </table:table-cell>
          <table:table-cell office:value-type="string" calcext:value-type="string">
            <text:p>فِيزِيَائي</text:p>
          </table:table-cell>
          <table:table-cell/>
          <table:table-cell office:value-type="string" calcext:value-type="string">
            <text:p>فيزياء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فيزياء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4"/>
          <table:table-cell office:value-type="string" calcext:value-type="string">
            <text:p>Non</text:p>
          </table:table-cell>
          <table:table-cell office:value-type="string" calcext:value-type="string">
            <text:p>: عِلْمٌ يَبْحَثُ وَيَدْرُسُ الْخَوَاصَّ الْعَامَّةَ لِلْمَادَّةِ وَالْفَضَاءِ وَالزَّمَانِ، وَيُحَدِّدُ الْقَوَانِينَ الَّتِي تُظْهِرُ الظَّوَاهِرَ الطَّبِيعِيَّةَ، عِلْمُ الطَّبِيعِيَّاتِ.</text:p>
          </table:table-cell>
          <table:table-cell/>
        </table:table-row>
        <table:table-row table:style-name="ro1" table:visibility="filter">
          <table:table-cell office:value-type="float" office:value="854" calcext:value-type="float">
            <text:p>854</text:p>
          </table:table-cell>
          <table:table-cell office:value-type="string" calcext:value-type="string">
            <text:p>كِيمْيَائي</text:p>
          </table:table-cell>
          <table:table-cell/>
          <table:table-cell office:value-type="string" calcext:value-type="string">
            <text:p>كيمياء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كيمياء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4"/>
          <table:table-cell office:value-type="string" calcext:value-type="string">
            <text:p>Non</text:p>
          </table:table-cell>
          <table:table-cell office:value-type="string" calcext:value-type="string">
            <text:p>: عِلْمٌ فِي طَبِيعَةِ الأَجْسَامِ وَعَنَاصِرِهَا وَمُرَكَّبَاتِهَا، وَمَا يَنْشَأُ عَنْهَا مِنْ تَحَوُّلاَتٍ وَتَفَاعُلاَتٍ، وَتُقْسَمُ الكِيمْيَاءُ إِلَى عِدَّةِ فُرُوعٍ: "الكِيمْيَاءُ الفِيزْيَائِيَّةُ"، "الكِيمْيَاءُ العُضْوِيَّةُ"، "الكِيمْيَاءُ اللاَّعُضْوِيَّةُ"، "الكِي</text:p>
          </table:table-cell>
          <table:table-cell/>
        </table:table-row>
        <table:table-row table:style-name="ro1" table:visibility="filter">
          <table:table-cell office:value-type="float" office:value="855" calcext:value-type="float">
            <text:p>855</text:p>
          </table:table-cell>
          <table:table-cell office:value-type="string" calcext:value-type="string">
            <text:p>إِجْرَائي</text:p>
          </table:table-cell>
          <table:table-cell/>
          <table:table-cell office:value-type="string" calcext:value-type="string">
            <text:p>جر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إجراء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ص. أَجْرَى). 1."اِتَّخَذَ الضَّابِطُ إِجْرَاءً" : قَرَارًا، تَدْبِيراً. "اِتَّخَذَ إِجْرَاءات</text:p>
          </table:table-cell>
          <table:table-cell/>
        </table:table-row>
        <table:table-row table:style-name="ro1" table:visibility="filter">
          <table:table-cell office:value-type="float" office:value="856" calcext:value-type="float">
            <text:p>856</text:p>
          </table:table-cell>
          <table:table-cell office:value-type="string" calcext:value-type="string">
            <text:p>إِحْصَائي</text:p>
          </table:table-cell>
          <table:table-cell/>
          <table:table-cell office:value-type="string" calcext:value-type="string">
            <text:p>حص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إحصاء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إِحْصَاءٌ-إِحْصَاءٌ [ح ص ي] (مص. أحْصَى). "قَامَتِ الحُكُومَةُ بِإحْصَاءِ عَدَدِ السُّكَّانِ" : أحْصَتْهُمْ وَعَدَّدَتْهُمْ فِي لَوَائِحَ. "اِنْشَغَلَتِ اللَّجْنَةُ بِإِحْصاءِ عَدَدِ الأَصْوَاتِ بَعْدَ انْتِهَاءِ عَمَلِيَّةِ الاقْتِرَاعِ ".</text:p>
          </table:table-cell>
          <table:table-cell/>
        </table:table-row>
        <table:table-row table:style-name="ro1" table:visibility="filter">
          <table:table-cell office:value-type="float" office:value="857" calcext:value-type="float">
            <text:p>857</text:p>
          </table:table-cell>
          <table:table-cell office:value-type="string" calcext:value-type="string">
            <text:p>بَهَائي</text:p>
          </table:table-cell>
          <table:table-cell/>
          <table:table-cell office:value-type="string" calcext:value-type="string">
            <text:p>بهو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بهاء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بَهَاءٌ-بَهَاءٌ [ب هـ و] (مص. بَهَى، بَهَا). 1. "فِي حُسْنِ بَهَائِهَا" : فِي حُسْنِ إشْرَاقِهَا وَجَمَالِهَا. "بَهَاءُ الْمَنْظَرِ" "رَشَاقَةُ الخِلاَلِ</text:p>
          </table:table-cell>
          <table:table-cell/>
        </table:table-row>
        <table:table-row table:style-name="ro1" table:visibility="filter">
          <table:table-cell office:value-type="float" office:value="858" calcext:value-type="float">
            <text:p>858</text:p>
          </table:table-cell>
          <table:table-cell office:value-type="string" calcext:value-type="string">
            <text:p>كَهْرَبَائي</text:p>
          </table:table-cell>
          <table:table-cell/>
          <table:table-cell office:value-type="string" calcext:value-type="string">
            <text:p>كهرب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كهرباء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4"/>
          <table:table-cell office:value-type="string" calcext:value-type="string">
            <text:p>Non</text:p>
          </table:table-cell>
          <table:table-cell office:value-type="string" calcext:value-type="string">
            <text:p>كَهْرَبَاءُ-كَهْرَبَاءُ [ك هـ ر ب]. 1.: مَادَّةٌ صَفْرَاءُ اللَّوْنِ، شِبْهُ شَفَّافَةٍ، قَوِيَّةُ العَزْلِ لِلْكَهْرَبَاءِ. 2.: طَاقَةٌ طَبِيعِيَّةٌ تَتَوَلَّدُ نَتِيجَةَ ظَوَاهِرِ التَّجَاذُبِ وَا</text:p>
          </table:table-cell>
          <table:table-cell/>
        </table:table-row>
        <table:table-row table:style-name="ro1" table:visibility="filter">
          <table:table-cell office:value-type="float" office:value="859" calcext:value-type="float">
            <text:p>859</text:p>
          </table:table-cell>
          <table:table-cell office:value-type="string" calcext:value-type="string">
            <text:p>اِسْتِقْرائي</text:p>
          </table:table-cell>
          <table:table-cell/>
          <table:table-cell office:value-type="string" calcext:value-type="string">
            <text:p>قرأ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اِسْتَقْرَاء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ج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اِسْتِقْراءٌ-اِسْتِقْراءٌ [ق ر أ] (مص. اِسْتَقْرَأَ). "اِسْتِقْراءُ الوَقائِعِ" : تَتَبُّعُها عَنْ قُرْبٍ مُعايَنَةً وَمُشاهَدَةً لِلْوُصولِ إلى أحْكامٍ عامَّةٍ.</text:p>
          </table:table-cell>
          <table:table-cell office:value-type="string" calcext:value-type="string">
            <text:p>+</text:p>
          </table:table-cell>
        </table:table-row>
      </table:table>
      <table:named-expressions/>
      <table:database-ranges>
        <table:database-range table:name="__Anonymous_Sheet_DB__0" table:target-range-address="mansoub5_final.D1:mansoub5_final.AC864" table:display-filter-buttons="true">
          <table:filter>
            <table:filter-and>
              <table:filter-condition table:field-number="3" table:value="" table:operator="="/>
            </table:filter-and>
          </table:filter>
          <table:sort>
            <table:sort-by table:field-number="2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 style:data-style-name="N2" text:time-value="08:47:03.450544847">00:00:00</text:time></text:p>
        </style:region-right>
      </style:header>
      <style:header-left style:display="false"/>
      <style:footer>
        <text:p>الصفحة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dc:date>2019-02-02T12:29:34.795813374</dc:date>
    <dc:creator>zerrouki</dc:creator>
    <meta:editing-duration>PT5H16M51S</meta:editing-duration>
    <meta:editing-cycles>27</meta:editing-cycles>
    <meta:document-statistic meta:table-count="1" meta:cell-count="6770" meta:object-count="0"/>
  </office:meta>
</office:document-meta>
</file>